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Lohit Devanagari1" svg:font-family="'Lohit Devanagari'"/>
    <style:font-face style:name="Times New Roman" svg:font-family="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Lucida Sans Unicode" svg:font-family="'Lucida Sans Unicode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1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ffffff"/>
      <style:paragraph-properties style:line-height-at-least="0.635cm" fo:background-color="#ffffff"/>
    </style:style>
    <style:style style:name="P2" style:family="paragraph" style:parent-style-name="HTML_20_Preformatted">
      <loext:graphic-properties draw:fill="solid" draw:fill-color="#f1f1f1"/>
      <style:paragraph-properties style:line-height-at-least="0.635cm" fo:background-color="#f1f1f1"/>
    </style:style>
    <style:style style:name="P3" style:family="paragraph" style:parent-style-name="HTML_20_Preformatted">
      <loext:graphic-properties draw:fill="solid" draw:fill-color="#0c1021"/>
      <style:paragraph-properties style:line-height-at-least="0.635cm" fo:background-color="#0c1021"/>
    </style:style>
    <style:style style:name="P4" style:family="paragraph" style:parent-style-name="HTML_20_Preformatted">
      <loext:graphic-properties draw:fill="solid" draw:fill-color="#ffffff"/>
      <style:paragraph-properties style:line-height-at-least="0.635cm" fo:background-color="#ffffff"/>
      <style:text-properties fo:color="#000000" style:font-name="Consolas" fo:font-size="11pt" style:font-size-asian="11pt" style:font-size-complex="11pt"/>
    </style:style>
    <style:style style:name="P5" style:family="paragraph" style:parent-style-name="HTML_20_Preformatted">
      <loext:graphic-properties draw:fill="solid" draw:fill-color="#f1f1f1"/>
      <style:paragraph-properties style:line-height-at-least="0.635cm" fo:background-color="#f1f1f1"/>
      <style:text-properties fo:color="#000000" style:font-name="Consolas" fo:font-size="11pt" style:font-size-asian="11pt" style:font-size-complex="11pt"/>
    </style:style>
    <style:style style:name="P6" style:family="paragraph" style:parent-style-name="HTML_20_Preformatted">
      <loext:graphic-properties draw:fill="solid" draw:fill-color="#ffffff"/>
      <style:paragraph-properties style:line-height-at-least="0.635cm" fo:background-color="#ffffff"/>
      <style:text-properties fo:color="#000000" style:font-name="Consolas"/>
    </style:style>
    <style:style style:name="P7" style:family="paragraph" style:parent-style-name="HTML_20_Preformatted">
      <loext:graphic-properties draw:fill="solid" draw:fill-color="#ffffff"/>
      <style:paragraph-properties fo:background-color="#ffffff"/>
      <style:text-properties fo:color="#000000"/>
    </style:style>
    <style:style style:name="P8" style:family="paragraph" style:parent-style-name="HTML_20_Preformatted">
      <style:text-properties fo:color="#000000" style:font-name="Georgia" fo:font-size="11pt" style:font-size-asian="11pt" style:font-size-complex="11pt"/>
    </style:style>
    <style:style style:name="P9" style:family="paragraph" style:parent-style-name="HTML_20_Preformatted">
      <loext:graphic-properties draw:fill="solid" draw:fill-color="#0c1021"/>
      <style:paragraph-properties style:line-height-at-least="0.635cm" fo:background-color="#0c1021"/>
      <style:text-properties fo:color="#f8f8f8" style:font-name="Consolas" fo:font-size="11pt" style:font-size-asian="11pt" style:font-size-complex="11pt"/>
    </style:style>
    <style:style style:name="P10" style:family="paragraph" style:parent-style-name="HTML_20_Preformatted">
      <loext:graphic-properties draw:fill="solid" draw:fill-color="#0c1021"/>
      <style:paragraph-properties style:line-height-at-least="0.635cm" fo:background-color="#0c1021"/>
      <style:text-properties fo:color="#f8f8f8" style:font-name="Georgia" fo:font-size="11pt" style:font-size-asian="11pt" style:font-size-complex="11pt"/>
    </style:style>
    <style:style style:name="P11" style:family="paragraph" style:parent-style-name="HTML_20_Preformatted">
      <loext:graphic-properties draw:fill="solid" draw:fill-color="#000000"/>
      <style:paragraph-properties fo:background-color="#000000"/>
      <style:text-properties fo:color="#f8f8f8" fo:font-size="12pt" style:font-size-asian="12pt" style:font-size-complex="12pt"/>
    </style:style>
    <style:style style:name="P12" style:family="paragraph" style:parent-style-name="HTML_20_Preformatted">
      <loext:graphic-properties draw:fill="solid" draw:fill-color="#ffffff"/>
      <style:paragraph-properties style:line-height-at-least="0.635cm" fo:background-color="#ffffff"/>
      <style:text-properties fo:color="#3b3b3b" style:font-name="Consolas" fo:font-size="11pt" style:font-size-asian="11pt" style:font-size-complex="11pt"/>
    </style:style>
    <style:style style:name="P13" style:family="paragraph" style:parent-style-name="HTML_20_Preformatted">
      <loext:graphic-properties draw:fill="solid" draw:fill-color="#f1f1f1"/>
      <style:paragraph-properties style:line-height-at-least="0.635cm" fo:background-color="#f1f1f1"/>
      <style:text-properties fo:color="#222222" style:font-name="Consolas" fo:font-size="11pt" style:font-size-asian="11pt" style:font-size-complex="11pt"/>
    </style:style>
    <style:style style:name="P14" style:family="paragraph" style:parent-style-name="HTML_20_Preformatted">
      <loext:graphic-properties draw:fill="solid" draw:fill-color="#ffffff"/>
      <style:paragraph-properties style:line-height-at-least="0.635cm" fo:background-color="#ffffff"/>
      <style:text-properties fo:color="#222222" style:font-name="Consolas" fo:font-size="11pt" style:font-size-asian="11pt" style:font-size-complex="11pt"/>
    </style:style>
    <style:style style:name="P15" style:family="paragraph" style:parent-style-name="HTML_20_Preformatted">
      <loext:graphic-properties draw:fill="solid" draw:fill-color="#fff9ee"/>
      <style:paragraph-properties style:line-height-at-least="0.529cm" fo:background-color="#fff9ee"/>
      <style:text-properties fo:color="#222222" fo:font-size="12pt" style:font-size-asian="12pt" style:font-size-complex="12pt"/>
    </style:style>
    <style:style style:name="P16" style:family="paragraph" style:parent-style-name="HTML_20_Preformatted">
      <style:paragraph-properties style:line-height-at-least="0.43cm"/>
    </style:style>
    <style:style style:name="P17" style:family="paragraph" style:parent-style-name="HTML_20_Preformatted">
      <loext:graphic-properties draw:fill="solid" draw:fill-color="#fff9ee"/>
      <style:paragraph-properties style:line-height-at-least="0.43cm" fo:background-color="#fff9ee"/>
    </style:style>
    <style:style style:name="P18" style:family="paragraph" style:parent-style-name="HTML_20_Preformatted">
      <style:paragraph-properties style:line-height-at-least="0.43cm"/>
      <style:text-properties fo:color="#333333"/>
    </style:style>
    <style:style style:name="P19" style:family="paragraph" style:parent-style-name="HTML_20_Preformatted">
      <loext:graphic-properties draw:fill="solid" draw:fill-color="#fff9ee"/>
      <style:paragraph-properties style:line-height-at-least="0.43cm" fo:background-color="#fff9ee"/>
      <style:text-properties fo:color="#333333" fo:font-size="12pt" style:font-size-asian="12pt" style:font-size-complex="12pt"/>
    </style:style>
    <style:style style:name="P20" style:family="paragraph" style:parent-style-name="HTML_20_Preformatted">
      <loext:graphic-properties draw:fill="solid" draw:fill-color="#fff9ee"/>
      <style:paragraph-properties style:line-height-at-least="0.529cm" fo:background-color="#fff9ee"/>
    </style:style>
    <style:style style:name="P21" style:family="paragraph" style:parent-style-name="HTML_20_Preformatted">
      <loext:graphic-properties draw:fill="solid" draw:fill-color="#000000"/>
      <style:paragraph-properties fo:background-color="#000000"/>
    </style:style>
    <style:style style:name="P22" style:family="paragraph" style:parent-style-name="HTML_20_Preformatted">
      <loext:graphic-properties draw:fill="solid" draw:fill-color="#ffffff"/>
      <style:paragraph-properties fo:background-color="#ffffff"/>
    </style:style>
    <style:style style:name="P23" style:family="paragraph" style:parent-style-name="HTML_20_Preformatted">
      <loext:graphic-properties draw:fill="solid" draw:fill-color="#f1f1f1"/>
      <style:paragraph-properties style:line-height-at-least="0.635cm" fo:background-color="#f1f1f1"/>
      <style:text-properties fo:color="#406040" style:font-name="Consolas" fo:font-size="11pt" style:font-size-asian="11pt" style:font-size-complex="11pt"/>
    </style:style>
    <style:style style:name="P24" style:family="paragraph" style:parent-style-name="HTML_20_Preformatted">
      <style:paragraph-properties style:line-height-at-least="0.43cm"/>
      <style:text-properties fo:color="#008800" fo:font-weight="bold" style:font-weight-asian="bold" style:font-weight-complex="bold"/>
    </style:style>
    <style:style style:name="P25" style:family="paragraph" style:parent-style-name="HTML_20_Preformatted">
      <loext:graphic-properties draw:fill="solid" draw:fill-color="#ffffff"/>
      <style:paragraph-properties style:line-height-at-least="0.635cm" fo:background-color="#ffffff"/>
      <style:text-properties fo:color="#666666" style:font-name="Consolas" fo:font-size="11pt" style:font-size-asian="11pt" style:font-size-complex="11pt"/>
    </style:style>
    <style:style style:name="P26" style:family="paragraph" style:parent-style-name="HTML_20_Preformatted">
      <loext:graphic-properties draw:fill="solid" draw:fill-color="#ffffff"/>
      <style:paragraph-properties fo:margin-left="0.635cm" fo:margin-right="0cm" style:line-height-at-least="0.635cm" fo:text-indent="0cm" style:auto-text-indent="false" fo:background-color="#ffffff"/>
    </style:style>
    <style:style style:name="P27" style:family="paragraph" style:parent-style-name="HTML_20_Preformatted">
      <loext:graphic-properties draw:fill="solid" draw:fill-color="#ffffff"/>
      <style:paragraph-properties fo:margin-left="0.635cm" fo:margin-right="0cm" style:line-height-at-least="0.635cm" fo:text-indent="0cm" style:auto-text-indent="false" fo:background-color="#ffffff"/>
      <style:text-properties fo:color="#3b3b3b" style:font-name="Consolas" fo:font-size="11pt" style:font-size-asian="11pt" style:font-size-complex="11pt"/>
    </style:style>
    <style:style style:name="P28" style:family="paragraph" style:parent-style-name="HTML_20_Preformatted">
      <loext:graphic-properties draw:fill="solid" draw:fill-color="#ffffff"/>
      <style:paragraph-properties fo:margin-left="0.132cm" fo:margin-right="0.132cm" fo:text-indent="0cm" style:auto-text-indent="false" fo:background-color="#ffffff"/>
      <style:text-properties fo:color="#ffffff" fo:font-size="12pt" fo:background-color="#000000" style:font-size-asian="12pt" style:font-size-complex="12pt"/>
    </style:style>
    <style:style style:name="P29" style:family="paragraph" style:parent-style-name="HTML_20_Preformatted">
      <loext:graphic-properties draw:fill="solid" draw:fill-color="#e0e0e0"/>
      <style:paragraph-properties fo:margin-top="0cm" fo:margin-bottom="0.265cm" loext:contextual-spacing="false" fo:background-color="#e0e0e0" style:vertical-align="baseline"/>
    </style:style>
    <style:style style:name="P30" style:family="paragraph" style:parent-style-name="HTML_20_Preformatted">
      <loext:graphic-properties draw:fill="solid" draw:fill-color="#f7f9fa"/>
      <style:paragraph-properties fo:margin-top="0cm" fo:margin-bottom="0.423cm" loext:contextual-spacing="false" fo:background-color="#f7f9fa"/>
    </style:style>
    <style:style style:name="P31" style:family="paragraph" style:parent-style-name="Heading_20_1">
      <style:paragraph-properties fo:margin-top="0cm" fo:margin-bottom="0cm" loext:contextual-spacing="false" fo:padding-left="0.776cm" fo:padding-right="0.388cm" fo:padding-top="0.071cm" fo:padding-bottom="0.071cm" fo:border-left="0.74pt dotted #bbbbbb" fo:border-right="0.74pt dotted #bbbbbb" fo:border-top="0.26pt dotted #bbbbbb" fo:border-bottom="0.74pt dotted #bbbbbb"/>
    </style:style>
    <style:style style:name="P32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ff0000" fo:letter-spacing="normal" fo:font-style="normal" fo:font-weight="normal"/>
    </style:style>
    <style:style style:name="P33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ff0000" style:text-line-through-style="none" style:text-line-through-type="none" style:font-name="Arial1" fo:font-size="20pt" fo:letter-spacing="normal" fo:font-style="normal" style:text-underline-style="none" fo:font-weight="normal" style:text-blinking="false"/>
    </style:style>
    <style:style style:name="P34" style:family="paragraph" style:parent-style-name="Heading_20_2">
      <style:text-properties fo:color="#000000" style:font-name="Georgi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5" style:family="paragraph" style:parent-style-name="Heading_20_2">
      <loext:graphic-properties draw:fill="solid" draw:fill-color="#fff9ee"/>
      <style:paragraph-properties fo:margin-top="0cm" fo:margin-bottom="0cm" loext:contextual-spacing="false" fo:background-color="#fff9ee"/>
    </style:style>
    <style:style style:name="P36" style:family="paragraph" style:parent-style-name="Heading_20_2">
      <loext:graphic-properties draw:fill="solid" draw:fill-color="#ffffff"/>
      <style:paragraph-properties fo:margin-top="0.529cm" fo:margin-bottom="0.397cm" loext:contextual-spacing="false" fo:background-color="#ffffff"/>
    </style:style>
    <style:style style:name="P37" style:family="paragraph" style:parent-style-name="Heading_20_3">
      <style:paragraph-properties style:line-height-at-least="0.635cm"/>
    </style:style>
    <style:style style:name="P38" style:family="paragraph" style:parent-style-name="Heading_20_3">
      <style:text-properties fo:color="#000000" style:font-name="Trebuchet MS" style:text-underline-style="solid" style:text-underline-width="auto" style:text-underline-color="font-color"/>
    </style:style>
    <style:style style:name="P39" style:family="paragraph" style:parent-style-name="Heading_20_3">
      <style:text-properties fo:color="#000000" style:font-name="Trebuchet MS" fo:font-weight="bold" style:font-weight-asian="bold" style:font-weight-complex="bold"/>
    </style:style>
    <style:style style:name="P40" style:family="paragraph" style:parent-style-name="Heading_20_3">
      <loext:graphic-properties draw:fill="solid" draw:fill-color="#ffffff"/>
      <style:paragraph-properties fo:margin-top="0cm" fo:margin-bottom="0cm" loext:contextual-spacing="false" fo:background-color="#ffffff"/>
    </style:style>
    <style:style style:name="P41" style:family="paragraph" style:parent-style-name="Normal_20__28_Web_29_">
      <loext:graphic-properties draw:fill="solid" draw:fill-color="#ffffff"/>
      <style:paragraph-properties fo:margin-top="0.265cm" fo:margin-bottom="0.265cm" loext:contextual-spacing="false" style:line-height-at-least="0.635cm" fo:background-color="#ffffff"/>
    </style:style>
    <style:style style:name="P42" style:family="paragraph" style:parent-style-name="Normal_20__28_Web_29_">
      <loext:graphic-properties draw:fill="solid" draw:fill-color="#ffffff"/>
      <style:paragraph-properties fo:margin-top="0cm" fo:margin-bottom="0.265cm" loext:contextual-spacing="false" fo:background-color="#ffffff" style:vertical-align="baseline"/>
    </style:style>
    <style:style style:name="P43" style:family="paragraph" style:parent-style-name="Normal_20__28_Web_29_">
      <loext:graphic-properties draw:fill="solid" draw:fill-color="#ffffff"/>
      <style:paragraph-properties fo:margin-top="0cm" fo:margin-bottom="0cm" loext:contextual-spacing="false" fo:background-color="#ffffff" style:vertical-align="baseline"/>
    </style:style>
    <style:style style:name="P44" style:family="paragraph" style:parent-style-name="Normal_20__28_Web_29_">
      <loext:graphic-properties draw:fill="solid" draw:fill-color="#ffffff"/>
      <style:paragraph-properties fo:margin-top="0cm" fo:margin-bottom="0cm" loext:contextual-spacing="false" fo:background-color="#ffffff" style:vertical-align="baseline"/>
      <style:text-properties style:font-name="Arial" style:font-name-complex="Arial2"/>
    </style:style>
    <style:style style:name="P45" style:family="paragraph" style:parent-style-name="Normal_20__28_Web_29_">
      <loext:graphic-properties draw:fill="solid" draw:fill-color="#ffffff"/>
      <style:paragraph-properties fo:margin-top="0cm" fo:margin-bottom="0.423cm" loext:contextual-spacing="false" fo:background-color="#ffffff"/>
    </style:style>
    <style:style style:name="P46" style:family="paragraph" style:parent-style-name="Standard">
      <style:paragraph-properties style:line-height-at-least="0.635cm"/>
      <style:text-properties fo:color="#000000" style:font-name="Arial" style:font-name-complex="Arial2"/>
    </style:style>
    <style:style style:name="P47" style:family="paragraph" style:parent-style-name="Standard">
      <style:paragraph-properties style:line-height-at-least="0.635cm"/>
      <style:text-properties fo:color="#000000" style:font-name="Arial" fo:font-size="12pt" style:font-size-asian="12pt" style:font-name-complex="Arial2" style:font-size-complex="12pt"/>
    </style:style>
    <style:style style:name="P48" style:family="paragraph" style:parent-style-name="Standard">
      <style:text-properties fo:color="#000000" style:font-name="Trebuchet MS"/>
    </style:style>
    <style:style style:name="P49" style:family="paragraph" style:parent-style-name="Standard">
      <style:paragraph-properties fo:text-align="center" style:justify-single-word="false"/>
      <style:text-properties fo:color="#000000" style:font-name="Trebuchet MS"/>
    </style:style>
    <style:style style:name="P50" style:family="paragraph" style:parent-style-name="Standard">
      <loext:graphic-properties draw:fill="solid" draw:fill-color="#f3f3f3"/>
      <style:paragraph-properties fo:background-color="#f3f3f3"/>
      <style:text-properties fo:color="#000000" style:font-name="Trebuchet MS"/>
    </style:style>
    <style:style style:name="P51" style:family="paragraph" style:parent-style-name="Standard">
      <style:text-properties fo:color="#000000" style:font-name="Trebuchet MS" fo:font-size="9pt" style:font-size-asian="9pt" style:font-size-complex="9pt"/>
    </style:style>
    <style:style style:name="P52" style:family="paragraph" style:parent-style-name="Standard">
      <style:paragraph-properties style:line-height-at-least="0.635cm"/>
    </style:style>
    <style:style style:name="P53" style:family="paragraph" style:parent-style-name="Standard">
      <style:paragraph-properties fo:text-align="center" style:justify-single-word="false"/>
    </style:style>
    <style:style style:name="P54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55" style:family="paragraph" style:parent-style-name="Standard">
      <loext:graphic-properties draw:fill="solid" draw:fill-color="#fff9ee"/>
      <style:paragraph-properties fo:text-align="center" style:justify-single-word="false" fo:background-color="#fff9ee"/>
    </style:style>
    <style:style style:name="P56" style:family="paragraph" style:parent-style-name="Standard">
      <style:text-properties fo:color="#222222" style:font-name="Arial" style:font-name-complex="Arial2"/>
    </style:style>
    <style:style style:name="P57" style:family="paragraph" style:parent-style-name="Standard">
      <style:text-properties fo:color="#222222"/>
    </style:style>
    <style:style style:name="P58" style:family="paragraph" style:parent-style-name="Standard">
      <style:text-properties style:font-name="Georgia"/>
    </style:style>
    <style:style style:name="P59" style:family="paragraph" style:parent-style-name="Standard">
      <style:text-properties style:font-name="Georgia" fo:font-size="16pt" fo:letter-spacing="-0.002cm" style:font-name-asian="Times New Roman2" style:font-size-asian="16pt" style:language-asian="en" style:country-asian="IN" style:font-name-complex="Segoe UI1" style:font-size-complex="16pt"/>
    </style:style>
    <style:style style:name="P60" style:family="paragraph" style:parent-style-name="Standard">
      <style:text-properties fo:font-size="12pt" style:font-size-asian="12pt" style:font-size-complex="12pt"/>
    </style:style>
    <style:style style:name="P61" style:family="paragraph" style:parent-style-name="Standard">
      <loext:graphic-properties draw:fill="solid" draw:fill-color="#f3f3f3"/>
      <style:paragraph-properties fo:background-color="#f3f3f3"/>
    </style:style>
    <style:style style:name="P62" style:family="paragraph" style:parent-style-name="Standard" style:list-style-name="">
      <loext:graphic-properties draw:fill="solid" draw:fill-color="#ffffff"/>
      <style:paragraph-properties fo:margin-top="0.826cm" fo:margin-bottom="0cm" loext:contextual-spacing="false" fo:line-height="100%" fo:background-color="#ffffff"/>
    </style:style>
    <style:style style:name="P63" style:family="paragraph" style:parent-style-name="Standard">
      <loext:graphic-properties draw:fill="solid" draw:fill-color="#ffffff"/>
      <style:paragraph-properties fo:margin-top="0.363cm" fo:margin-bottom="0cm" loext:contextual-spacing="false" fo:line-height="100%" fo:background-color="#ffffff"/>
    </style:style>
    <style:style style:name="P64" style:family="paragraph" style:parent-style-name="Standard">
      <loext:graphic-properties draw:fill="solid" draw:fill-color="#ffffff"/>
      <style:paragraph-properties fo:margin-top="0.847cm" fo:margin-bottom="0cm" loext:contextual-spacing="false" fo:line-height="100%" fo:background-color="#ffffff"/>
    </style:style>
    <style:style style:name="P65" style:family="paragraph" style:parent-style-name="Standard" style:list-style-name="WWNum1">
      <loext:graphic-properties draw:fill="solid" draw:fill-color="#ffffff"/>
      <style:paragraph-properties fo:margin-left="0.794cm" fo:margin-right="0cm" fo:margin-top="0.847cm" fo:margin-bottom="0cm" loext:contextual-spacing="false" fo:line-height="100%" fo:text-indent="-0.635cm" style:auto-text-indent="false" fo:background-color="#ffffff"/>
    </style:style>
    <style:style style:name="P66" style:family="paragraph" style:parent-style-name="Standard" style:list-style-name="WWNum1">
      <loext:graphic-properties draw:fill="solid" draw:fill-color="#ffffff"/>
      <style:paragraph-properties fo:margin-left="0.794cm" fo:margin-right="0cm" fo:margin-top="0.445cm" fo:margin-bottom="0cm" loext:contextual-spacing="false" fo:line-height="100%" fo:text-indent="-0.635cm" style:auto-text-indent="false" fo:background-color="#ffffff"/>
    </style:style>
    <style:style style:name="P67" style:family="paragraph" style:parent-style-name="Standard">
      <style:paragraph-properties fo:margin-top="0cm" fo:margin-bottom="0.423cm" loext:contextual-spacing="false" style:line-height-at-least="0.635cm"/>
    </style:style>
    <style:style style:name="P68" style:family="paragraph" style:parent-style-name="Standard">
      <style:paragraph-properties fo:margin-top="0cm" fo:margin-bottom="0.423cm" loext:contextual-spacing="false" style:line-height-at-least="0.635cm"/>
      <style:text-properties fo:color="#000000" style:font-name="Arial" fo:font-size="12pt" style:font-size-asian="12pt" style:font-name-complex="Arial2" style:font-size-complex="12pt"/>
    </style:style>
    <style:style style:name="P69" style:family="paragraph" style:parent-style-name="Standard">
      <loext:graphic-properties draw:fill="solid" draw:fill-color="#f3f3f3"/>
      <style:paragraph-properties fo:margin-top="0cm" fo:margin-bottom="0.423cm" loext:contextual-spacing="false" fo:background-color="#f3f3f3"/>
    </style:style>
    <style:style style:name="P70" style:family="paragraph" style:parent-style-name="Standard">
      <style:paragraph-properties fo:margin-top="0cm" fo:margin-bottom="0cm" loext:contextual-spacing="false"/>
    </style:style>
    <style:style style:name="P71" style:family="paragraph" style:parent-style-name="Standard">
      <style:paragraph-properties fo:margin-top="0cm" fo:margin-bottom="0cm" loext:contextual-spacing="false" style:line-height-at-least="0.635cm" fo:text-align="center" style:justify-single-word="false"/>
    </style:style>
    <style:style style:name="P72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635cm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3" style:family="paragraph" style:parent-style-name="Standard">
      <loext:graphic-properties draw:fill="solid" draw:fill-color="#0c1021"/>
      <style:paragraph-properties fo:margin-top="0cm" fo:margin-bottom="0cm" loext:contextual-spacing="false" style:line-height-at-least="0.635cm" fo:background-color="#0c102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4" style:family="paragraph" style:parent-style-name="Standard">
      <loext:graphic-properties draw:fill="solid" draw:fill-color="#f1f1f1"/>
      <style:paragraph-properties fo:margin-top="0cm" fo:margin-bottom="0cm" loext:contextual-spacing="false" style:line-height-at-least="0.635cm" fo:background-color="#f1f1f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5" style:family="paragraph" style:parent-style-name="Standard">
      <style:paragraph-properties fo:margin-top="0cm" fo:margin-bottom="0cm" loext:contextual-spacing="false" fo:line-height="100%"/>
    </style:style>
    <style:style style:name="P76" style:family="paragraph" style:parent-style-name="Standard">
      <loext:graphic-properties draw:fill="solid" draw:fill-color="#f3f3f3"/>
      <style:paragraph-properties fo:margin-top="0cm" fo:margin-bottom="0cm" loext:contextual-spacing="false" fo:line-height="100%" fo:background-color="#f3f3f3"/>
    </style:style>
    <style:style style:name="P77" style:family="paragraph" style:parent-style-name="Standard" style:list-style-name="WWNum2">
      <style:paragraph-properties fo:margin-top="0cm" fo:margin-bottom="0cm" loext:contextual-spacing="false" fo:line-height="100%"/>
    </style:style>
    <style:style style:name="P78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79" style:family="paragraph" style:parent-style-name="Standard" style:list-style-name="WWNum3">
      <style:paragraph-properties fo:margin-top="0cm" fo:margin-bottom="0cm" loext:contextual-spacing="false" fo:line-height="100%"/>
    </style:style>
    <style:style style:name="P80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style:vertical-align="baseline"/>
    </style:style>
    <style:style style:name="P81" style:family="paragraph" style:parent-style-name="Standard">
      <loext:graphic-properties draw:fill="solid" draw:fill-color="#f9fbf9"/>
      <style:paragraph-properties fo:margin-top="0cm" fo:margin-bottom="0cm" loext:contextual-spacing="false" fo:line-height="100%" fo:background-color="#f9fbf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82" style:family="paragraph" style:parent-style-name="Standard">
      <loext:graphic-properties draw:fill="solid" draw:fill-color="#000000"/>
      <style:paragraph-properties fo:margin-top="0cm" fo:margin-bottom="0cm" loext:contextual-spacing="false" fo:line-height="100%" fo:background-color="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83" style:family="paragraph" style:parent-style-name="Standard">
      <loext:graphic-properties draw:fill="solid" draw:fill-color="#e0e0e0"/>
      <style:paragraph-properties fo:margin-top="0cm" fo:margin-bottom="0cm" loext:contextual-spacing="false" fo:line-height="100%" fo:background-color="#e0e0e0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84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fo:background-color="#ffffff" style:vertical-align="baseline"/>
    </style:style>
    <style:style style:name="P85" style:family="paragraph" style:parent-style-name="Standard" style:list-style-name="WWNum11">
      <style:paragraph-properties fo:margin-top="0cm" fo:margin-bottom="0cm" loext:contextual-spacing="false" fo:line-height="100%"/>
    </style:style>
    <style:style style:name="P86" style:family="paragraph" style:parent-style-name="Standard" style:list-style-name="WWNum12">
      <style:paragraph-properties fo:margin-top="0cm" fo:margin-bottom="0cm" loext:contextual-spacing="false" fo:line-height="100%"/>
    </style:style>
    <style:style style:name="P87" style:family="paragraph" style:parent-style-name="Standard" style:list-style-name="WWNum15">
      <style:paragraph-properties fo:margin-top="0cm" fo:margin-bottom="0cm" loext:contextual-spacing="false" fo:line-height="100%"/>
    </style:style>
    <style:style style:name="P88" style:family="paragraph" style:parent-style-name="Standard">
      <loext:graphic-properties draw:fill="solid" draw:fill-color="#f3f3f3"/>
      <style:paragraph-properties fo:margin-top="0cm" fo:margin-bottom="0cm" loext:contextual-spacing="false" fo:line-height="100%" fo:background-color="#f3f3f3"/>
      <style:text-properties fo:color="#cc66cc" style:font-name="Courier New" fo:font-size="12pt" style:font-name-asian="Times New Roman2" style:font-size-asian="12pt" style:language-asian="en" style:country-asian="IN" style:font-name-complex="Courier New1" style:font-size-complex="12pt"/>
    </style:style>
    <style:style style:name="P89" style:family="paragraph" style:parent-style-name="Standard">
      <style:paragraph-properties fo:margin-top="0cm" fo:margin-bottom="0cm" loext:contextual-spacing="false" style:line-height-at-least="0.4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90" style:family="paragraph" style:parent-style-name="Standard">
      <loext:graphic-properties draw:fill="solid" draw:fill-color="#fff9ee"/>
      <style:paragraph-properties fo:margin-top="0cm" fo:margin-bottom="0cm" loext:contextual-spacing="false" style:line-height-at-least="0.43cm" fo:background-color="#fff9e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91" style:family="paragraph" style:parent-style-name="Standard">
      <style:paragraph-properties fo:margin-top="0cm" fo:margin-bottom="0cm" loext:contextual-spacing="false" style:line-height-at-least="0.4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urier New" fo:font-size="10pt" style:font-name-asian="Times New Roman2" style:font-size-asian="10pt" style:language-asian="en" style:country-asian="IN" style:font-name-complex="Courier New1" style:font-size-complex="10pt"/>
    </style:style>
    <style:style style:name="P92" style:family="paragraph" style:parent-style-name="Standard">
      <style:paragraph-properties fo:margin-top="0cm" fo:margin-bottom="0cm" loext:contextual-spacing="false" fo:line-height="100%"/>
      <style:text-properties fo:color="#333333" style:font-name="Courier New" style:font-name-asian="Times New Roman2" style:language-asian="en" style:country-asian="IN" style:font-name-complex="Courier New1"/>
    </style:style>
    <style:style style:name="P93" style:family="paragraph" style:parent-style-name="Standard">
      <loext:graphic-properties draw:fill="solid" draw:fill-color="#fff9ee"/>
      <style:paragraph-properties fo:margin-top="0cm" fo:margin-bottom="0cm" loext:contextual-spacing="false" style:line-height-at-least="0.43cm" fo:background-color="#fff9e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urier New" fo:font-size="12pt" style:font-name-asian="Times New Roman2" style:font-size-asian="12pt" style:language-asian="en" style:country-asian="IN" style:font-name-complex="Courier New1" style:font-size-complex="12pt"/>
    </style:style>
    <style:style style:name="P94" style:family="paragraph" style:parent-style-name="Standard">
      <style:paragraph-properties fo:margin-top="0cm" fo:margin-bottom="0cm" loext:contextual-spacing="false" style:line-height-at-least="0.4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Georgia" style:font-name-asian="Times New Roman2" style:language-asian="en" style:country-asian="IN" style:font-name-complex="Courier New1"/>
    </style:style>
    <style:style style:name="P95" style:family="paragraph" style:parent-style-name="Standard">
      <style:paragraph-properties fo:margin-top="0cm" fo:margin-bottom="0cm" loext:contextual-spacing="false" fo:line-height="100%"/>
      <style:text-properties style:font-name="Georgia" fo:font-size="16pt" fo:letter-spacing="-0.002cm" style:font-name-asian="Times New Roman2" style:font-size-asian="16pt" style:language-asian="en" style:country-asian="IN" style:font-name-complex="Segoe UI1" style:font-size-complex="16pt"/>
    </style:style>
    <style:style style:name="P96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style:vertical-align="baseline"/>
      <style:text-properties style:font-name="Georgia" fo:font-weight="bold" style:font-name-asian="Times New Roman2" style:language-asian="en" style:country-asian="IN" style:font-weight-asian="bold" style:font-name-complex="Arial2" style:font-weight-complex="bold" loext:padding="0cm" loext:border="none"/>
    </style:style>
    <style:style style:name="P97" style:family="paragraph" style:parent-style-name="Standard">
      <style:paragraph-properties fo:margin-top="0cm" fo:margin-bottom="0cm" loext:contextual-spacing="false" fo:line-height="100%"/>
      <style:text-properties style:font-name="Georgia" fo:letter-spacing="-0.002cm" style:font-name-asian="Times New Roman2" style:language-asian="en" style:country-asian="IN" style:font-name-complex="Segoe UI1"/>
    </style:style>
    <style:style style:name="P98" style:family="paragraph" style:parent-style-name="Standard">
      <style:paragraph-properties fo:margin-top="0cm" fo:margin-bottom="0cm" loext:contextual-spacing="false" fo:line-height="100%"/>
      <style:text-properties fo:color="#000000" style:font-name="Trebuchet MS" fo:font-size="12pt" style:font-name-asian="Times New Roman2" style:font-size-asian="12pt" style:language-asian="en" style:country-asian="IN" style:font-name-complex="Times New Roman2" style:font-size-complex="12pt"/>
    </style:style>
    <style:style style:name="P99" style:family="paragraph" style:parent-style-name="Standard">
      <loext:graphic-properties draw:fill="solid" draw:fill-color="#f3f3f3"/>
      <style:paragraph-properties fo:margin-top="0cm" fo:margin-bottom="0cm" loext:contextual-spacing="false" fo:line-height="100%" fo:background-color="#f3f3f3"/>
      <style:text-properties fo:color="#000000" style:font-name="Trebuchet MS" fo:font-size="12pt" style:font-name-asian="Times New Roman2" style:font-size-asian="12pt" style:language-asian="en" style:country-asian="IN" style:font-name-complex="Times New Roman2" style:font-size-complex="12pt"/>
    </style:style>
    <style:style style:name="P100" style:family="paragraph" style:parent-style-name="Standard">
      <style:paragraph-properties fo:margin-top="0cm" fo:margin-bottom="0cm" loext:contextual-spacing="false" fo:line-height="100%"/>
      <style:text-properties fo:color="#000000" style:font-name="Georgia" style:font-name-asian="Times New Roman2" style:language-asian="en" style:country-asian="IN" style:font-name-complex="Times New Roman2"/>
    </style:style>
    <style:style style:name="P101" style:family="paragraph" style:parent-style-name="Standard">
      <style:paragraph-properties fo:margin-top="0cm" fo:margin-bottom="0cm" loext:contextual-spacing="false" fo:line-height="100%"/>
      <style:text-properties fo:color="#000000" style:font-name="Georgia" fo:font-size="12pt" style:font-name-asian="Times New Roman2" style:font-size-asian="12pt" style:language-asian="en" style:country-asian="IN" style:font-name-complex="Times New Roman2" style:font-size-complex="12pt"/>
    </style:style>
    <style:style style:name="P102" style:family="paragraph" style:parent-style-name="Standard">
      <style:paragraph-properties fo:margin-top="0cm" fo:margin-bottom="0cm" loext:contextual-spacing="false" fo:line-height="100%"/>
      <style:text-properties fo:color="#000000" style:font-name="Georgia" fo:background-color="#ffffff" style:font-name-asian="Times New Roman2" style:language-asian="en" style:country-asian="IN" style:font-name-complex="Times New Roman2"/>
    </style:style>
    <style:style style:name="P103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635cm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nsolas" style:font-name-asian="Times New Roman2" style:language-asian="en" style:country-asian="IN" style:font-name-complex="Courier New1"/>
    </style:style>
    <style:style style:name="P104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9pt" style:font-name-asian="Times New Roman2" style:font-size-asian="9pt" style:language-asian="en" style:country-asian="IN" style:font-name-complex="Arial2" style:font-size-complex="9pt"/>
    </style:style>
    <style:style style:name="P105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635cm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b3b3b" style:font-name="Consolas" style:font-name-asian="Times New Roman2" style:language-asian="en" style:country-asian="IN" style:font-name-complex="Courier New1"/>
    </style:style>
    <style:style style:name="P106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style:font-name-asian="Times New Roman2" style:font-size-asian="12pt" style:language-asian="en" style:country-asian="IN" style:font-name-complex="Times New Roman2" style:font-size-complex="12pt"/>
    </style:style>
    <style:style style:name="P107" style:family="paragraph" style:parent-style-name="Standard">
      <loext:graphic-properties draw:fill="solid" draw:fill-color="#0c1021"/>
      <style:paragraph-properties fo:margin-top="0cm" fo:margin-bottom="0cm" loext:contextual-spacing="false" style:line-height-at-least="0.635cm" fo:background-color="#0c102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8f8f8" style:font-name="Consolas" style:font-name-asian="Times New Roman2" style:language-asian="en" style:country-asian="IN" style:font-name-complex="Courier New1"/>
    </style:style>
    <style:style style:name="P108" style:family="paragraph" style:parent-style-name="Standard">
      <loext:graphic-properties draw:fill="solid" draw:fill-color="#000000"/>
      <style:paragraph-properties fo:margin-top="0cm" fo:margin-bottom="0cm" loext:contextual-spacing="false" fo:line-height="100%" fo:background-color="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8f8f8" style:font-name="Courier New" fo:font-size="10pt" style:font-name-asian="Times New Roman2" style:font-size-asian="10pt" style:language-asian="en" style:country-asian="IN" style:font-name-complex="Courier New1" style:font-size-complex="10pt"/>
    </style:style>
    <style:style style:name="P10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style:vertical-align="baseline"/>
      <style:text-properties style:font-name="Arial" fo:font-size="12pt" fo:font-weight="bold" style:font-name-asian="Times New Roman2" style:font-size-asian="12pt" style:language-asian="en" style:country-asian="IN" style:font-weight-asian="bold" style:font-name-complex="Arial2" style:font-size-complex="12pt" style:font-weight-complex="bold" loext:padding="0cm" loext:border="none"/>
    </style:style>
    <style:style style:name="P110" style:family="paragraph" style:parent-style-name="Standard">
      <style:paragraph-properties fo:margin-top="0cm" fo:margin-bottom="0cm" loext:contextual-spacing="false" fo:line-height="100%"/>
      <style:text-properties style:font-name="Arial" fo:background-color="#ffffff" style:font-name-asian="Times New Roman2" style:language-asian="en" style:country-asian="IN" style:font-name-complex="Arial2"/>
    </style:style>
    <style:style style:name="P111" style:family="paragraph" style:parent-style-name="Standard">
      <style:paragraph-properties fo:margin-top="0cm" fo:margin-bottom="0cm" loext:contextual-spacing="false" fo:line-height="100%"/>
      <style:text-properties style:font-name="Courier New" fo:font-size="10pt" style:font-name-asian="Times New Roman2" style:font-size-asian="10pt" style:language-asian="en" style:country-asian="IN" style:font-name-complex="Courier New1" style:font-size-complex="10pt"/>
    </style:style>
    <style:style style:name="P112" style:family="paragraph" style:parent-style-name="Standard">
      <style:paragraph-properties fo:margin-top="0cm" fo:margin-bottom="0cm" loext:contextual-spacing="false" fo:line-height="100%"/>
      <style:text-properties style:font-name="Consolas" fo:font-size="12pt" style:font-name-asian="Times New Roman2" style:font-size-asian="12pt" style:language-asian="en" style:country-asian="IN" style:font-name-complex="Times New Roman2" style:font-size-complex="12pt"/>
    </style:style>
    <style:style style:name="P113" style:family="paragraph" style:parent-style-name="Standard">
      <loext:graphic-properties draw:fill="solid" draw:fill-color="#f1f1f1"/>
      <style:paragraph-properties fo:margin-top="0cm" fo:margin-bottom="0cm" loext:contextual-spacing="false" style:line-height-at-least="0.635cm" fo:background-color="#f1f1f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22222" style:font-name="Consolas" style:font-name-asian="Times New Roman2" style:language-asian="en" style:country-asian="IN" style:font-name-complex="Courier New1"/>
    </style:style>
    <style:style style:name="P114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635cm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22222" style:font-name="Consolas" style:font-name-asian="Times New Roman2" style:language-asian="en" style:country-asian="IN" style:font-name-complex="Courier New1"/>
    </style:style>
    <style:style style:name="P115" style:family="paragraph" style:parent-style-name="Standard">
      <loext:graphic-properties draw:fill="solid" draw:fill-color="#fff9ee"/>
      <style:paragraph-properties fo:margin-top="0cm" fo:margin-bottom="0cm" loext:contextual-spacing="false" fo:line-height="100%" fo:background-color="#fff9ee"/>
      <style:text-properties fo:color="#222222" style:font-name="Arial" fo:font-size="12pt" style:font-name-asian="Times New Roman2" style:font-size-asian="12pt" style:language-asian="en" style:country-asian="IN" style:font-name-complex="Arial2" style:font-size-complex="12pt"/>
    </style:style>
    <style:style style:name="P116" style:family="paragraph" style:parent-style-name="Standard">
      <loext:graphic-properties draw:fill="solid" draw:fill-color="#ffffff"/>
      <style:paragraph-properties fo:margin-top="0.445cm" fo:margin-bottom="0cm" loext:contextual-spacing="false" fo:line-height="100%" fo:background-color="#ffffff"/>
    </style:style>
    <style:style style:name="P117" style:family="paragraph" style:parent-style-name="Standard">
      <loext:graphic-properties draw:fill="solid" draw:fill-color="#ffffff"/>
      <style:paragraph-properties fo:margin-top="0.445cm" fo:margin-bottom="0cm" loext:contextual-spacing="false" fo:line-height="100%" fo:text-align="center" style:justify-single-word="false" fo:background-color="#ffffff"/>
    </style:style>
    <style:style style:name="P118" style:family="paragraph" style:parent-style-name="Standard" style:list-style-name="WWNum13">
      <loext:graphic-properties draw:fill="solid" draw:fill-color="#ffffff"/>
      <style:paragraph-properties fo:margin-top="0.445cm" fo:margin-bottom="0cm" loext:contextual-spacing="false" fo:line-height="100%" fo:background-color="#ffffff"/>
    </style:style>
    <style:style style:name="P119" style:family="paragraph" style:parent-style-name="Standard" style:list-style-name="WWNum17">
      <loext:graphic-properties draw:fill="solid" draw:fill-color="#ffffff"/>
      <style:paragraph-properties fo:margin-top="0.445cm" fo:margin-bottom="0cm" loext:contextual-spacing="false" fo:line-height="100%" fo:background-color="#ffffff"/>
    </style:style>
    <style:style style:name="P120" style:family="paragraph" style:parent-style-name="Standard">
      <loext:graphic-properties draw:fill="solid" draw:fill-color="#ffffff"/>
      <style:paragraph-properties fo:margin-top="0.445cm" fo:margin-bottom="0cm" loext:contextual-spacing="false" fo:line-height="100%" fo:background-color="#ffffff"/>
      <style:text-properties style:font-name="Georgia" fo:font-size="16pt" fo:letter-spacing="-0.002cm" style:font-name-asian="Times New Roman2" style:font-size-asian="16pt" style:language-asian="en" style:country-asian="IN" style:font-name-complex="Segoe UI1" style:font-size-complex="16pt"/>
    </style:style>
    <style:style style:name="P121" style:family="paragraph" style:parent-style-name="Standard">
      <loext:graphic-properties draw:fill="solid" draw:fill-color="#ffffff"/>
      <style:paragraph-properties fo:margin-top="0.445cm" fo:margin-bottom="0cm" loext:contextual-spacing="false" fo:line-height="100%" fo:background-color="#ffffff"/>
      <style:text-properties style:font-name="Georgia" fo:font-size="16pt" fo:letter-spacing="-0.002cm" fo:font-weight="bold" style:font-name-asian="Times New Roman2" style:font-size-asian="16pt" style:language-asian="en" style:country-asian="IN" style:font-weight-asian="bold" style:font-name-complex="Segoe UI1" style:font-size-complex="16pt" style:font-weight-complex="bold"/>
    </style:style>
    <style:style style:name="P122" style:family="paragraph" style:parent-style-name="Standard">
      <loext:graphic-properties draw:fill="solid" draw:fill-color="#ffffff"/>
      <style:paragraph-properties fo:margin-top="0.445cm" fo:margin-bottom="0cm" loext:contextual-spacing="false" fo:line-height="100%" fo:background-color="#ffffff"/>
      <style:text-properties style:font-name="Georgia" fo:letter-spacing="-0.002cm" style:font-name-asian="Times New Roman2" style:language-asian="en" style:country-asian="IN" style:font-name-complex="Segoe UI1"/>
    </style:style>
    <style:style style:name="P123" style:family="paragraph" style:parent-style-name="Standard">
      <loext:graphic-properties draw:fill="solid" draw:fill-color="#ffffff"/>
      <style:paragraph-properties fo:margin-top="0.445cm" fo:margin-bottom="0cm" loext:contextual-spacing="false" fo:line-height="100%" fo:background-color="#ffffff"/>
      <style:text-properties style:font-name="Georgia" fo:font-size="14pt" fo:letter-spacing="-0.002cm" fo:font-weight="bold" style:font-name-asian="Times New Roman2" style:font-size-asian="14pt" style:language-asian="en" style:country-asian="IN" style:font-weight-asian="bold" style:font-name-complex="Segoe UI1" style:font-size-complex="14pt" style:font-weight-complex="bold"/>
    </style:style>
    <style:style style:name="P124" style:family="paragraph" style:parent-style-name="Standard">
      <loext:graphic-properties draw:fill="solid" draw:fill-color="#ffffff"/>
      <style:paragraph-properties fo:margin-top="0.445cm" fo:margin-bottom="0cm" loext:contextual-spacing="false" fo:line-height="100%" fo:background-color="#ffffff"/>
      <style:text-properties fo:color="#000000" style:font-name="Georgia" fo:background-color="#ffffff"/>
    </style:style>
    <style:style style:name="P125" style:family="paragraph" style:parent-style-name="Standard">
      <loext:graphic-properties draw:fill="solid" draw:fill-color="#ffffff"/>
      <style:paragraph-properties fo:margin-top="0.445cm" fo:margin-bottom="0cm" loext:contextual-spacing="false" fo:line-height="100%" fo:background-color="#ffffff"/>
      <style:text-properties fo:color="#000000" style:font-name="Georgia"/>
    </style:style>
    <style:style style:name="P126" style:family="paragraph" style:parent-style-name="Standard">
      <loext:graphic-properties draw:fill="solid" draw:fill-color="#ffffff"/>
      <style:paragraph-properties fo:margin-top="0.445cm" fo:margin-bottom="0cm" loext:contextual-spacing="false" fo:line-height="100%" fo:background-color="#ffffff"/>
      <style:text-properties fo:color="#000000" style:font-name="Trebuchet MS"/>
    </style:style>
    <style:style style:name="P127" style:family="paragraph" style:parent-style-name="Standard">
      <loext:graphic-properties draw:fill="solid" draw:fill-color="#ffffff"/>
      <style:paragraph-properties fo:margin-top="0.445cm" fo:margin-bottom="0cm" loext:contextual-spacing="false" fo:line-height="100%" fo:background-color="#ffffff"/>
      <style:text-properties style:font-name="Arial" fo:background-color="#ffffff" style:font-name-complex="Arial2"/>
    </style:style>
    <style:style style:name="P128" style:family="paragraph" style:parent-style-name="Standard">
      <loext:graphic-properties draw:fill="solid" draw:fill-color="#ffffff"/>
      <style:paragraph-properties fo:margin-left="0.794cm" fo:margin-right="0cm" fo:margin-top="0.445cm" fo:margin-bottom="0cm" loext:contextual-spacing="false" fo:line-height="100%" fo:text-indent="0cm" style:auto-text-indent="false" fo:background-color="#ffffff"/>
    </style:style>
    <style:style style:name="P129" style:family="paragraph" style:parent-style-name="Standard">
      <loext:graphic-properties draw:fill="solid" draw:fill-color="#ffffff"/>
      <style:paragraph-properties fo:margin-left="0.794cm" fo:margin-right="0cm" fo:margin-top="0.445cm" fo:margin-bottom="0cm" loext:contextual-spacing="false" fo:line-height="100%" fo:text-indent="0cm" style:auto-text-indent="false" fo:background-color="#ffffff"/>
      <style:text-properties style:font-name="Georgia" fo:letter-spacing="-0.002cm" style:font-name-asian="Times New Roman2" style:language-asian="en" style:country-asian="IN" style:font-name-complex="Segoe UI1"/>
    </style:style>
    <style:style style:name="P130" style:family="paragraph" style:parent-style-name="Standard">
      <loext:graphic-properties draw:fill="solid" draw:fill-color="#ffffff"/>
      <style:paragraph-properties fo:margin-left="0.794cm" fo:margin-right="0cm" fo:margin-top="0.445cm" fo:margin-bottom="0cm" loext:contextual-spacing="false" fo:line-height="100%" fo:text-indent="0cm" style:auto-text-indent="false" fo:background-color="#ffffff"/>
      <style:text-properties style:font-name="Georgia" fo:font-size="16pt" fo:letter-spacing="-0.002cm" style:font-name-asian="Times New Roman2" style:font-size-asian="16pt" style:language-asian="en" style:country-asian="IN" style:font-name-complex="Segoe UI1" style:font-size-complex="16pt"/>
    </style:style>
    <style:style style:name="P131" style:family="paragraph" style:parent-style-name="Standard" style:list-style-name="">
      <style:paragraph-properties fo:margin-top="0.494cm" fo:margin-bottom="0.494cm" loext:contextual-spacing="false" fo:line-height="100%"/>
    </style:style>
    <style:style style:name="P132" style:family="paragraph" style:parent-style-name="Standard" style:list-style-name="">
      <style:paragraph-properties fo:margin-top="0.494cm" fo:margin-bottom="0.494cm" loext:contextual-spacing="false" fo:line-height="100%"/>
    </style:style>
    <style:style style:name="P133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/>
    </style:style>
    <style:style style:name="P134" style:family="paragraph" style:parent-style-name="Standard">
      <style:paragraph-properties fo:margin-top="0.494cm" fo:margin-bottom="0.494cm" loext:contextual-spacing="false" fo:line-height="100%"/>
    </style:style>
    <style:style style:name="P135" style:family="paragraph" style:parent-style-name="Standard" style:list-style-name="">
      <loext:graphic-properties draw:fill="solid" draw:fill-color="#ffffff"/>
      <style:paragraph-properties fo:margin-top="0.494cm" fo:margin-bottom="0.494cm" loext:contextual-spacing="false" style:line-height-at-least="0.55cm" fo:background-color="#ffffff"/>
    </style:style>
    <style:style style:name="P136" style:family="paragraph" style:parent-style-name="Standard" style:list-style-name="">
      <loext:graphic-properties draw:fill="solid" draw:fill-color="#ffffff"/>
      <style:paragraph-properties fo:margin-top="0.494cm" fo:margin-bottom="0.494cm" loext:contextual-spacing="false" style:line-height-at-least="0.55cm" fo:background-color="#ffffff"/>
    </style:style>
    <style:style style:name="P137" style:family="paragraph" style:parent-style-name="Standard">
      <style:paragraph-properties fo:margin-top="0.494cm" fo:margin-bottom="0.494cm" loext:contextual-spacing="false" fo:line-height="100%"/>
      <style:text-properties fo:color="#000000" style:font-name="Georgia"/>
    </style:style>
    <style:style style:name="P138" style:family="paragraph" style:parent-style-name="Standard" style:list-style-name="WWNum2">
      <style:paragraph-properties fo:margin-top="0.494cm" fo:margin-bottom="0cm" loext:contextual-spacing="false" fo:line-height="100%"/>
    </style:style>
    <style:style style:name="P139" style:family="paragraph" style:parent-style-name="Standard" style:list-style-name="WWNum3">
      <style:paragraph-properties fo:margin-top="0.494cm" fo:margin-bottom="0cm" loext:contextual-spacing="false" fo:line-height="100%"/>
    </style:style>
    <style:style style:name="P140" style:family="paragraph" style:parent-style-name="Standard" style:list-style-name="WWNum11">
      <style:paragraph-properties fo:margin-top="0.494cm" fo:margin-bottom="0cm" loext:contextual-spacing="false" fo:line-height="100%"/>
    </style:style>
    <style:style style:name="P141" style:family="paragraph" style:parent-style-name="Standard" style:list-style-name="WWNum12">
      <style:paragraph-properties fo:margin-top="0.494cm" fo:margin-bottom="0cm" loext:contextual-spacing="false" fo:line-height="100%"/>
    </style:style>
    <style:style style:name="P142" style:family="paragraph" style:parent-style-name="Standard" style:list-style-name="WWNum15">
      <style:paragraph-properties fo:margin-top="0.494cm" fo:margin-bottom="0cm" loext:contextual-spacing="false" fo:line-height="100%"/>
    </style:style>
    <style:style style:name="P143" style:family="paragraph" style:parent-style-name="Standard" style:list-style-name="WWNum2">
      <style:paragraph-properties fo:margin-top="0cm" fo:margin-bottom="0.494cm" loext:contextual-spacing="false" fo:line-height="100%"/>
    </style:style>
    <style:style style:name="P144" style:family="paragraph" style:parent-style-name="Standard" style:list-style-name="WWNum3">
      <style:paragraph-properties fo:margin-top="0cm" fo:margin-bottom="0.494cm" loext:contextual-spacing="false" fo:line-height="100%"/>
    </style:style>
    <style:style style:name="P145" style:family="paragraph" style:parent-style-name="Standard" style:list-style-name="WWNum11">
      <style:paragraph-properties fo:margin-top="0cm" fo:margin-bottom="0.494cm" loext:contextual-spacing="false" fo:line-height="100%"/>
    </style:style>
    <style:style style:name="P146" style:family="paragraph" style:parent-style-name="Standard" style:list-style-name="WWNum12">
      <style:paragraph-properties fo:margin-top="0cm" fo:margin-bottom="0.494cm" loext:contextual-spacing="false" fo:line-height="100%"/>
    </style:style>
    <style:style style:name="P147" style:family="paragraph" style:parent-style-name="Standard" style:list-style-name="WWNum15">
      <style:paragraph-properties fo:margin-top="0cm" fo:margin-bottom="0.494cm" loext:contextual-spacing="false" fo:line-height="100%"/>
    </style:style>
    <style:style style:name="P148" style:family="paragraph" style:parent-style-name="Standard" style:list-style-name="WWNum4">
      <loext:graphic-properties draw:fill="solid" draw:fill-color="#fafafa"/>
      <style:paragraph-properties fo:margin-left="0.953cm" fo:margin-right="0cm" fo:margin-top="0cm" fo:margin-bottom="0cm" loext:contextual-spacing="false" fo:line-height="100%" fo:text-indent="-0.635cm" style:auto-text-indent="false" fo:background-color="#fafafa" style:vertical-align="baseline"/>
    </style:style>
    <style:style style:name="P149" style:family="paragraph" style:parent-style-name="Standard" style:list-style-name="WWNum9">
      <loext:graphic-properties draw:fill="solid" draw:fill-color="#ffffff"/>
      <style:paragraph-properties fo:margin-left="0.953cm" fo:margin-right="0cm" fo:margin-top="0cm" fo:margin-bottom="0cm" loext:contextual-spacing="false" fo:line-height="100%" fo:text-indent="-0.635cm" style:auto-text-indent="false" fo:background-color="#ffffff" style:vertical-align="baseline"/>
    </style:style>
    <style:style style:name="P150" style:family="paragraph" style:parent-style-name="Standard" style:list-style-name="WWNum10">
      <loext:graphic-properties draw:fill="solid" draw:fill-color="#ffffff"/>
      <style:paragraph-properties fo:margin-left="0.953cm" fo:margin-right="0cm" fo:margin-top="0cm" fo:margin-bottom="0cm" loext:contextual-spacing="false" fo:line-height="100%" fo:text-indent="-0.635cm" style:auto-text-indent="false" fo:background-color="#ffffff" style:vertical-align="baseline"/>
    </style:style>
    <style:style style:name="P151" style:family="paragraph" style:parent-style-name="Standard" style:list-style-name="WWNum16">
      <loext:graphic-properties draw:fill="solid" draw:fill-color="#ffffff"/>
      <style:paragraph-properties fo:margin-left="0.953cm" fo:margin-right="0cm" fo:margin-top="0cm" fo:margin-bottom="0cm" loext:contextual-spacing="false" fo:line-height="100%" fo:text-indent="-0.635cm" style:auto-text-indent="false" fo:background-color="#ffffff" style:vertical-align="baseline"/>
    </style:style>
    <style:style style:name="P152" style:family="paragraph" style:parent-style-name="Standard">
      <loext:graphic-properties draw:fill="solid" draw:fill-color="#fafafa"/>
      <style:paragraph-properties fo:margin-left="0.953cm" fo:margin-right="0cm" fo:margin-top="0cm" fo:margin-bottom="0.265cm" loext:contextual-spacing="false" fo:line-height="100%" fo:text-indent="0cm" style:auto-text-indent="false" fo:background-color="#fafafa" style:vertical-align="baseline"/>
    </style:style>
    <style:style style:name="P153" style:family="paragraph" style:parent-style-name="Standard">
      <loext:graphic-properties draw:fill="solid" draw:fill-color="#fafafa"/>
      <style:paragraph-properties fo:margin-left="0.953cm" fo:margin-right="0cm" fo:line-height="100%" fo:text-indent="0cm" style:auto-text-indent="false" fo:background-color="#fafafa" style:vertical-align="baseline"/>
    </style:style>
    <style:style style:name="P154" style:family="paragraph" style:parent-style-name="Standard">
      <loext:graphic-properties draw:fill="solid" draw:fill-color="#ffffff"/>
      <style:paragraph-properties fo:margin-left="0.953cm" fo:margin-right="0cm" fo:margin-top="0cm" fo:margin-bottom="0cm" loext:contextual-spacing="false" fo:line-height="100%" fo:text-indent="0cm" style:auto-text-indent="false" fo:background-color="#ffffff" style:vertical-align="baseline"/>
    </style:style>
    <style:style style:name="P155" style:family="paragraph" style:parent-style-name="Standard">
      <loext:graphic-properties draw:fill="solid" draw:fill-color="#e0e0e0"/>
      <style:paragraph-properties fo:margin-top="0cm" fo:margin-bottom="0.265cm" loext:contextual-spacing="false" fo:line-height="100%" fo:background-color="#e0e0e0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56" style:family="paragraph" style:parent-style-name="Standard">
      <loext:graphic-properties draw:fill="solid" draw:fill-color="#ffffff"/>
      <style:paragraph-properties fo:margin-top="0cm" fo:margin-bottom="0.265cm" loext:contextual-spacing="false" fo:line-height="100%" fo:background-color="#ffffff" style:vertical-align="baseline"/>
    </style:style>
    <style:style style:name="P157" style:family="paragraph" style:parent-style-name="Standard">
      <loext:graphic-properties draw:fill="solid" draw:fill-color="#e0e0e0"/>
      <style:paragraph-properties fo:margin-top="0cm" fo:margin-bottom="0.265cm" loext:contextual-spacing="false" fo:line-height="100%" fo:background-color="#e0e0e0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11.5pt" style:font-name-asian="Times New Roman2" style:font-size-asian="11.5pt" style:language-asian="en" style:country-asian="IN" style:font-name-complex="Courier New1" style:font-size-complex="11.5pt"/>
    </style:style>
    <style:style style:name="P158" style:family="paragraph" style:parent-style-name="Standard">
      <loext:graphic-properties draw:fill="solid" draw:fill-color="#ffffff"/>
      <style:paragraph-properties fo:margin-top="0cm" fo:margin-bottom="0.265cm" loext:contextual-spacing="false" fo:line-height="100%" fo:background-color="#ffffff" style:vertical-align="baseline"/>
      <style:text-properties style:font-name="Georgia" style:font-name-asian="Times New Roman2" style:language-asian="en" style:country-asian="IN" style:font-name-complex="Arial2"/>
    </style:style>
    <style:style style:name="P159" style:family="paragraph" style:parent-style-name="Standard" style:list-style-name="WWNum5">
      <loext:graphic-properties draw:fill="solid" draw:fill-color="#ffffff"/>
      <style:paragraph-properties fo:margin-top="0.106cm" fo:margin-bottom="0.494cm" loext:contextual-spacing="false" style:line-height-at-least="0.556cm" fo:background-color="#ffffff"/>
    </style:style>
    <style:style style:name="P160" style:family="paragraph" style:parent-style-name="Standard" style:list-style-name="WWNum6">
      <loext:graphic-properties draw:fill="solid" draw:fill-color="#ffffff"/>
      <style:paragraph-properties fo:margin-top="0.106cm" fo:margin-bottom="0.494cm" loext:contextual-spacing="false" style:line-height-at-least="0.556cm" fo:background-color="#ffffff"/>
    </style:style>
    <style:style style:name="P161" style:family="paragraph" style:parent-style-name="Standard" style:list-style-name="WWNum7">
      <loext:graphic-properties draw:fill="solid" draw:fill-color="#ffffff"/>
      <style:paragraph-properties fo:margin-top="0.106cm" fo:margin-bottom="0.494cm" loext:contextual-spacing="false" style:line-height-at-least="0.556cm" fo:background-color="#ffffff"/>
    </style:style>
    <style:style style:name="P162" style:family="paragraph" style:parent-style-name="Standard" style:list-style-name="WWNum5">
      <loext:graphic-properties draw:fill="solid" draw:fill-color="#ffffff"/>
      <style:paragraph-properties fo:margin-top="0.106cm" fo:margin-bottom="0cm" loext:contextual-spacing="false" style:line-height-at-least="0.556cm" fo:background-color="#ffffff"/>
    </style:style>
    <style:style style:name="P163" style:family="paragraph" style:parent-style-name="Standard" style:list-style-name="WWNum6">
      <loext:graphic-properties draw:fill="solid" draw:fill-color="#ffffff"/>
      <style:paragraph-properties fo:margin-top="0.106cm" fo:margin-bottom="0cm" loext:contextual-spacing="false" style:line-height-at-least="0.556cm" fo:background-color="#ffffff"/>
    </style:style>
    <style:style style:name="P164" style:family="paragraph" style:parent-style-name="Standard" style:list-style-name="WWNum7">
      <loext:graphic-properties draw:fill="solid" draw:fill-color="#ffffff"/>
      <style:paragraph-properties fo:margin-top="0.106cm" fo:margin-bottom="0cm" loext:contextual-spacing="false" style:line-height-at-least="0.556cm" fo:background-color="#ffffff"/>
    </style:style>
    <style:style style:name="P165" style:family="paragraph" style:parent-style-name="Standard" style:list-style-name="WWNum8">
      <loext:graphic-properties draw:fill="solid" draw:fill-color="#ffffff"/>
      <style:paragraph-properties fo:margin-left="0cm" fo:margin-right="0cm" fo:margin-top="0cm" fo:margin-bottom="0cm" loext:contextual-spacing="false" style:line-height-at-least="0.556cm" fo:text-indent="-0.635cm" style:auto-text-indent="false" fo:background-color="#ffffff"/>
    </style:style>
    <style:style style:name="P166" style:family="paragraph" style:parent-style-name="Standard" style:list-style-name="WWNum8">
      <loext:graphic-properties draw:fill="solid" draw:fill-color="#ffffff"/>
      <style:paragraph-properties fo:margin-left="0cm" fo:margin-right="0cm" fo:margin-top="0cm" fo:margin-bottom="0.212cm" loext:contextual-spacing="false" style:line-height-at-least="0.556cm" fo:text-indent="-0.635cm" style:auto-text-indent="false" fo:background-color="#ffffff"/>
    </style:style>
    <style:style style:name="P16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text-line-through-style="none" style:text-line-through-type="none" style:font-name="Arial1" fo:font-size="12pt" fo:letter-spacing="normal" fo:font-style="italic" style:text-underline-style="none" fo:font-weight="bold" style:text-blinking="false"/>
    </style:style>
    <style:style style:name="P16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/>
    </style:style>
    <style:style style:name="P16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170" style:family="paragraph" style:parent-style-name="Text_20_body">
      <style:paragraph-properties fo:margin-left="0cm" fo:margin-right="0cm" fo:orphans="2" fo:widows="2" fo:text-indent="0cm" style:auto-text-indent="false"/>
    </style:style>
    <style:style style:name="P171" style:family="paragraph" style:parent-style-name="Text_20_body" style:list-style-name="L1">
      <style:paragraph-properties fo:margin-left="1.27cm" fo:margin-right="0cm" fo:margin-top="0cm" fo:margin-bottom="0cm" loext:contextual-spacing="false" fo:line-height="114%" fo:text-align="start" style:justify-single-word="false" fo:orphans="2" fo:widows="2" fo:text-indent="0cm" style:auto-text-indent="false" fo:padding="0cm" fo:border="none"/>
    </style:style>
    <style:style style:name="P172" style:family="paragraph" style:parent-style-name="Text_20_body" style:list-style-name="L2">
      <style:paragraph-properties fo:margin-left="1.27cm" fo:margin-right="0cm" fo:margin-top="0cm" fo:margin-bottom="0cm" loext:contextual-spacing="false" fo:line-height="114%" fo:text-align="start" style:justify-single-word="false" fo:orphans="2" fo:widows="2" fo:text-indent="0cm" style:auto-text-indent="false" fo:padding="0cm" fo:border="none"/>
    </style:style>
    <style:style style:name="P173" style:family="paragraph" style:parent-style-name="Text_20_body" style:list-style-name="L3">
      <style:paragraph-properties fo:margin-left="1.27cm" fo:margin-right="0cm" fo:margin-top="0cm" fo:margin-bottom="0cm" loext:contextual-spacing="false" fo:line-height="114%" fo:text-align="start" style:justify-single-word="false" fo:orphans="2" fo:widows="2" fo:text-indent="0cm" style:auto-text-indent="false" fo:padding="0cm" fo:border="none"/>
    </style:style>
    <style:style style:name="P174" style:family="paragraph" style:parent-style-name="Text_20_body" style:list-style-name="L4">
      <style:paragraph-properties fo:margin-left="1.27cm" fo:margin-right="0cm" fo:margin-top="0cm" fo:margin-bottom="0cm" loext:contextual-spacing="false" fo:line-height="114%" fo:text-align="start" style:justify-single-word="false" fo:orphans="2" fo:widows="2" fo:text-indent="0cm" style:auto-text-indent="false" fo:padding="0cm" fo:border="none"/>
    </style:style>
    <style:style style:name="P175" style:family="paragraph" style:parent-style-name="Text_20_body" style:list-style-name="L1">
      <style:paragraph-properties fo:margin-left="1.27cm" fo:margin-right="0cm" fo:line-height="114%" fo:text-align="start" style:justify-single-word="false" fo:orphans="2" fo:widows="2" fo:text-indent="0cm" style:auto-text-indent="false" fo:padding="0cm" fo:border="none"/>
    </style:style>
    <style:style style:name="P176" style:family="paragraph" style:parent-style-name="Text_20_body" style:list-style-name="L2">
      <style:paragraph-properties fo:margin-left="1.27cm" fo:margin-right="0cm" fo:line-height="114%" fo:text-align="start" style:justify-single-word="false" fo:orphans="2" fo:widows="2" fo:text-indent="0cm" style:auto-text-indent="false" fo:padding="0cm" fo:border="none"/>
    </style:style>
    <style:style style:name="P177" style:family="paragraph" style:parent-style-name="Text_20_body" style:list-style-name="L3">
      <style:paragraph-properties fo:margin-left="1.27cm" fo:margin-right="0cm" fo:line-height="114%" fo:text-align="start" style:justify-single-word="false" fo:orphans="2" fo:widows="2" fo:text-indent="0cm" style:auto-text-indent="false" fo:padding="0cm" fo:border="none"/>
    </style:style>
    <style:style style:name="P178" style:family="paragraph" style:parent-style-name="Text_20_body" style:list-style-name="L4">
      <style:paragraph-properties fo:margin-left="1.27cm" fo:margin-right="0cm" fo:line-height="114%" fo:text-align="start" style:justify-single-word="false" fo:orphans="2" fo:widows="2" fo:text-indent="0cm" style:auto-text-indent="false" fo:padding="0cm" fo:border="none"/>
    </style:style>
    <style:style style:name="P179" style:family="paragraph" style:parent-style-name="Text_20_body" style:list-style-name="" style:master-page-name="Standard">
      <loext:graphic-properties draw:fill="solid" draw:fill-color="#ffffff"/>
      <style:paragraph-properties fo:margin-top="0.826cm" fo:margin-bottom="0cm" loext:contextual-spacing="false" fo:line-height="100%" style:page-number="auto" fo:background-color="#ffffff"/>
      <style:text-properties fo:font-variant="normal" fo:text-transform="none" fo:color="#000000" style:text-line-through-style="none" style:text-line-through-type="none" style:font-name="Arial1" fo:font-size="26pt" fo:letter-spacing="normal" fo:font-style="normal" style:text-underline-style="none" fo:font-weight="normal" style:text-blinking="false"/>
    </style:style>
    <style:style style:name="T1" style:family="text">
      <style:text-properties style:font-name="Lucida Sans Unicode" fo:font-size="25.5pt" fo:letter-spacing="-0.009cm" fo:font-weight="bold" style:letter-kerning="true" style:font-name-asian="Times New Roman2" style:font-size-asian="25.5pt" style:language-asian="en" style:country-asian="IN" style:font-weight-asian="bold" style:font-name-complex="Lucida Sans Unicode1" style:font-size-complex="25.5pt" style:font-weight-complex="bold"/>
    </style:style>
    <style:style style:name="T2" style:family="text">
      <style:text-properties style:font-name="Georgia"/>
    </style:style>
    <style:style style:name="T3" style:family="text">
      <style:text-properties style:font-name="Georgia" fo:font-size="16pt" fo:letter-spacing="-0.002cm" style:font-name-asian="Times New Roman2" style:font-size-asian="16pt" style:language-asian="en" style:country-asian="IN" style:font-name-complex="Times New Roman2" style:font-size-complex="16pt"/>
    </style:style>
    <style:style style:name="T4" style:family="text">
      <style:text-properties style:font-name="Georgia" fo:font-size="16pt" fo:letter-spacing="-0.002cm" style:font-name-asian="Times New Roman2" style:font-size-asian="16pt" style:language-asian="en" style:country-asian="IN" style:font-name-complex="Segoe UI1" style:font-size-complex="16pt"/>
    </style:style>
    <style:style style:name="T5" style:family="text">
      <style:text-properties style:font-name="Georgia" fo:font-size="16pt" fo:letter-spacing="-0.002cm" fo:font-weight="bold" style:font-name-asian="Times New Roman2" style:font-size-asian="16pt" style:language-asian="en" style:country-asian="IN" style:font-weight-asian="bold" style:font-name-complex="Segoe UI1" style:font-size-complex="16pt" style:font-weight-complex="bold"/>
    </style:style>
    <style:style style:name="T6" style:family="text">
      <style:text-properties style:font-name="Georgia" fo:font-size="16pt" fo:letter-spacing="-0.002cm" style:text-underline-style="solid" style:text-underline-width="auto" style:text-underline-color="font-color" fo:font-weight="bold" style:font-name-asian="Times New Roman2" style:font-size-asian="16pt" style:language-asian="en" style:country-asian="IN" style:font-weight-asian="bold" style:font-name-complex="Segoe UI1" style:font-size-complex="16pt" style:font-weight-complex="bold"/>
    </style:style>
    <style:style style:name="T7" style:family="text">
      <style:text-properties style:font-name="Georgia" fo:font-size="16pt" fo:letter-spacing="-0.002cm" fo:font-style="italic" fo:font-weight="bold" style:font-name-asian="Times New Roman2" style:font-size-asian="16pt" style:language-asian="en" style:country-asian="IN" style:font-style-asian="italic" style:font-weight-asian="bold" style:font-name-complex="Segoe UI1" style:font-size-complex="16pt" style:font-style-complex="italic" style:font-weight-complex="bold"/>
    </style:style>
    <style:style style:name="T8" style:family="text">
      <style:text-properties style:font-name="Georgia" fo:letter-spacing="-0.002cm" style:font-name-asian="Times New Roman2" style:language-asian="en" style:country-asian="IN" style:font-name-complex="Segoe UI1"/>
    </style:style>
    <style:style style:name="T9" style:family="text">
      <style:text-properties style:font-name="Georgia" fo:letter-spacing="-0.002cm" style:font-name-asian="Times New Roman2" style:language-asian="en" style:country-asian="IN" style:font-name-complex="Calibri1"/>
    </style:style>
    <style:style style:name="T10" style:family="text">
      <style:text-properties style:font-name="Georgia" fo:letter-spacing="-0.002cm" fo:font-weight="bold" style:font-name-asian="Times New Roman2" style:language-asian="en" style:country-asian="IN" style:font-weight-asian="bold" style:font-name-complex="Segoe UI1" style:font-weight-complex="bold"/>
    </style:style>
    <style:style style:name="T11" style:family="text">
      <style:text-properties style:font-name="Georgia" fo:letter-spacing="-0.002cm" fo:font-style="italic" style:font-name-asian="Times New Roman2" style:language-asian="en" style:country-asian="IN" style:font-style-asian="italic" style:font-name-complex="Segoe UI1" style:font-style-complex="italic"/>
    </style:style>
    <style:style style:name="T12" style:family="text">
      <style:text-properties style:font-name="Georgia" fo:letter-spacing="-0.002cm" style:text-underline-style="none" style:font-name-asian="Times New Roman2" style:language-asian="en" style:country-asian="IN" style:font-name-complex="Segoe UI1"/>
    </style:style>
    <style:style style:name="T13" style:family="text">
      <style:text-properties style:font-name="Georgia" fo:letter-spacing="-0.002cm" style:text-underline-style="solid" style:text-underline-width="auto" style:text-underline-color="font-color" fo:font-weight="bold" style:font-name-asian="Times New Roman2" style:language-asian="en" style:country-asian="IN" style:font-weight-asian="bold" style:font-name-complex="Segoe UI1" style:font-weight-complex="bold"/>
    </style:style>
    <style:style style:name="T14" style:family="text">
      <style:text-properties style:font-name="Georgia" fo:font-size="14pt" fo:letter-spacing="-0.002cm" fo:font-weight="bold" style:font-name-asian="Times New Roman2" style:font-size-asian="14pt" style:language-asian="en" style:country-asian="IN" style:font-weight-asian="bold" style:font-name-complex="Segoe UI1" style:font-size-complex="14pt" style:font-weight-complex="bold"/>
    </style:style>
    <style:style style:name="T15" style:family="text">
      <style:text-properties style:font-name="Georgia" style:text-underline-style="solid" style:text-underline-width="auto" style:text-underline-color="font-color" style:font-name-complex="Arial2"/>
    </style:style>
    <style:style style:name="T16" style:family="text">
      <style:text-properties style:font-name="Georgia" style:font-name-complex="Arial2"/>
    </style:style>
    <style:style style:name="T17" style:family="text">
      <style:text-properties style:font-name="Georgia" style:font-name-complex="Times New Roman2"/>
    </style:style>
    <style:style style:name="T18" style:family="text">
      <style:text-properties style:font-name="Georgia" style:font-name-asian="Times New Roman2" style:language-asian="en" style:country-asian="IN" style:font-name-complex="Times New Roman2"/>
    </style:style>
    <style:style style:name="T19" style:family="text">
      <style:text-properties style:font-name="Georgia" style:font-name-asian="Times New Roman2" style:language-asian="en" style:country-asian="IN" style:font-name-complex="Arial2"/>
    </style:style>
    <style:style style:name="T20" style:family="text">
      <style:text-properties style:font-name="Georgia" style:font-name-asian="Times New Roman2" style:language-asian="en" style:country-asian="IN" style:font-name-complex="Courier New1"/>
    </style:style>
    <style:style style:name="T21" style:family="text">
      <style:text-properties style:font-name="Georgia" fo:font-weight="bold" style:font-weight-asian="bold" style:font-weight-complex="bold"/>
    </style:style>
    <style:style style:name="T22" style:family="text">
      <style:text-properties style:font-name="Georgia" fo:font-weight="bold" style:font-name-asian="Times New Roman2" style:language-asian="en" style:country-asian="IN" style:font-weight-asian="bold" style:font-name-complex="Arial2" style:font-weight-complex="bold" loext:padding="0cm" loext:border="none"/>
    </style:style>
    <style:style style:name="T23" style:family="text">
      <style:text-properties style:font-name="Georgia" fo:font-size="10pt" fo:letter-spacing="-0.002cm" style:font-name-asian="Times New Roman2" style:font-size-asian="10pt" style:language-asian="en" style:country-asian="IN" style:font-name-complex="Segoe UI1" style:font-size-complex="10pt"/>
    </style:style>
    <style:style style:name="T24" style:family="text">
      <style:text-properties style:font-name="Georgia" fo:font-size="10pt" fo:letter-spacing="-0.002cm" fo:font-weight="bold" style:font-name-asian="Times New Roman2" style:font-size-asian="10pt" style:language-asian="en" style:country-asian="IN" style:font-weight-asian="bold" style:font-name-complex="Segoe UI1" style:font-size-complex="10pt" style:font-weight-complex="bold"/>
    </style:style>
    <style:style style:name="T25" style:family="text">
      <style:text-properties style:font-name="Georgia" fo:font-size="12pt" fo:letter-spacing="-0.002cm" style:font-name-asian="Times New Roman2" style:font-size-asian="12pt" style:language-asian="en" style:country-asian="IN" style:font-name-complex="Segoe UI1" style:font-size-complex="12pt"/>
    </style:style>
    <style:style style:name="T26" style:family="text">
      <style:text-properties style:font-name="Georgia" fo:font-size="12pt" fo:letter-spacing="-0.002cm" fo:font-weight="bold" style:font-name-asian="Times New Roman2" style:font-size-asian="12pt" style:language-asian="en" style:country-asian="IN" style:font-weight-asian="bold" style:font-name-complex="Segoe UI1" style:font-size-complex="12pt" style:font-weight-complex="bold"/>
    </style:style>
    <style:style style:name="T27" style:family="text">
      <style:text-properties fo:color="#333333" style:font-name="Trebuchet MS" fo:font-size="13pt" style:font-size-asian="13pt" style:font-size-complex="13pt"/>
    </style:style>
    <style:style style:name="T28" style:family="text">
      <style:text-properties fo:color="#333333" style:font-name="Courier New" fo:font-size="10pt" style:font-name-asian="Times New Roman2" style:font-size-asian="10pt" style:language-asian="en" style:country-asian="IN" style:font-name-complex="Courier New1" style:font-size-complex="10pt"/>
    </style:style>
    <style:style style:name="T29" style:family="text">
      <style:text-properties fo:color="#333333" style:font-name="Courier New" style:font-name-asian="Times New Roman2" style:language-asian="en" style:country-asian="IN" style:font-name-complex="Courier New1"/>
    </style:style>
    <style:style style:name="T30" style:family="text">
      <style:text-properties fo:color="#333333" style:font-name="Courier New" fo:font-weight="bold" style:font-name-asian="Times New Roman2" style:language-asian="en" style:country-asian="IN" style:font-weight-asian="bold" style:font-name-complex="Courier New1" style:font-weight-complex="bold"/>
    </style:style>
    <style:style style:name="T31" style:family="text">
      <style:text-properties fo:color="#333333" style:font-name="Courier New" fo:font-size="12pt" style:font-name-asian="Times New Roman2" style:font-size-asian="12pt" style:language-asian="en" style:country-asian="IN" style:font-name-complex="Courier New1" style:font-size-complex="12pt"/>
    </style:style>
    <style:style style:name="T32" style:family="text">
      <style:text-properties fo:color="#333333" style:font-name="Courier New" fo:font-size="12pt" fo:background-color="#fff0f0" loext:char-shading-value="0" style:font-name-asian="Times New Roman2" style:font-size-asian="12pt" style:language-asian="en" style:country-asian="IN" style:font-name-complex="Courier New1" style:font-size-complex="12pt"/>
    </style:style>
    <style:style style:name="T33" style:family="text">
      <style:text-properties fo:color="#333333" style:font-name="Georgia" fo:font-weight="bold" style:font-name-asian="Times New Roman2" style:language-asian="en" style:country-asian="IN" style:font-weight-asian="bold" style:font-name-complex="Courier New1" style:font-weight-complex="bold"/>
    </style:style>
    <style:style style:name="T34" style:family="text">
      <style:text-properties fo:color="#333333" style:font-name="Georgia" style:font-name-asian="Times New Roman2" style:language-asian="en" style:country-asian="IN" style:font-name-complex="Courier New1"/>
    </style:style>
    <style:style style:name="T35" style:family="text">
      <style:text-properties fo:color="#333333" style:font-name="Georgia" fo:font-size="14pt" style:text-underline-style="solid" style:text-underline-width="auto" style:text-underline-color="font-color" style:font-size-asian="14pt" style:font-size-complex="14pt"/>
    </style:style>
    <style:style style:name="T36" style:family="text">
      <style:text-properties fo:color="#333333" style:font-name="Georgia" fo:font-size="14pt" style:font-size-asian="14pt" style:font-size-complex="14pt"/>
    </style:style>
    <style:style style:name="T37" style:family="text">
      <style:text-properties fo:color="#333333"/>
    </style:style>
    <style:style style:name="T38" style:family="text">
      <style:text-properties fo:color="#333333" fo:background-color="#fff0f0" loext:char-shading-value="0"/>
    </style:style>
    <style:style style:name="T39" style:family="text">
      <style:text-properties fo:color="#333333" fo:font-size="12pt" style:font-size-asian="12pt" style:font-size-complex="12pt"/>
    </style:style>
    <style:style style:name="T40" style:family="text">
      <style:text-properties fo:color="#333333" fo:font-size="12pt" fo:font-weight="bold" style:font-size-asian="12pt" style:font-weight-asian="bold" style:font-size-complex="12pt" style:font-weight-complex="bold"/>
    </style:style>
    <style:style style:name="T41" style:family="text">
      <style:text-properties fo:color="#333333" fo:font-weight="bold" style:font-weight-asian="bold" style:font-weight-complex="bold"/>
    </style:style>
    <style:style style:name="T42" style:family="text">
      <style:text-properties fo:color="#000000" style:font-name="Arial" style:font-name-complex="Arial2"/>
    </style:style>
    <style:style style:name="T43" style:family="text">
      <style:text-properties fo:color="#000000" style:font-name="Arial" fo:font-style="italic" style:font-style-asian="italic" style:font-name-complex="Arial2" style:font-style-complex="italic"/>
    </style:style>
    <style:style style:name="T44" style:family="text">
      <style:text-properties fo:color="#000000" style:font-name="Arial" fo:font-size="12pt" style:font-size-asian="12pt" style:font-name-complex="Arial2" style:font-size-complex="12pt"/>
    </style:style>
    <style:style style:name="T45" style:family="text">
      <style:text-properties fo:color="#000000" style:font-name="Arial" style:text-underline-style="solid" style:text-underline-width="auto" style:text-underline-color="font-color" style:font-name-complex="Arial2"/>
    </style:style>
    <style:style style:name="T46" style:family="text">
      <style:text-properties fo:color="#000000" style:font-name="Arial" fo:font-weight="bold" style:font-weight-asian="bold" style:font-name-complex="Arial2" style:font-weight-complex="bold"/>
    </style:style>
    <style:style style:name="T47" style:family="text">
      <style:text-properties fo:color="#000000" style:font-name="Arial" fo:font-size="9pt" style:font-name-asian="Times New Roman2" style:font-size-asian="9pt" style:language-asian="en" style:country-asian="IN" style:font-name-complex="Arial2" style:font-size-complex="9pt"/>
    </style:style>
    <style:style style:name="T48" style:family="text">
      <style:text-properties fo:color="#000000" style:font-name="Arial" fo:font-size="9pt" fo:font-style="italic" style:font-name-asian="Times New Roman2" style:font-size-asian="9pt" style:language-asian="en" style:country-asian="IN" style:font-style-asian="italic" style:font-name-complex="Arial2" style:font-size-complex="9pt" style:font-style-complex="italic"/>
    </style:style>
    <style:style style:name="T49" style:family="text">
      <style:text-properties fo:color="#000000" style:font-name="Arial" fo:font-size="9pt" fo:font-weight="bold" style:font-name-asian="Times New Roman2" style:font-size-asian="9pt" style:language-asian="en" style:country-asian="IN" style:font-weight-asian="bold" style:font-name-complex="Arial2" style:font-size-complex="9pt" style:font-weight-complex="bold"/>
    </style:style>
    <style:style style:name="T50" style:family="text">
      <style:text-properties fo:color="#000000" style:font-name="Arial" fo:font-size="9pt" style:font-size-asian="9pt" style:font-name-complex="Arial2" style:font-size-complex="9pt"/>
    </style:style>
    <style:style style:name="T51" style:family="text">
      <style:text-properties fo:color="#000000" style:font-name="Courier New" style:font-name-complex="Courier New1"/>
    </style:style>
    <style:style style:name="T52" style:family="text">
      <style:text-properties fo:color="#000000" style:font-name="Courier New" fo:font-size="12pt" fo:font-weight="bold" style:font-name-asian="Times New Roman2" style:font-size-asian="12pt" style:language-asian="en" style:country-asian="IN" style:font-weight-asian="bold" style:font-name-complex="Courier New1" style:font-size-complex="12pt" style:font-weight-complex="bold"/>
    </style:style>
    <style:style style:name="T53" style:family="text">
      <style:text-properties fo:color="#000000" style:font-name="Courier New" fo:font-size="12pt" style:font-name-asian="Times New Roman2" style:font-size-asian="12pt" style:language-asian="en" style:country-asian="IN" style:font-name-complex="Courier New1" style:font-size-complex="12pt"/>
    </style:style>
    <style:style style:name="T54" style:family="text">
      <style:text-properties fo:color="#000000" style:font-name="Courier New" fo:font-size="10pt" style:font-name-asian="Times New Roman2" style:font-size-asian="10pt" style:language-asian="en" style:country-asian="IN" style:font-name-complex="Courier New1" style:font-size-complex="10pt"/>
    </style:style>
    <style:style style:name="T55" style:family="text">
      <style:text-properties fo:color="#000000" style:font-name="Courier New" fo:font-size="9pt" style:font-name-asian="Times New Roman2" style:font-size-asian="9pt" style:language-asian="en" style:country-asian="IN" style:font-name-complex="Courier New1" style:font-size-complex="9pt"/>
    </style:style>
    <style:style style:name="T56" style:family="text">
      <style:text-properties fo:color="#000000" style:font-name="Courier New" fo:font-size="9pt" fo:font-weight="bold" style:font-name-asian="Times New Roman2" style:font-size-asian="9pt" style:language-asian="en" style:country-asian="IN" style:font-weight-asian="bold" style:font-name-complex="Courier New1" style:font-size-complex="9pt" style:font-weight-complex="bold"/>
    </style:style>
    <style:style style:name="T57" style:family="text">
      <style:text-properties fo:color="#000000" style:font-name="Courier New" fo:font-size="9pt" fo:font-weight="bold" style:font-size-asian="9pt" style:font-weight-asian="bold" style:font-name-complex="Courier New1" style:font-size-complex="9pt" style:font-weight-complex="bold"/>
    </style:style>
    <style:style style:name="T58" style:family="text">
      <style:text-properties fo:color="#000000" style:font-name="Courier New" fo:font-size="9pt" style:font-size-asian="9pt" style:font-name-complex="Courier New1" style:font-size-complex="9pt"/>
    </style:style>
    <style:style style:name="T59" style:family="text">
      <style:text-properties fo:color="#000000" style:font-name="Courier New" fo:font-size="9pt" fo:font-style="italic" style:font-size-asian="9pt" style:font-style-asian="italic" style:font-name-complex="Courier New1" style:font-size-complex="9pt" style:font-style-complex="italic"/>
    </style:style>
    <style:style style:name="T60" style:family="text">
      <style:text-properties fo:color="#000000" style:font-name="Courier New" fo:font-weight="bold" style:font-weight-asian="bold" style:font-name-complex="Courier New1" style:font-weight-complex="bold"/>
    </style:style>
    <style:style style:name="T61" style:family="text">
      <style:text-properties fo:color="#000000" style:font-name="Consolas" fo:font-size="11pt" style:font-size-asian="11pt" style:font-size-complex="11pt"/>
    </style:style>
    <style:style style:name="T62" style:family="text">
      <style:text-properties fo:color="#000000" style:font-name="Consola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63" style:family="text">
      <style:text-properties fo:color="#000000" style:font-name="Consolas" fo:font-size="11pt" fo:font-weight="bold" style:font-size-asian="11pt" style:font-weight-asian="bold" style:font-size-complex="11pt" style:font-weight-complex="bold"/>
    </style:style>
    <style:style style:name="T64" style:family="text">
      <style:text-properties fo:color="#000000" style:font-name="Consolas" style:font-name-asian="Times New Roman2" style:language-asian="en" style:country-asian="IN" style:font-name-complex="Courier New1"/>
    </style:style>
    <style:style style:name="T65" style:family="text">
      <style:text-properties fo:color="#000000" style:font-name="Consolas"/>
    </style:style>
    <style:style style:name="T66" style:family="text">
      <style:text-properties fo:color="#000000" style:font-name="Trebuchet MS" fo:font-size="12pt" style:font-name-asian="Times New Roman2" style:font-size-asian="12pt" style:language-asian="en" style:country-asian="IN" style:font-name-complex="Times New Roman2" style:font-size-complex="12pt"/>
    </style:style>
    <style:style style:name="T67" style:family="text">
      <style:text-properties fo:color="#000000" style:font-name="Trebuchet MS" fo:font-size="12pt" fo:font-weight="bold" style:font-name-asian="Times New Roman2" style:font-size-asian="12pt" style:language-asian="en" style:country-asian="IN" style:font-weight-asian="bold" style:font-name-complex="Times New Roman2" style:font-size-complex="12pt" style:font-weight-complex="bold"/>
    </style:style>
    <style:style style:name="T68" style:family="text">
      <style:text-properties fo:color="#000000" style:font-name="Trebuchet MS" fo:font-size="12pt" fo:background-color="#ffffff" loext:char-shading-value="0" style:font-name-asian="Times New Roman2" style:font-size-asian="12pt" style:language-asian="en" style:country-asian="IN" style:font-name-complex="Times New Roman2" style:font-size-complex="12pt"/>
    </style:style>
    <style:style style:name="T69" style:family="text">
      <style:text-properties fo:color="#000000" style:font-name="Trebuchet MS" fo:background-color="#ffffff" loext:char-shading-value="0"/>
    </style:style>
    <style:style style:name="T70" style:family="text">
      <style:text-properties fo:color="#000000" style:font-name="Trebuchet MS" fo:font-style="italic" style:font-style-asian="italic" style:font-style-complex="italic"/>
    </style:style>
    <style:style style:name="T71" style:family="text">
      <style:text-properties fo:color="#000000" style:font-name="Trebuchet MS" fo:font-weight="bold" style:font-weight-asian="bold" style:font-weight-complex="bold"/>
    </style:style>
    <style:style style:name="T72" style:family="text">
      <style:text-properties fo:color="#000000" style:font-name="Trebuchet MS"/>
    </style:style>
    <style:style style:name="T73" style:family="text">
      <style:text-properties fo:color="#000000" style:font-name="Trebuchet MS" style:text-underline-style="solid" style:text-underline-width="auto" style:text-underline-color="font-color"/>
    </style:style>
    <style:style style:name="T74" style:family="text">
      <style:text-properties fo:color="#000000" style:font-name="Trebuchet MS" style:text-underline-style="solid" style:text-underline-width="auto" style:text-underline-color="font-color" fo:font-weight="bold" style:font-weight-asian="bold" style:font-weight-complex="bold"/>
    </style:style>
    <style:style style:name="T75" style:family="text">
      <style:text-properties fo:color="#000000" style:font-name="Trebuchet MS" fo:font-size="13.5pt" style:text-underline-style="solid" style:text-underline-width="auto" style:text-underline-color="font-color" fo:font-weight="bold" style:font-name-asian="Times New Roman2" style:font-size-asian="13.5pt" style:language-asian="en" style:country-asian="IN" style:font-weight-asian="bold" style:font-name-complex="Times New Roman2" style:font-size-complex="13.5pt" style:font-weight-complex="bold"/>
    </style:style>
    <style:style style:name="T76" style:family="text">
      <style:text-properties fo:color="#000000" style:font-name="Trebuchet MS" fo:font-size="13.5pt" fo:font-weight="bold" style:font-name-asian="Times New Roman2" style:font-size-asian="13.5pt" style:language-asian="en" style:country-asian="IN" style:font-weight-asian="bold" style:font-name-complex="Times New Roman2" style:font-size-complex="13.5pt" style:font-weight-complex="bold"/>
    </style:style>
    <style:style style:name="T77" style:family="text">
      <style:text-properties fo:color="#000000" style:font-name="Trebuchet MS" fo:font-size="18pt" style:text-underline-style="solid" style:text-underline-width="auto" style:text-underline-color="font-color" fo:font-weight="bold" style:font-name-asian="Times New Roman2" style:font-size-asian="18pt" style:language-asian="en" style:country-asian="IN" style:font-weight-asian="bold" style:font-name-complex="Times New Roman2" style:font-size-complex="18pt" style:font-weight-complex="bold"/>
    </style:style>
    <style:style style:name="T78" style:family="text">
      <style:text-properties fo:color="#000000" style:font-name="Trebuchet MS" fo:font-size="18pt" fo:font-weight="bold" style:font-name-asian="Times New Roman2" style:font-size-asian="18pt" style:language-asian="en" style:country-asian="IN" style:font-weight-asian="bold" style:font-name-complex="Times New Roman2" style:font-size-complex="18pt" style:font-weight-complex="bold"/>
    </style:style>
    <style:style style:name="T79" style:family="text">
      <style:text-properties fo:color="#000000" style:font-name="Trebuchet MS" fo:font-size="9pt" style:text-underline-style="none" style:font-size-asian="9pt" style:font-size-complex="9pt"/>
    </style:style>
    <style:style style:name="T80" style:family="text">
      <style:text-properties fo:color="#000000" style:font-name="Trebuchet MS" fo:font-size="9pt" style:text-underline-style="none" fo:font-weight="bold" style:font-size-asian="9pt" style:font-weight-asian="bold" style:font-size-complex="9pt" style:font-weight-complex="bold"/>
    </style:style>
    <style:style style:name="T81" style:family="text">
      <style:text-properties fo:color="#000000" style:font-name="Georgia" style:font-name-asian="Times New Roman2" style:language-asian="en" style:country-asian="IN" style:font-name-complex="Times New Roman2"/>
    </style:style>
    <style:style style:name="T82" style:family="text">
      <style:text-properties fo:color="#000000" style:font-name="Georgia" style:font-name-asian="Times New Roman2" style:language-asian="en" style:country-asian="IN" style:font-name-complex="Courier New1"/>
    </style:style>
    <style:style style:name="T83" style:family="text">
      <style:text-properties fo:color="#000000" style:font-name="Georgia" fo:font-size="12pt" style:font-name-asian="Times New Roman2" style:font-size-asian="12pt" style:language-asian="en" style:country-asian="IN" style:font-name-complex="Times New Roman2" style:font-size-complex="12pt"/>
    </style:style>
    <style:style style:name="T84" style:family="text">
      <style:text-properties fo:color="#000000" style:font-name="Georgi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85" style:family="text">
      <style:text-properties fo:color="#000000" style:font-name="Georgia" fo:font-size="12pt" fo:font-weight="bold" style:font-size-asian="12pt" style:font-weight-asian="bold" style:font-size-complex="12pt" style:font-weight-complex="bold"/>
    </style:style>
    <style:style style:name="T86" style:family="text">
      <style:text-properties fo:color="#000000" style:font-name="Georgi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87" style:family="text">
      <style:text-properties fo:color="#000000" style:font-name="Georgia" fo:font-size="11pt" style:text-underline-style="solid" style:text-underline-width="auto" style:text-underline-color="font-color" style:font-size-asian="11pt" style:font-size-complex="11pt"/>
    </style:style>
    <style:style style:name="T88" style:family="text">
      <style:text-properties fo:color="#000000" style:font-name="Georgia" fo:font-size="11pt" style:text-underline-style="solid" style:text-underline-width="auto" style:text-underline-color="font-color" style:font-size-asian="11pt" style:font-name-complex="Arial2" style:font-size-complex="11pt"/>
    </style:style>
    <style:style style:name="T89" style:family="text">
      <style:text-properties fo:color="#000000" style:font-name="Georgia" fo:font-size="11pt" fo:font-weight="bold" style:font-size-asian="11pt" style:font-weight-asian="bold" style:font-size-complex="11pt" style:font-weight-complex="bold"/>
    </style:style>
    <style:style style:name="T90" style:family="text">
      <style:text-properties fo:color="#000000" style:font-name="Georgia" fo:font-size="11pt" fo:font-weight="bold" style:font-size-asian="11pt" style:font-weight-asian="bold" style:font-name-complex="Times New Roman2" style:font-size-complex="11pt" style:font-weight-complex="bold"/>
    </style:style>
    <style:style style:name="T91" style:family="text">
      <style:text-properties fo:color="#000000" style:font-name="Georgia" fo:font-size="11pt" fo:background-color="#ffffff" loext:char-shading-value="0" style:font-size-asian="11pt" style:font-size-complex="11pt"/>
    </style:style>
    <style:style style:name="T92" style:family="text">
      <style:text-properties fo:color="#000000" style:font-name="Georgia" fo:font-size="11pt" fo:background-color="#ffffff" loext:char-shading-value="0" style:font-size-asian="11pt" style:font-name-complex="Times New Roman2" style:font-size-complex="11pt"/>
    </style:style>
    <style:style style:name="T93" style:family="text">
      <style:text-properties fo:color="#000000" style:font-name="Georgia" fo:font-size="11pt" style:font-size-asian="11pt" style:font-size-complex="11pt"/>
    </style:style>
    <style:style style:name="T94" style:family="text">
      <style:text-properties fo:color="#000000" style:font-name="Georgia" fo:font-size="11pt" style:font-size-asian="11pt" style:font-name-complex="Times New Roman2" style:font-size-complex="11pt"/>
    </style:style>
    <style:style style:name="T95" style:family="text">
      <style:text-properties fo:color="#000000" style:font-name="Georgia" fo:background-color="#ffffff" loext:char-shading-value="0"/>
    </style:style>
    <style:style style:name="T96" style:family="text">
      <style:text-properties fo:color="#000000" style:font-name="Georgia" fo:background-color="#ffffff" loext:char-shading-value="0" style:font-name-asian="Times New Roman2" style:language-asian="en" style:country-asian="IN" style:font-name-complex="Times New Roman2"/>
    </style:style>
    <style:style style:name="T97" style:family="text">
      <style:text-properties fo:color="#000000" style:font-name="Georgia" style:font-name-complex="Courier New1"/>
    </style:style>
    <style:style style:name="T98" style:family="text">
      <style:text-properties fo:color="#000000" style:font-name="Georgia"/>
    </style:style>
    <style:style style:name="T99" style:family="text">
      <style:text-properties fo:color="#000000" style:font-name="Georgia" fo:font-weight="bold" style:font-weight-asian="bold" style:font-weight-complex="bold"/>
    </style:style>
    <style:style style:name="T100" style:family="text">
      <style:text-properties fo:color="#000000" style:font-name="Georgia" fo:font-weight="bold" style:font-name-asian="Times New Roman2" style:language-asian="en" style:country-asian="IN" style:font-weight-asian="bold" style:font-name-complex="Times New Roman2" style:font-weight-complex="bold"/>
    </style:style>
    <style:style style:name="T101" style:family="text">
      <style:text-properties fo:color="#000000" style:font-name="Georgia" style:text-underline-style="solid" style:text-underline-width="auto" style:text-underline-color="font-color" fo:font-weight="bold" style:font-name-asian="Times New Roman2" style:language-asian="en" style:country-asian="IN" style:font-weight-asian="bold" style:font-name-complex="Times New Roman2" style:font-weight-complex="bold"/>
    </style:style>
    <style:style style:name="T102" style:family="text">
      <style:text-properties fo:color="#000000" style:font-name="Georgia" fo:font-style="italic" style:font-style-asian="italic" style:font-style-complex="italic"/>
    </style:style>
    <style:style style:name="T103" style:family="text">
      <style:text-properties fo:color="#000000" style:font-name="Georgia" style:text-underline-style="none"/>
    </style:style>
    <style:style style:name="T104" style:family="text">
      <style:text-properties fo:color="#000000" style:font-name="Georgia" style:text-underline-style="none" fo:font-weight="bold" style:font-weight-asian="bold" style:font-weight-complex="bold"/>
    </style:style>
    <style:style style:name="T105" style:family="text">
      <style:text-properties fo:color="#000000" style:font-name="Verdana" fo:font-size="10pt" style:font-name-asian="Times New Roman2" style:font-size-asian="10pt" style:language-asian="en" style:country-asian="IN" style:font-name-complex="Times New Roman2" style:font-size-complex="10pt" loext:padding="0cm" loext:border="none"/>
    </style:style>
    <style:style style:name="T106" style:family="text">
      <style:text-properties fo:color="#000000" style:font-name="Verdana" fo:font-size="10pt" style:font-name-asian="Times New Roman2" style:font-size-asian="10pt" style:language-asian="en" style:country-asian="IN" style:font-name-complex="Times New Roman2" style:font-size-complex="10pt"/>
    </style:style>
    <style:style style:name="T107" style:family="text">
      <style:text-properties fo:color="#000000" style:font-name="Verdana" fo:font-size="10pt" fo:font-weight="bold" style:font-name-asian="Times New Roman2" style:font-size-asian="10pt" style:language-asian="en" style:country-asian="IN" style:font-weight-asian="bold" style:font-name-complex="Times New Roman2" style:font-size-complex="10pt" style:font-weight-complex="bold"/>
    </style:style>
    <style:style style:name="T108" style:family="text">
      <style:text-properties fo:color="#000000"/>
    </style:style>
    <style:style style:name="T109" style:family="text">
      <style:text-properties fo:color="#000000" fo:font-style="italic" style:font-style-asian="italic" style:font-style-complex="italic"/>
    </style:style>
    <style:style style:name="T110" style:family="text">
      <style:text-properties fo:color="#000000" style:font-name="Times New Roman1" fo:font-size="13.5pt" style:font-size-asian="13.5pt" style:font-name-complex="Times New Roman2" style:font-size-complex="13.5pt"/>
    </style:style>
    <style:style style:name="T111" style:family="text">
      <style:text-properties fo:color="#ff5600" style:font-name="Consolas" fo:font-size="11pt" style:font-size-asian="11pt" style:font-size-complex="11pt"/>
    </style:style>
    <style:style style:name="T112" style:family="text">
      <style:text-properties fo:color="#ff5600" style:font-name="Consolas" style:font-name-asian="Times New Roman2" style:language-asian="en" style:country-asian="IN" style:font-name-complex="Courier New1"/>
    </style:style>
    <style:style style:name="T113" style:family="text">
      <style:text-properties fo:color="#ff5600" style:font-name="Consolas"/>
    </style:style>
    <style:style style:name="T114" style:family="text">
      <style:text-properties fo:color="#919191" style:font-name="Consolas" fo:font-size="11pt" style:font-size-asian="11pt" style:font-size-complex="11pt"/>
    </style:style>
    <style:style style:name="T115" style:family="text">
      <style:text-properties fo:color="#919191" style:font-name="Consolas" style:font-name-asian="Times New Roman2" style:language-asian="en" style:country-asian="IN" style:font-name-complex="Courier New1"/>
    </style:style>
    <style:style style:name="T116" style:family="text">
      <style:text-properties fo:color="#21439c" style:font-name="Consolas" fo:font-size="11pt" style:font-size-asian="11pt" style:font-size-complex="11pt"/>
    </style:style>
    <style:style style:name="T117" style:family="text">
      <style:text-properties fo:color="#21439c" style:font-name="Consolas" style:font-name-asian="Times New Roman2" style:language-asian="en" style:country-asian="IN" style:font-name-complex="Courier New1"/>
    </style:style>
    <style:style style:name="T118" style:family="text">
      <style:text-properties fo:color="#00a33f" style:font-name="Consolas" fo:font-size="11pt" style:font-size-asian="11pt" style:font-size-complex="11pt"/>
    </style:style>
    <style:style style:name="T119" style:family="text">
      <style:text-properties fo:color="#00a33f" style:font-name="Consolas" style:font-name-asian="Times New Roman2" style:language-asian="en" style:country-asian="IN" style:font-name-complex="Courier New1"/>
    </style:style>
    <style:style style:name="T120" style:family="text">
      <style:text-properties fo:color="#406040" style:font-name="Consolas" fo:font-size="11pt" style:font-size-asian="11pt" style:font-size-complex="11pt"/>
    </style:style>
    <style:style style:name="T121" style:family="text">
      <style:text-properties fo:color="#406040" style:font-name="Consolas" style:font-name-asian="Times New Roman2" style:language-asian="en" style:country-asian="IN" style:font-name-complex="Courier New1"/>
    </style:style>
    <style:style style:name="T122" style:family="text">
      <style:text-properties fo:color="#008080" style:font-name="Consolas" fo:font-size="11pt" style:font-size-asian="11pt" style:font-size-complex="11pt"/>
    </style:style>
    <style:style style:name="T123" style:family="text">
      <style:text-properties fo:color="#008080" style:font-name="Consolas" style:font-name-asian="Times New Roman2" style:language-asian="en" style:country-asian="IN" style:font-name-complex="Courier New1"/>
    </style:style>
    <style:style style:name="T124" style:family="text">
      <style:text-properties fo:color="#a08000" style:font-name="Consolas" fo:font-size="11pt" style:font-size-asian="11pt" style:font-size-complex="11pt"/>
    </style:style>
    <style:style style:name="T125" style:family="text">
      <style:text-properties fo:color="#a08000" style:font-name="Consolas" style:font-name-asian="Times New Roman2" style:language-asian="en" style:country-asian="IN" style:font-name-complex="Courier New1"/>
    </style:style>
    <style:style style:name="T126" style:family="text">
      <style:text-properties fo:color="#2060a0" style:font-name="Consolas" fo:font-size="11pt" style:font-size-asian="11pt" style:font-size-complex="11pt"/>
    </style:style>
    <style:style style:name="T127" style:family="text">
      <style:text-properties fo:color="#2060a0" style:font-name="Consolas" style:font-name-asian="Times New Roman2" style:language-asian="en" style:country-asian="IN" style:font-name-complex="Courier New1"/>
    </style:style>
    <style:style style:name="T128" style:family="text">
      <style:text-properties fo:color="#0080a0" style:font-name="Consolas" fo:font-size="11pt" style:font-size-asian="11pt" style:font-size-complex="11pt"/>
    </style:style>
    <style:style style:name="T129" style:family="text">
      <style:text-properties fo:color="#0080a0" style:font-name="Consolas" style:font-name-asian="Times New Roman2" style:language-asian="en" style:country-asian="IN" style:font-name-complex="Courier New1"/>
    </style:style>
    <style:style style:name="T130" style:family="text">
      <style:text-properties fo:color="#fbde2d" style:font-name="Consolas" fo:font-size="11pt" style:font-size-asian="11pt" style:font-size-complex="11pt"/>
    </style:style>
    <style:style style:name="T131" style:family="text">
      <style:text-properties fo:color="#fbde2d" style:font-name="Consolas" style:font-name-asian="Times New Roman2" style:language-asian="en" style:country-asian="IN" style:font-name-complex="Courier New1"/>
    </style:style>
    <style:style style:name="T132" style:family="text">
      <style:text-properties fo:color="#fbde2d" style:font-name="Georgia" fo:font-size="11pt" style:font-size-asian="11pt" style:font-size-complex="11pt"/>
    </style:style>
    <style:style style:name="T133" style:family="text">
      <style:text-properties fo:color="#f8f8f8" style:font-name="Consolas" fo:font-size="11pt" style:font-size-asian="11pt" style:font-size-complex="11pt"/>
    </style:style>
    <style:style style:name="T134" style:family="text">
      <style:text-properties fo:color="#f8f8f8" style:font-name="Consolas" style:font-name-asian="Times New Roman2" style:language-asian="en" style:country-asian="IN" style:font-name-complex="Courier New1"/>
    </style:style>
    <style:style style:name="T135" style:family="text">
      <style:text-properties fo:color="#f8f8f8" style:font-name="Georgia" fo:font-size="11pt" style:font-size-asian="11pt" style:font-size-complex="11pt"/>
    </style:style>
    <style:style style:name="T136" style:family="text">
      <style:text-properties fo:color="#f8f8f8" style:font-name="Courier New" fo:font-size="10pt" style:font-name-asian="Times New Roman2" style:font-size-asian="10pt" style:language-asian="en" style:country-asian="IN" style:font-name-complex="Courier New1" style:font-size-complex="10pt"/>
    </style:style>
    <style:style style:name="T137" style:family="text">
      <style:text-properties fo:color="#f8f8f8" style:font-name="Courier New" fo:font-size="10pt" style:text-underline-style="solid" style:text-underline-width="auto" style:text-underline-color="font-color" style:font-name-asian="Times New Roman2" style:font-size-asian="10pt" style:language-asian="en" style:country-asian="IN" style:font-name-complex="Courier New1" style:font-size-complex="10pt"/>
    </style:style>
    <style:style style:name="T138" style:family="text">
      <style:text-properties fo:color="#f8f8f8" fo:font-size="12pt" style:font-size-asian="12pt" style:font-size-complex="12pt"/>
    </style:style>
    <style:style style:name="T139" style:family="text">
      <style:text-properties fo:color="#f8f8f8" fo:font-size="12pt" style:text-underline-style="solid" style:text-underline-width="auto" style:text-underline-color="font-color" style:font-size-asian="12pt" style:font-size-complex="12pt"/>
    </style:style>
    <style:style style:name="T140" style:family="text">
      <style:text-properties fo:color="#ff6400" style:font-name="Consolas" fo:font-size="11pt" style:font-size-asian="11pt" style:font-size-complex="11pt"/>
    </style:style>
    <style:style style:name="T141" style:family="text">
      <style:text-properties fo:color="#ff6400" style:font-name="Consolas" style:font-name-asian="Times New Roman2" style:language-asian="en" style:country-asian="IN" style:font-name-complex="Courier New1"/>
    </style:style>
    <style:style style:name="T142" style:family="text">
      <style:text-properties fo:color="#ff6400" style:font-name="Georgia" fo:font-size="11pt" style:font-size-asian="11pt" style:font-size-complex="11pt"/>
    </style:style>
    <style:style style:name="T143" style:family="text">
      <style:text-properties fo:color="#61ce3c" style:font-name="Consolas" fo:font-size="11pt" style:font-size-asian="11pt" style:font-size-complex="11pt"/>
    </style:style>
    <style:style style:name="T144" style:family="text">
      <style:text-properties fo:color="#61ce3c" style:font-name="Consolas" style:font-name-asian="Times New Roman2" style:language-asian="en" style:country-asian="IN" style:font-name-complex="Courier New1"/>
    </style:style>
    <style:style style:name="T145" style:family="text">
      <style:text-properties fo:color="#61ce3c" style:font-name="Georgia" fo:font-size="11pt" style:font-size-asian="11pt" style:font-size-complex="11pt"/>
    </style:style>
    <style:style style:name="T146" style:family="text">
      <style:text-properties fo:color="#aeaeae" style:font-name="Consolas" fo:font-size="11pt" style:font-size-asian="11pt" style:font-size-complex="11pt"/>
    </style:style>
    <style:style style:name="T147" style:family="text">
      <style:text-properties fo:color="#aeaeae" style:font-name="Consolas" style:font-name-asian="Times New Roman2" style:language-asian="en" style:country-asian="IN" style:font-name-complex="Courier New1"/>
    </style:style>
    <style:style style:name="T148" style:family="text">
      <style:text-properties fo:color="#aeaeae" style:font-name="Georgia" fo:font-size="11pt" style:font-size-asian="11pt" style:font-size-complex="11pt"/>
    </style:style>
    <style:style style:name="T149" style:family="text">
      <style:text-properties fo:color="#aeaeae" style:font-name="Courier New" fo:font-size="10pt" fo:font-style="italic" style:font-name-asian="Times New Roman2" style:font-size-asian="10pt" style:language-asian="en" style:country-asian="IN" style:font-style-asian="italic" style:font-name-complex="Courier New1" style:font-size-complex="10pt" style:font-style-complex="italic"/>
    </style:style>
    <style:style style:name="T150" style:family="text">
      <style:text-properties fo:color="#aeaeae" fo:font-size="12pt" fo:font-style="italic" style:font-size-asian="12pt" style:font-style-asian="italic" style:font-size-complex="12pt" style:font-style-complex="italic"/>
    </style:style>
    <style:style style:name="T151" style:family="text">
      <style:text-properties fo:color="#d8fa3c" style:font-name="Consolas" fo:font-size="11pt" style:font-size-asian="11pt" style:font-size-complex="11pt"/>
    </style:style>
    <style:style style:name="T152" style:family="text">
      <style:text-properties fo:color="#d8fa3c" style:font-name="Consolas" style:font-name-asian="Times New Roman2" style:language-asian="en" style:country-asian="IN" style:font-name-complex="Courier New1"/>
    </style:style>
    <style:style style:name="T153" style:family="text">
      <style:text-properties fo:color="#d8fa3c" style:font-name="Georgia" fo:font-size="11pt" style:font-size-asian="11pt" style:font-size-complex="11pt"/>
    </style:style>
    <style:style style:name="T154" style:family="text">
      <style:text-properties fo:color="#006699" style:font-name="Consolas" fo:font-size="11pt" fo:font-weight="bold" style:font-size-asian="11pt" style:font-weight-asian="bold" style:font-size-complex="11pt" style:font-weight-complex="bold"/>
    </style:style>
    <style:style style:name="T155" style:family="text">
      <style:text-properties fo:color="#006699" style:font-name="Consolas" fo:font-weight="bold" style:font-name-asian="Times New Roman2" style:language-asian="en" style:country-asian="IN" style:font-weight-asian="bold" style:font-name-complex="Courier New1" style:font-weight-complex="bold"/>
    </style:style>
    <style:style style:name="T156" style:family="text">
      <style:text-properties fo:color="#006699" style:font-name="Consolas" fo:font-weight="bold" style:font-weight-asian="bold" style:font-weight-complex="bold"/>
    </style:style>
    <style:style style:name="T157" style:family="text">
      <style:text-properties fo:color="#006699" style:font-name="Consolas" fo:font-size="10pt" fo:font-weight="bold" style:font-name-asian="Times New Roman2" style:font-size-asian="10pt" style:language-asian="en" style:country-asian="IN" style:font-weight-asian="bold" style:font-name-complex="Courier New1" style:font-size-complex="10pt" style:font-weight-complex="bold"/>
    </style:style>
    <style:style style:name="T158" style:family="text">
      <style:text-properties fo:color="#006699" style:font-name="Verdana" fo:font-size="10pt" fo:font-weight="bold" style:font-name-asian="Times New Roman2" style:font-size-asian="10pt" style:language-asian="en" style:country-asian="IN" style:font-weight-asian="bold" style:font-name-complex="Times New Roman2" style:font-size-complex="10pt" style:font-weight-complex="bold" loext:padding="0cm" loext:border="none"/>
    </style:style>
    <style:style style:name="T159" style:family="text">
      <style:text-properties fo:color="#006699" style:font-name="Courier New" fo:font-size="9pt" style:font-name-asian="Times New Roman2" style:font-size-asian="9pt" style:language-asian="en" style:country-asian="IN" style:font-name-complex="Courier New1" style:font-size-complex="9pt"/>
    </style:style>
    <style:style style:name="T160" style:family="text">
      <style:text-properties fo:color="#006699" style:font-name="Courier New" fo:font-size="9pt" style:font-size-asian="9pt" style:font-name-complex="Courier New1" style:font-size-complex="9pt"/>
    </style:style>
    <style:style style:name="T161" style:family="text">
      <style:text-properties fo:color="#006699" style:font-name="Courier New" style:font-name-complex="Courier New1"/>
    </style:style>
    <style:style style:name="T162" style:family="text">
      <style:text-properties fo:color="#006699" style:font-name="Courier New" fo:font-size="12pt" style:font-name-asian="Times New Roman2" style:font-size-asian="12pt" style:language-asian="en" style:country-asian="IN" style:font-name-complex="Courier New1" style:font-size-complex="12pt"/>
    </style:style>
    <style:style style:name="T163" style:family="text">
      <style:text-properties fo:color="#3b3b3b" style:font-name="Consolas" fo:font-size="11pt" style:font-size-asian="11pt" style:font-size-complex="11pt"/>
    </style:style>
    <style:style style:name="T164" style:family="text">
      <style:text-properties fo:color="#3b3b3b" style:font-name="Consolas" style:font-name-asian="Times New Roman2" style:language-asian="en" style:country-asian="IN" style:font-name-complex="Courier New1"/>
    </style:style>
    <style:style style:name="T165" style:family="text">
      <style:text-properties fo:color="#3b3b3b" style:font-name="Consolas" fo:font-size="10pt" style:font-name-asian="Times New Roman2" style:font-size-asian="10pt" style:language-asian="en" style:country-asian="IN" style:font-name-complex="Courier New1" style:font-size-complex="10pt"/>
    </style:style>
    <style:style style:name="T166" style:family="text">
      <style:text-properties fo:color="#3b3b3b" style:font-name="Consolas"/>
    </style:style>
    <style:style style:name="T167" style:family="text">
      <style:text-properties fo:color="#3b3b3b" style:font-name="Georgia" fo:font-size="11pt" style:font-size-asian="11pt" style:font-size-complex="11pt"/>
    </style:style>
    <style:style style:name="T168" style:family="text">
      <style:text-properties fo:color="#af82d4" style:font-name="Consolas" fo:font-size="11pt" style:font-size-asian="11pt" style:font-size-complex="11pt"/>
    </style:style>
    <style:style style:name="T169" style:family="text">
      <style:text-properties fo:color="#af82d4" style:font-name="Consolas" style:font-name-asian="Times New Roman2" style:language-asian="en" style:country-asian="IN" style:font-name-complex="Courier New1"/>
    </style:style>
    <style:style style:name="T170" style:family="text">
      <style:text-properties fo:color="#45ae34" style:font-name="Consolas" fo:font-size="11pt" fo:font-weight="bold" style:font-size-asian="11pt" style:font-weight-asian="bold" style:font-size-complex="11pt" style:font-weight-complex="bold"/>
    </style:style>
    <style:style style:name="T171" style:family="text">
      <style:text-properties fo:color="#45ae34" style:font-name="Consolas" fo:font-weight="bold" style:font-name-asian="Times New Roman2" style:language-asian="en" style:country-asian="IN" style:font-weight-asian="bold" style:font-name-complex="Courier New1" style:font-weight-complex="bold"/>
    </style:style>
    <style:style style:name="T172" style:family="text">
      <style:text-properties fo:color="#45ae34" style:font-name="Consolas" fo:font-size="10pt" fo:font-weight="bold" style:font-name-asian="Times New Roman2" style:font-size-asian="10pt" style:language-asian="en" style:country-asian="IN" style:font-weight-asian="bold" style:font-name-complex="Courier New1" style:font-size-complex="10pt" style:font-weight-complex="bold"/>
    </style:style>
    <style:style style:name="T173" style:family="text">
      <style:text-properties fo:color="#a535ae" style:font-name="Consolas" fo:font-size="11pt" style:font-size-asian="11pt" style:font-size-complex="11pt"/>
    </style:style>
    <style:style style:name="T174" style:family="text">
      <style:text-properties fo:color="#a535ae" style:font-name="Consolas" style:font-name-asian="Times New Roman2" style:language-asian="en" style:country-asian="IN" style:font-name-complex="Courier New1"/>
    </style:style>
    <style:style style:name="T175" style:family="text">
      <style:text-properties fo:color="#666666" style:font-name="Consolas" fo:font-size="11pt" style:font-size-asian="11pt" style:font-size-complex="11pt"/>
    </style:style>
    <style:style style:name="T176" style:family="text">
      <style:text-properties fo:color="#666666" style:font-name="Consolas" style:font-name-asian="Times New Roman2" style:language-asian="en" style:country-asian="IN" style:font-name-complex="Courier New1"/>
    </style:style>
    <style:style style:name="T177" style:family="text">
      <style:text-properties fo:color="#666666" style:font-name="Courier New" fo:font-size="12pt" fo:font-style="italic" style:font-name-asian="Times New Roman2" style:font-size-asian="12pt" style:language-asian="en" style:country-asian="IN" style:font-style-asian="italic" style:font-name-complex="Courier New1" style:font-size-complex="12pt" style:font-style-complex="italic"/>
    </style:style>
    <style:style style:name="T178" style:family="text">
      <style:text-properties fo:color="#666666" style:font-name="Courier New" fo:font-size="9pt" fo:font-style="italic" style:font-name-asian="Times New Roman2" style:font-size-asian="9pt" style:language-asian="en" style:country-asian="IN" style:font-style-asian="italic" style:font-name-complex="Courier New1" style:font-size-complex="9pt" style:font-style-complex="italic"/>
    </style:style>
    <style:style style:name="T179" style:family="text">
      <style:text-properties fo:color="#666666" style:font-name="Courier New" fo:font-size="9pt" fo:font-style="italic" style:font-size-asian="9pt" style:font-style-asian="italic" style:font-name-complex="Courier New1" style:font-size-complex="9pt" style:font-style-complex="italic"/>
    </style:style>
    <style:style style:name="T180" style:family="text">
      <style:text-properties fo:color="#666666" style:font-name="Courier New" fo:font-style="italic" style:font-style-asian="italic" style:font-name-complex="Courier New1" style:font-style-complex="italic"/>
    </style:style>
    <style:style style:name="T181" style:family="text">
      <style:text-properties fo:color="#666666" style:font-name="Courier New" fo:font-weight="bold" style:font-weight-asian="bold" style:font-name-complex="Courier New1" style:font-weight-complex="bold"/>
    </style:style>
    <style:style style:name="T182" style:family="text">
      <style:text-properties fo:color="#666666" style:font-name="Courier New" style:font-name-complex="Courier New1"/>
    </style:style>
    <style:style style:name="T183" style:family="text">
      <style:text-properties fo:color="#a8017e" style:font-name="Consolas" fo:font-size="11pt" style:font-size-asian="11pt" style:font-size-complex="11pt"/>
    </style:style>
    <style:style style:name="T184" style:family="text">
      <style:text-properties fo:color="#a8017e" style:font-name="Consolas" style:font-name-asian="Times New Roman2" style:language-asian="en" style:country-asian="IN" style:font-name-complex="Courier New1"/>
    </style:style>
    <style:style style:name="T185" style:family="text">
      <style:text-properties fo:letter-spacing="-0.002cm" style:font-name-asian="Times New Roman2" style:language-asian="en" style:country-asian="IN" style:font-name-complex="Calibri1"/>
    </style:style>
    <style:style style:name="T186" style:family="text">
      <style:text-properties fo:color="#008000" style:font-name="Courier New" fo:font-size="12pt" style:font-name-asian="Times New Roman2" style:font-size-asian="12pt" style:language-asian="en" style:country-asian="IN" style:font-name-complex="Courier New1" style:font-size-complex="12pt"/>
    </style:style>
    <style:style style:name="T187" style:family="text">
      <style:text-properties fo:color="#008000" style:font-name="Courier New" fo:font-size="9pt" style:font-name-asian="Times New Roman2" style:font-size-asian="9pt" style:language-asian="en" style:country-asian="IN" style:font-name-complex="Courier New1" style:font-size-complex="9pt"/>
    </style:style>
    <style:style style:name="T188" style:family="text">
      <style:text-properties fo:color="#008000" style:font-name="Courier New" fo:font-size="9pt" fo:font-style="italic" fo:font-weight="bold" style:font-size-asian="9pt" style:font-style-asian="italic" style:font-weight-asian="bold" style:font-name-complex="Courier New1" style:font-size-complex="9pt" style:font-style-complex="italic" style:font-weight-complex="bold"/>
    </style:style>
    <style:style style:name="T189" style:family="text">
      <style:text-properties fo:color="#008000" style:font-name="Courier New" fo:font-size="9pt" style:font-size-asian="9pt" style:font-name-complex="Courier New1" style:font-size-complex="9pt"/>
    </style:style>
    <style:style style:name="T190" style:family="text">
      <style:text-properties fo:color="#008000" style:font-name="Courier New" fo:font-size="9pt" fo:font-weight="bold" style:font-size-asian="9pt" style:font-weight-asian="bold" style:font-name-complex="Courier New1" style:font-size-complex="9pt" style:font-weight-complex="bold"/>
    </style:style>
    <style:style style:name="T191" style:family="text">
      <style:text-properties fo:color="#008000" style:font-name="Courier New" style:font-name-complex="Courier New1"/>
    </style:style>
    <style:style style:name="T192" style:family="text">
      <style:text-properties fo:color="#008000" style:font-name="Courier New" fo:font-weight="bold" style:font-weight-asian="bold" style:font-name-complex="Courier New1" style:font-weight-complex="bold"/>
    </style:style>
    <style:style style:name="T193" style:family="text">
      <style:text-properties fo:color="#009900" style:font-name="Courier New" fo:font-size="12pt" style:font-name-asian="Times New Roman2" style:font-size-asian="12pt" style:language-asian="en" style:country-asian="IN" style:font-name-complex="Courier New1" style:font-size-complex="12pt"/>
    </style:style>
    <style:style style:name="T194" style:family="text">
      <style:text-properties fo:color="#009900" style:font-name="Courier New" fo:font-size="9pt" style:font-name-asian="Times New Roman2" style:font-size-asian="9pt" style:language-asian="en" style:country-asian="IN" style:font-name-complex="Courier New1" style:font-size-complex="9pt"/>
    </style:style>
    <style:style style:name="T195" style:family="text">
      <style:text-properties fo:color="#009900" style:font-name="Courier New" fo:font-size="9pt" style:font-size-asian="9pt" style:font-name-complex="Courier New1" style:font-size-complex="9pt"/>
    </style:style>
    <style:style style:name="T196" style:family="text">
      <style:text-properties fo:color="#009900" style:font-name="Courier New" style:font-name-complex="Courier New1"/>
    </style:style>
    <style:style style:name="T197" style:family="text">
      <style:text-properties fo:color="#006600" style:font-name="Courier New" fo:font-size="12pt" fo:font-weight="bold" style:font-name-asian="Times New Roman2" style:font-size-asian="12pt" style:language-asian="en" style:country-asian="IN" style:font-weight-asian="bold" style:font-name-complex="Courier New1" style:font-size-complex="12pt" style:font-weight-complex="bold"/>
    </style:style>
    <style:style style:name="T198" style:family="text">
      <style:text-properties fo:color="#006600" style:font-name="Courier New" fo:font-size="9pt" fo:font-weight="bold" style:font-name-asian="Times New Roman2" style:font-size-asian="9pt" style:language-asian="en" style:country-asian="IN" style:font-weight-asian="bold" style:font-name-complex="Courier New1" style:font-size-complex="9pt" style:font-weight-complex="bold"/>
    </style:style>
    <style:style style:name="T199" style:family="text">
      <style:text-properties fo:color="#006600" style:font-name="Courier New" fo:font-size="9pt" fo:font-weight="bold" style:font-size-asian="9pt" style:font-weight-asian="bold" style:font-name-complex="Courier New1" style:font-size-complex="9pt" style:font-weight-complex="bold"/>
    </style:style>
    <style:style style:name="T200" style:family="text">
      <style:text-properties fo:color="#006600" style:font-name="Courier New" fo:font-weight="bold" style:font-weight-asian="bold" style:font-name-complex="Courier New1" style:font-weight-complex="bold"/>
    </style:style>
    <style:style style:name="T201" style:family="text">
      <style:text-properties fo:color="#0000ff" style:font-name="Courier New" fo:font-size="12pt" style:font-name-asian="Times New Roman2" style:font-size-asian="12pt" style:language-asian="en" style:country-asian="IN" style:font-name-complex="Courier New1" style:font-size-complex="12pt"/>
    </style:style>
    <style:style style:name="T202" style:family="text">
      <style:text-properties fo:color="#0000ff" style:font-name="Courier New" fo:font-size="9pt" style:font-name-asian="Times New Roman2" style:font-size-asian="9pt" style:language-asian="en" style:country-asian="IN" style:font-name-complex="Courier New1" style:font-size-complex="9pt"/>
    </style:style>
    <style:style style:name="T203" style:family="text">
      <style:text-properties fo:color="#0000ff" style:font-name="Courier New" fo:font-size="9pt" style:font-size-asian="9pt" style:font-name-complex="Courier New1" style:font-size-complex="9pt"/>
    </style:style>
    <style:style style:name="T204" style:family="text">
      <style:text-properties fo:color="#0000ff" style:font-name="Courier New" style:font-name-complex="Courier New1"/>
    </style:style>
    <style:style style:name="T205" style:family="text">
      <style:text-properties fo:color="#0000ff" style:font-name="Verdana" fo:font-size="12pt" style:font-name-asian="Times New Roman2" style:font-size-asian="12pt" style:language-asian="en" style:country-asian="IN" style:font-name-complex="Times New Roman2" style:font-size-complex="12pt" loext:padding="0cm" loext:border="none"/>
    </style:style>
    <style:style style:name="T206" style:family="text">
      <style:text-properties fo:color="#339933" style:font-name="Courier New" fo:font-size="12pt" style:font-name-asian="Times New Roman2" style:font-size-asian="12pt" style:language-asian="en" style:country-asian="IN" style:font-name-complex="Courier New1" style:font-size-complex="12pt"/>
    </style:style>
    <style:style style:name="T207" style:family="text">
      <style:text-properties fo:color="#339933" style:font-name="Courier New" fo:font-size="9pt" style:font-name-asian="Times New Roman2" style:font-size-asian="9pt" style:language-asian="en" style:country-asian="IN" style:font-name-complex="Courier New1" style:font-size-complex="9pt"/>
    </style:style>
    <style:style style:name="T208" style:family="text">
      <style:text-properties fo:color="#339933" style:font-name="Courier New" fo:font-size="9pt" style:font-size-asian="9pt" style:font-name-complex="Courier New1" style:font-size-complex="9pt"/>
    </style:style>
    <style:style style:name="T209" style:family="text">
      <style:text-properties fo:color="#339933" style:font-name="Courier New" style:font-name-complex="Courier New1"/>
    </style:style>
    <style:style style:name="T210" style:family="text">
      <style:text-properties fo:color="#006633" style:font-name="Courier New" fo:font-size="12pt" style:font-name-asian="Times New Roman2" style:font-size-asian="12pt" style:language-asian="en" style:country-asian="IN" style:font-name-complex="Courier New1" style:font-size-complex="12pt"/>
    </style:style>
    <style:style style:name="T211" style:family="text">
      <style:text-properties fo:color="#006633" style:font-name="Courier New" fo:font-size="9pt" style:font-name-asian="Times New Roman2" style:font-size-asian="9pt" style:language-asian="en" style:country-asian="IN" style:font-name-complex="Courier New1" style:font-size-complex="9pt"/>
    </style:style>
    <style:style style:name="T212" style:family="text">
      <style:text-properties fo:color="#006633" style:font-name="Courier New" fo:font-size="9pt" style:font-size-asian="9pt" style:font-name-complex="Courier New1" style:font-size-complex="9pt"/>
    </style:style>
    <style:style style:name="T213" style:family="text">
      <style:text-properties fo:color="#006633" style:font-name="Courier New" style:font-name-complex="Courier New1"/>
    </style:style>
    <style:style style:name="T214" style:family="text">
      <style:text-properties fo:color="#cc66cc" style:font-name="Courier New" fo:font-size="12pt" style:font-name-asian="Times New Roman2" style:font-size-asian="12pt" style:language-asian="en" style:country-asian="IN" style:font-name-complex="Courier New1" style:font-size-complex="12pt"/>
    </style:style>
    <style:style style:name="T215" style:family="text">
      <style:text-properties fo:color="#cc66cc" style:font-name="Courier New" fo:font-size="9pt" style:font-name-asian="Times New Roman2" style:font-size-asian="9pt" style:language-asian="en" style:country-asian="IN" style:font-name-complex="Courier New1" style:font-size-complex="9pt"/>
    </style:style>
    <style:style style:name="T216" style:family="text">
      <style:text-properties fo:color="#cc66cc" style:font-name="Courier New" fo:font-size="9pt" style:font-size-asian="9pt" style:font-name-complex="Courier New1" style:font-size-complex="9pt"/>
    </style:style>
    <style:style style:name="T217" style:family="text">
      <style:text-properties fo:color="#cc66cc" style:font-name="Courier New" style:font-name-complex="Courier New1"/>
    </style:style>
    <style:style style:name="T218" style:family="text">
      <style:text-properties fo:color="#008800" style:font-name="Courier New" fo:font-size="10pt" fo:font-weight="bold" style:font-name-asian="Times New Roman2" style:font-size-asian="10pt" style:language-asian="en" style:country-asian="IN" style:font-weight-asian="bold" style:font-name-complex="Courier New1" style:font-size-complex="10pt" style:font-weight-complex="bold"/>
    </style:style>
    <style:style style:name="T219" style:family="text">
      <style:text-properties fo:color="#008800" style:font-name="Courier New" fo:font-weight="bold" style:font-name-asian="Times New Roman2" style:language-asian="en" style:country-asian="IN" style:font-weight-asian="bold" style:font-name-complex="Courier New1" style:font-weight-complex="bold"/>
    </style:style>
    <style:style style:name="T220" style:family="text">
      <style:text-properties fo:color="#008800" style:font-name="Courier New" fo:font-size="12pt" fo:font-weight="bold" style:font-name-asian="Times New Roman2" style:font-size-asian="12pt" style:language-asian="en" style:country-asian="IN" style:font-weight-asian="bold" style:font-name-complex="Courier New1" style:font-size-complex="12pt" style:font-weight-complex="bold"/>
    </style:style>
    <style:style style:name="T221" style:family="text">
      <style:text-properties fo:color="#008800" fo:font-weight="bold" style:font-weight-asian="bold" style:font-weight-complex="bold"/>
    </style:style>
    <style:style style:name="T222" style:family="text">
      <style:text-properties fo:color="#008800" fo:font-size="12pt" fo:font-weight="bold" style:font-size-asian="12pt" style:font-weight-asian="bold" style:font-size-complex="12pt" style:font-weight-complex="bold"/>
    </style:style>
    <style:style style:name="T223" style:family="text">
      <style:text-properties fo:color="#bb0066" style:font-name="Courier New" fo:font-size="10pt" fo:font-weight="bold" style:font-name-asian="Times New Roman2" style:font-size-asian="10pt" style:language-asian="en" style:country-asian="IN" style:font-weight-asian="bold" style:font-name-complex="Courier New1" style:font-size-complex="10pt" style:font-weight-complex="bold"/>
    </style:style>
    <style:style style:name="T224" style:family="text">
      <style:text-properties fo:color="#bb0066" style:font-name="Courier New" fo:font-weight="bold" style:font-name-asian="Times New Roman2" style:language-asian="en" style:country-asian="IN" style:font-weight-asian="bold" style:font-name-complex="Courier New1" style:font-weight-complex="bold"/>
    </style:style>
    <style:style style:name="T225" style:family="text">
      <style:text-properties fo:color="#bb0066" style:font-name="Courier New" fo:font-size="12pt" fo:font-weight="bold" style:font-name-asian="Times New Roman2" style:font-size-asian="12pt" style:language-asian="en" style:country-asian="IN" style:font-weight-asian="bold" style:font-name-complex="Courier New1" style:font-size-complex="12pt" style:font-weight-complex="bold"/>
    </style:style>
    <style:style style:name="T226" style:family="text">
      <style:text-properties fo:color="#bb0066" fo:font-weight="bold" style:font-weight-asian="bold" style:font-weight-complex="bold"/>
    </style:style>
    <style:style style:name="T227" style:family="text">
      <style:text-properties fo:color="#bb0066" fo:font-size="12pt" fo:font-weight="bold" style:font-size-asian="12pt" style:font-weight-asian="bold" style:font-size-complex="12pt" style:font-weight-complex="bold"/>
    </style:style>
    <style:style style:name="T228" style:family="text">
      <style:text-properties fo:color="#888888" style:font-name="Courier New" fo:font-size="10pt" style:font-name-asian="Times New Roman2" style:font-size-asian="10pt" style:language-asian="en" style:country-asian="IN" style:font-name-complex="Courier New1" style:font-size-complex="10pt"/>
    </style:style>
    <style:style style:name="T229" style:family="text">
      <style:text-properties fo:color="#888888" style:font-name="Courier New" fo:font-size="10pt" fo:font-weight="bold" style:font-name-asian="Times New Roman2" style:font-size-asian="10pt" style:language-asian="en" style:country-asian="IN" style:font-weight-asian="bold" style:font-name-complex="Courier New1" style:font-size-complex="10pt" style:font-weight-complex="bold"/>
    </style:style>
    <style:style style:name="T230" style:family="text">
      <style:text-properties fo:color="#888888" style:font-name="Courier New" style:font-name-asian="Times New Roman2" style:language-asian="en" style:country-asian="IN" style:font-name-complex="Courier New1"/>
    </style:style>
    <style:style style:name="T231" style:family="text">
      <style:text-properties fo:color="#888888" style:font-name="Courier New" fo:font-weight="bold" style:font-name-asian="Times New Roman2" style:language-asian="en" style:country-asian="IN" style:font-weight-asian="bold" style:font-name-complex="Courier New1" style:font-weight-complex="bold"/>
    </style:style>
    <style:style style:name="T232" style:family="text">
      <style:text-properties fo:color="#888888" style:font-name="Courier New" fo:font-size="12pt" style:font-name-asian="Times New Roman2" style:font-size-asian="12pt" style:language-asian="en" style:country-asian="IN" style:font-name-complex="Courier New1" style:font-size-complex="12pt"/>
    </style:style>
    <style:style style:name="T233" style:family="text">
      <style:text-properties fo:color="#888888" style:font-name="Courier New" fo:font-size="9pt" style:font-size-asian="9pt" style:font-name-complex="Courier New1" style:font-size-complex="9pt"/>
    </style:style>
    <style:style style:name="T234" style:family="text">
      <style:text-properties fo:color="#888888" style:font-name="Consolas" fo:font-size="11pt" style:font-size-asian="11pt" style:font-size-complex="11pt"/>
    </style:style>
    <style:style style:name="T235" style:family="text">
      <style:text-properties fo:color="#888888" style:font-name="Consolas" style:text-underline-style="solid" style:text-underline-width="auto" style:text-underline-color="font-color" style:font-name-asian="Times New Roman2" style:language-asian="en" style:country-asian="IN" style:font-name-complex="Courier New1"/>
    </style:style>
    <style:style style:name="T236" style:family="text">
      <style:text-properties fo:color="#888888"/>
    </style:style>
    <style:style style:name="T237" style:family="text">
      <style:text-properties fo:color="#888888" fo:font-size="12pt" style:font-size-asian="12pt" style:font-size-complex="12pt"/>
    </style:style>
    <style:style style:name="T238" style:family="text">
      <style:text-properties fo:color="#888888" fo:font-size="12pt" fo:font-weight="bold" style:font-size-asian="12pt" style:font-weight-asian="bold" style:font-size-complex="12pt" style:font-weight-complex="bold"/>
    </style:style>
    <style:style style:name="T239" style:family="text">
      <style:text-properties fo:color="#0066bb" style:font-name="Courier New" fo:font-size="10pt" fo:font-weight="bold" style:font-name-asian="Times New Roman2" style:font-size-asian="10pt" style:language-asian="en" style:country-asian="IN" style:font-weight-asian="bold" style:font-name-complex="Courier New1" style:font-size-complex="10pt" style:font-weight-complex="bold"/>
    </style:style>
    <style:style style:name="T240" style:family="text">
      <style:text-properties fo:color="#0066bb" style:font-name="Courier New" fo:font-weight="bold" style:font-name-asian="Times New Roman2" style:language-asian="en" style:country-asian="IN" style:font-weight-asian="bold" style:font-name-complex="Courier New1" style:font-weight-complex="bold"/>
    </style:style>
    <style:style style:name="T241" style:family="text">
      <style:text-properties fo:color="#0066bb" style:font-name="Courier New" fo:font-size="12pt" fo:font-weight="bold" style:font-name-asian="Times New Roman2" style:font-size-asian="12pt" style:language-asian="en" style:country-asian="IN" style:font-weight-asian="bold" style:font-name-complex="Courier New1" style:font-size-complex="12pt" style:font-weight-complex="bold"/>
    </style:style>
    <style:style style:name="T242" style:family="text">
      <style:text-properties fo:color="#0066bb" fo:font-weight="bold" style:font-weight-asian="bold" style:font-weight-complex="bold"/>
    </style:style>
    <style:style style:name="T243" style:family="text">
      <style:text-properties fo:color="#0066bb" fo:font-size="12pt" fo:font-weight="bold" style:font-size-asian="12pt" style:font-weight-asian="bold" style:font-size-complex="12pt" style:font-weight-complex="bold"/>
    </style:style>
    <style:style style:name="T244" style:family="text">
      <style:text-properties fo:color="#336699" style:font-name="Courier New" fo:font-size="10pt" style:font-name-asian="Times New Roman2" style:font-size-asian="10pt" style:language-asian="en" style:country-asian="IN" style:font-name-complex="Courier New1" style:font-size-complex="10pt"/>
    </style:style>
    <style:style style:name="T245" style:family="text">
      <style:text-properties fo:color="#336699" style:font-name="Courier New" style:font-name-asian="Times New Roman2" style:language-asian="en" style:country-asian="IN" style:font-name-complex="Courier New1"/>
    </style:style>
    <style:style style:name="T246" style:family="text">
      <style:text-properties fo:color="#336699" fo:font-size="12pt" style:font-size-asian="12pt" style:font-size-complex="12pt"/>
    </style:style>
    <style:style style:name="T247" style:family="text">
      <style:text-properties fo:color="#336699" fo:font-size="12pt" fo:font-style="italic" style:font-size-asian="12pt" style:font-style-asian="italic" style:font-size-complex="12pt" style:font-style-complex="italic"/>
    </style:style>
    <style:style style:name="T248" style:family="text">
      <style:text-properties fo:color="#0000dd" style:font-name="Courier New" fo:font-size="10pt" fo:font-weight="bold" style:font-name-asian="Times New Roman2" style:font-size-asian="10pt" style:language-asian="en" style:country-asian="IN" style:font-weight-asian="bold" style:font-name-complex="Courier New1" style:font-size-complex="10pt" style:font-weight-complex="bold"/>
    </style:style>
    <style:style style:name="T249" style:family="text">
      <style:text-properties fo:color="#0000dd" style:font-name="Courier New" fo:font-weight="bold" style:font-name-asian="Times New Roman2" style:language-asian="en" style:country-asian="IN" style:font-weight-asian="bold" style:font-name-complex="Courier New1" style:font-weight-complex="bold"/>
    </style:style>
    <style:style style:name="T250" style:family="text">
      <style:text-properties fo:color="#0000dd" style:font-name="Courier New" fo:font-size="12pt" fo:font-weight="bold" style:font-name-asian="Times New Roman2" style:font-size-asian="12pt" style:language-asian="en" style:country-asian="IN" style:font-weight-asian="bold" style:font-name-complex="Courier New1" style:font-size-complex="12pt" style:font-weight-complex="bold"/>
    </style:style>
    <style:style style:name="T251" style:family="text">
      <style:text-properties fo:color="#0000dd" fo:font-weight="bold" style:font-weight-asian="bold" style:font-weight-complex="bold"/>
    </style:style>
    <style:style style:name="T252" style:family="text">
      <style:text-properties fo:color="#0000dd" fo:font-size="12pt" fo:font-weight="bold" style:font-size-asian="12pt" style:font-weight-asian="bold" style:font-size-complex="12pt" style:font-weight-complex="bold"/>
    </style:style>
    <style:style style:name="T253" style:family="text">
      <style:text-properties fo:color="#dd2200" style:font-name="Courier New" fo:font-size="10pt" fo:background-color="#fff0f0" loext:char-shading-value="0" style:font-name-asian="Times New Roman2" style:font-size-asian="10pt" style:language-asian="en" style:country-asian="IN" style:font-name-complex="Courier New1" style:font-size-complex="10pt"/>
    </style:style>
    <style:style style:name="T254" style:family="text">
      <style:text-properties fo:color="#dd2200" style:font-name="Courier New" fo:background-color="#fff0f0" loext:char-shading-value="0" style:font-name-asian="Times New Roman2" style:language-asian="en" style:country-asian="IN" style:font-name-complex="Courier New1"/>
    </style:style>
    <style:style style:name="T255" style:family="text">
      <style:text-properties fo:color="#dd2200" fo:font-size="12pt" fo:background-color="#fff0f0" loext:char-shading-value="0" style:font-size-asian="12pt" style:font-size-complex="12pt"/>
    </style:style>
    <style:style style:name="T256" style:family="text">
      <style:text-properties fo:color="#660099" style:font-name="Trebuchet MS"/>
    </style:style>
    <style:style style:name="T257" style:family="text">
      <style:text-properties fo:color="#660099" style:font-name="Trebuchet MS" fo:font-size="12pt" style:text-underline-style="solid" style:text-underline-width="auto" style:text-underline-color="font-color" style:font-name-asian="Times New Roman2" style:font-size-asian="12pt" style:language-asian="en" style:country-asian="IN" style:font-name-complex="Times New Roman2" style:font-size-complex="12pt"/>
    </style:style>
    <style:style style:name="T258" style:family="text">
      <style:text-properties fo:color="#660099" style:font-name="Georgia" style:text-underline-style="solid" style:text-underline-width="auto" style:text-underline-color="font-color" style:font-name-asian="Times New Roman2" style:language-asian="en" style:country-asian="IN" style:font-name-complex="Times New Roman2"/>
    </style:style>
    <style:style style:name="T259" style:family="text">
      <style:text-properties fo:color="#660099" style:font-name="Georgia" fo:font-size="11pt" style:text-underline-style="solid" style:text-underline-width="auto" style:text-underline-color="font-color" style:font-size-asian="11pt" style:font-name-complex="Times New Roman2" style:font-size-complex="11pt"/>
    </style:style>
    <style:style style:name="T260" style:family="text">
      <style:text-properties fo:color="#660099" style:font-name="Arial" fo:font-size="9pt" style:text-underline-style="solid" style:text-underline-width="auto" style:text-underline-color="font-color" style:font-name-asian="Times New Roman2" style:font-size-asian="9pt" style:language-asian="en" style:country-asian="IN" style:font-name-complex="Arial2" style:font-size-complex="9pt"/>
    </style:style>
    <style:style style:name="T261" style:family="text">
      <style:text-properties fo:color="#660099" style:font-name="Arial" fo:font-size="9pt" style:font-name-asian="Times New Roman2" style:font-size-asian="9pt" style:language-asian="en" style:country-asian="IN" style:font-name-complex="Arial2" style:font-size-complex="9pt"/>
    </style:style>
    <style:style style:name="T262" style:family="text">
      <style:text-properties fo:color="#660099" style:font-name="Arial" fo:font-size="9pt" style:font-size-asian="9pt" style:font-name-complex="Arial2" style:font-size-complex="9pt"/>
    </style:style>
    <style:style style:name="T263" style:family="text">
      <style:text-properties style:font-name="Trebuchet MS"/>
    </style:style>
    <style:style style:name="T264" style:family="text">
      <style:text-properties style:font-name="Trebuchet MS" fo:font-weight="bold" style:font-weight-asian="bold" style:font-weight-complex="bold"/>
    </style:style>
    <style:style style:name="T265" style:family="text">
      <style:text-properties style:font-name="Times New Roman1"/>
    </style:style>
    <style:style style:name="T266" style:family="text">
      <style:text-properties style:font-name="Times New Roman1" fo:font-size="12pt" style:font-name-asian="Times New Roman2" style:font-size-asian="12pt" style:language-asian="en" style:country-asian="IN" style:font-name-complex="Times New Roman2" style:font-size-complex="12pt"/>
    </style:style>
    <style:style style:name="T267" style:family="text">
      <style:text-properties style:font-name="Times New Roman1" fo:font-size="12pt" style:font-size-asian="12pt" style:font-name-complex="Times New Roman2" style:font-size-complex="12pt"/>
    </style:style>
    <style:style style:name="T268" style:family="text">
      <style:text-properties style:font-name="Times New Roman1" fo:font-size="12pt" style:font-size-asian="12pt" style:font-size-complex="12pt"/>
    </style:style>
    <style:style style:name="T269" style:family="text">
      <style:text-properties style:font-name="Times New Roman1" style:font-name-complex="Times New Roman2"/>
    </style:style>
    <style:style style:name="T270" style:family="text">
      <style:text-properties style:font-name="Times New Roman1" style:font-name-asian="Times New Roman2" style:language-asian="en" style:country-asian="IN" style:font-name-complex="Times New Roman2"/>
    </style:style>
    <style:style style:name="T271" style:family="text">
      <style:text-properties fo:color="#222222" style:font-name="Consolas" fo:font-size="11pt" style:font-size-asian="11pt" style:font-size-complex="11pt"/>
    </style:style>
    <style:style style:name="T272" style:family="text">
      <style:text-properties fo:color="#222222" style:font-name="Consolas" style:font-name-asian="Times New Roman2" style:language-asian="en" style:country-asian="IN" style:font-name-complex="Courier New1"/>
    </style:style>
    <style:style style:name="T273" style:family="text">
      <style:text-properties fo:color="#222222" style:font-name="Arial" fo:font-size="16pt" style:font-size-asian="16pt" style:font-name-complex="Arial2" style:font-size-complex="16pt"/>
    </style:style>
    <style:style style:name="T274" style:family="text">
      <style:text-properties fo:color="#222222" style:font-name="Arial" fo:font-weight="bold" style:font-weight-asian="bold" style:font-name-complex="Arial2" style:font-weight-complex="bold"/>
    </style:style>
    <style:style style:name="T275" style:family="text">
      <style:text-properties fo:color="#222222" style:font-name="Arial" style:font-name-complex="Arial2"/>
    </style:style>
    <style:style style:name="T276" style:family="text">
      <style:text-properties fo:color="#222222" style:font-name="Arial" fo:font-size="12pt" style:text-underline-style="solid" style:text-underline-width="auto" style:text-underline-color="font-color" fo:font-weight="bold" style:font-size-asian="12pt" style:font-weight-asian="bold" style:font-name-complex="Arial2" style:font-size-complex="12pt" style:font-weight-complex="bold"/>
    </style:style>
    <style:style style:name="T277" style:family="text">
      <style:text-properties fo:color="#222222" style:font-name="Arial" fo:font-size="12pt" style:text-underline-style="solid" style:text-underline-width="auto" style:text-underline-color="font-color" fo:font-weight="bold" fo:background-color="#fff9ee" loext:char-shading-value="0" style:font-name-asian="Times New Roman2" style:font-size-asian="12pt" style:language-asian="en" style:country-asian="IN" style:font-weight-asian="bold" style:font-name-complex="Arial2" style:font-size-complex="12pt" style:font-weight-complex="bold"/>
    </style:style>
    <style:style style:name="T278" style:family="text">
      <style:text-properties fo:color="#222222" style:font-name="Arial" fo:font-size="12pt" fo:font-weight="bold" style:font-size-asian="12pt" style:font-weight-asian="bold" style:font-name-complex="Arial2" style:font-size-complex="12pt" style:font-weight-complex="bold"/>
    </style:style>
    <style:style style:name="T279" style:family="text">
      <style:text-properties fo:color="#222222" style:font-name="Arial" fo:font-size="12pt" style:font-name-asian="Times New Roman2" style:font-size-asian="12pt" style:language-asian="en" style:country-asian="IN" style:font-name-complex="Arial2" style:font-size-complex="12pt"/>
    </style:style>
    <style:style style:name="T280" style:family="text">
      <style:text-properties fo:color="#222222"/>
    </style:style>
    <style:style style:name="T281" style:family="text">
      <style:text-properties fo:color="#222222" style:text-underline-style="solid" style:text-underline-width="auto" style:text-underline-color="font-color" fo:font-weight="bold" style:font-weight-asian="bold" style:font-weight-complex="bold"/>
    </style:style>
    <style:style style:name="T282" style:family="text">
      <style:text-properties fo:color="#222222" fo:font-weight="bold" style:font-weight-asian="bold" style:font-weight-complex="bold"/>
    </style:style>
    <style:style style:name="T283" style:family="text">
      <style:text-properties fo:color="#222222" fo:font-size="12pt" style:font-size-asian="12pt" style:font-size-complex="12pt"/>
    </style:style>
    <style:style style:name="T284" style:family="text">
      <style:text-properties fo:color="#222222" fo:font-size="18pt" fo:font-weight="bold" style:font-size-asian="18pt" style:font-weight-asian="bold" style:font-size-complex="18pt" style:font-weight-complex="bold"/>
    </style:style>
    <style:style style:name="T285" style:family="text">
      <style:text-properties fo:color="#222222" style:font-name="Courier New" fo:font-size="12pt" style:font-name-asian="Times New Roman2" style:font-size-asian="12pt" style:language-asian="en" style:country-asian="IN" style:font-name-complex="Courier New1" style:font-size-complex="12pt"/>
    </style:style>
    <style:style style:name="T286" style:family="text">
      <style:text-properties fo:color="#222222" style:font-name="Courier New" fo:font-size="12pt" fo:font-weight="bold" style:font-name-asian="Times New Roman2" style:font-size-asian="12pt" style:language-asian="en" style:country-asian="IN" style:font-weight-asian="bold" style:font-name-complex="Courier New1" style:font-size-complex="12pt" style:font-weight-complex="bold"/>
    </style:style>
    <style:style style:name="T287" style:family="text">
      <style:text-properties fo:color="#222222" style:font-name="Courier New" fo:font-size="9pt" style:font-size-asian="9pt" style:font-name-complex="Courier New1" style:font-size-complex="9pt"/>
    </style:style>
    <style:style style:name="T288" style:family="text">
      <style:text-properties fo:color="#222222" style:font-name="Courier New" fo:font-size="9pt" fo:font-weight="bold" style:font-size-asian="9pt" style:font-weight-asian="bold" style:font-name-complex="Courier New1" style:font-size-complex="9pt" style:font-weight-complex="bold"/>
    </style:style>
    <style:style style:name="T289" style:family="text">
      <style:text-properties fo:color="#800000" style:font-name="Consolas" fo:font-size="11pt" style:font-size-asian="11pt" style:font-size-complex="11pt"/>
    </style:style>
    <style:style style:name="T290" style:family="text">
      <style:text-properties fo:color="#800000" style:font-name="Consolas" style:font-name-asian="Times New Roman2" style:language-asian="en" style:country-asian="IN" style:font-name-complex="Courier New1"/>
    </style:style>
    <style:style style:name="T291" style:family="text">
      <style:text-properties fo:color="#c03030" style:font-name="Consolas" fo:font-size="11pt" style:font-size-asian="11pt" style:font-size-complex="11pt"/>
    </style:style>
    <style:style style:name="T292" style:family="text">
      <style:text-properties fo:color="#c03030" style:font-name="Consolas" style:font-name-asian="Times New Roman2" style:language-asian="en" style:country-asian="IN" style:font-name-complex="Courier New1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style:font-name-complex="Arial2"/>
    </style:style>
    <style:style style:name="T295" style:family="text">
      <style:text-properties style:font-name-complex="Times New Roman2"/>
    </style:style>
    <style:style style:name="T296" style:family="text">
      <style:text-properties fo:color="#0e84b5" fo:font-weight="bold" style:font-weight-asian="bold" style:font-weight-complex="bold"/>
    </style:style>
    <style:style style:name="T297" style:family="text">
      <style:text-properties fo:color="#0e84b5" style:font-name="Courier New" fo:font-size="12pt" fo:font-weight="bold" style:font-name-asian="Times New Roman2" style:font-size-asian="12pt" style:language-asian="en" style:country-asian="IN" style:font-weight-asian="bold" style:font-name-complex="Courier New1" style:font-size-complex="12pt" style:font-weight-complex="bold"/>
    </style:style>
    <style:style style:name="T298" style:family="text">
      <style:text-properties fo:color="#333399" fo:font-weight="bold" style:font-weight-asian="bold" style:font-weight-complex="bold"/>
    </style:style>
    <style:style style:name="T299" style:family="text">
      <style:text-properties fo:color="#333399" style:font-name="Courier New" fo:font-size="12pt" fo:font-weight="bold" style:font-name-asian="Times New Roman2" style:font-size-asian="12pt" style:language-asian="en" style:country-asian="IN" style:font-weight-asian="bold" style:font-name-complex="Courier New1" style:font-size-complex="12pt" style:font-weight-complex="bold"/>
    </style:style>
    <style:style style:name="T300" style:family="text">
      <style:text-properties fo:color="#0000cc"/>
    </style:style>
    <style:style style:name="T301" style:family="text">
      <style:text-properties fo:color="#0000cc" style:font-name="Courier New" fo:font-size="12pt" style:font-name-asian="Times New Roman2" style:font-size-asian="12pt" style:language-asian="en" style:country-asian="IN" style:font-name-complex="Courier New1" style:font-size-complex="12pt"/>
    </style:style>
    <style:style style:name="T302" style:family="text">
      <style:text-properties fo:color="#555555" style:font-name="Courier New" fo:font-size="10pt" style:font-name-asian="Times New Roman2" style:font-size-asian="10pt" style:language-asian="en" style:country-asian="IN" style:font-name-complex="Courier New1" style:font-size-complex="10pt"/>
    </style:style>
    <style:style style:name="T303" style:family="text">
      <style:text-properties fo:font-size="14pt" fo:font-weight="bold" style:font-size-asian="14pt" style:font-weight-asian="bold" style:font-size-complex="14pt" style:font-weight-complex="bold"/>
    </style:style>
    <style:style style:name="T304" style:family="text">
      <style:text-properties style:font-name="Arial"/>
    </style:style>
    <style:style style:name="T305" style:family="text">
      <style:text-properties style:font-name="Arial" fo:font-size="12pt" fo:font-weight="bold" style:font-name-asian="Times New Roman2" style:font-size-asian="12pt" style:language-asian="en" style:country-asian="IN" style:font-weight-asian="bold" style:font-name-complex="Arial2" style:font-size-complex="12pt" style:font-weight-complex="bold" loext:padding="0cm" loext:border="none"/>
    </style:style>
    <style:style style:name="T306" style:family="text">
      <style:text-properties style:font-name="Arial" fo:font-size="12pt" fo:font-weight="bold" fo:background-color="#ffffff" loext:char-shading-value="0" style:font-name-asian="Times New Roman2" style:font-size-asian="12pt" style:language-asian="en" style:country-asian="IN" style:font-weight-asian="bold" style:font-name-complex="Arial2" style:font-size-complex="12pt" style:font-weight-complex="bold" loext:padding="0cm" loext:border="none"/>
    </style:style>
    <style:style style:name="T307" style:family="text">
      <style:text-properties style:font-name="Arial" fo:font-size="12pt" style:font-name-asian="Times New Roman2" style:font-size-asian="12pt" style:language-asian="en" style:country-asian="IN" style:font-name-complex="Arial2" style:font-size-complex="12pt"/>
    </style:style>
    <style:style style:name="T308" style:family="text">
      <style:text-properties style:font-name="Arial" fo:font-size="12pt" fo:font-style="italic" style:font-name-asian="Times New Roman2" style:font-size-asian="12pt" style:language-asian="en" style:country-asian="IN" style:font-style-asian="italic" style:font-name-complex="Arial2" style:font-size-complex="12pt" style:font-style-complex="italic"/>
    </style:style>
    <style:style style:name="T309" style:family="text">
      <style:text-properties style:font-name="Arial" fo:font-size="12pt" fo:font-style="italic" style:font-name-asian="Times New Roman2" style:font-size-asian="12pt" style:language-asian="en" style:country-asian="IN" style:font-style-asian="italic" style:font-name-complex="Arial2" style:font-size-complex="12pt" style:font-style-complex="italic" loext:padding="0cm" loext:border="none"/>
    </style:style>
    <style:style style:name="T310" style:family="text">
      <style:text-properties style:font-name="Arial" fo:background-color="#ffffff" loext:char-shading-value="0" style:font-name-complex="Arial2" loext:padding="0cm" loext:border="none"/>
    </style:style>
    <style:style style:name="T311" style:family="text">
      <style:text-properties style:font-name="Arial" fo:background-color="#ffffff" loext:char-shading-value="0" style:font-name-complex="Arial2"/>
    </style:style>
    <style:style style:name="T312" style:family="text">
      <style:text-properties style:font-name="Arial" fo:background-color="#ffffff" loext:char-shading-value="0" style:font-name-asian="Times New Roman2" style:language-asian="en" style:country-asian="IN" style:font-name-complex="Arial2"/>
    </style:style>
    <style:style style:name="T313" style:family="text">
      <style:text-properties style:font-name="Arial" style:font-name-complex="Arial2"/>
    </style:style>
    <style:style style:name="T314" style:family="text">
      <style:text-properties style:font-name="Arial" style:font-name-complex="Arial2" loext:padding="0cm" loext:border="none"/>
    </style:style>
    <style:style style:name="T315" style:family="text">
      <style:text-properties style:font-name="Arial" fo:font-size="13.5pt" style:font-size-asian="13.5pt" style:font-name-complex="Arial2" style:font-size-complex="13.5pt"/>
    </style:style>
    <style:style style:name="T316" style:family="text">
      <style:text-properties style:font-name="Arial" style:font-name-asian="F" style:font-name-complex="Arial2" loext:padding="0cm" loext:border="none"/>
    </style:style>
    <style:style style:name="T317" style:family="text">
      <style:text-properties style:font-name="Courier New" fo:font-size="10pt" style:font-name-asian="Times New Roman2" style:font-size-asian="10pt" style:language-asian="en" style:country-asian="IN" style:font-name-complex="Courier New1" style:font-size-complex="10pt"/>
    </style:style>
    <style:style style:name="T318" style:family="text">
      <style:text-properties style:font-name="Courier New" fo:font-size="14pt" fo:font-weight="bold" style:font-name-asian="Times New Roman2" style:font-size-asian="14pt" style:language-asian="en" style:country-asian="IN" style:font-weight-asian="bold" style:font-name-complex="Courier New1" style:font-size-complex="14pt" style:font-weight-complex="bold"/>
    </style:style>
    <style:style style:name="T319" style:family="text">
      <style:text-properties style:font-name="Consolas" fo:font-size="12pt" style:font-name-asian="Times New Roman2" style:font-size-asian="12pt" style:language-asian="en" style:country-asian="IN" style:font-name-complex="Times New Roman2" style:font-size-complex="12pt"/>
    </style:style>
    <style:style style:name="T320" style:family="text">
      <style:text-properties style:font-name="Consolas" fo:font-size="12pt" fo:font-weight="bold" style:font-name-asian="Times New Roman2" style:font-size-asian="12pt" style:language-asian="en" style:country-asian="IN" style:font-weight-asian="bold" style:font-name-complex="Times New Roman2" style:font-size-complex="12pt" style:font-weight-complex="bold"/>
    </style:style>
    <style:style style:name="T321" style:family="text">
      <style:text-properties style:font-name="Consolas" fo:font-size="11.5pt" style:font-name-asian="Times New Roman2" style:font-size-asian="11.5pt" style:language-asian="en" style:country-asian="IN" style:font-name-complex="Courier New1" style:font-size-complex="11.5pt"/>
    </style:style>
    <style:style style:name="T322" style:family="text">
      <style:text-properties style:font-name="Consolas" fo:font-size="11.5pt" style:font-size-asian="11.5pt" style:font-size-complex="11.5pt"/>
    </style:style>
    <style:style style:name="T323" style:family="text">
      <style:text-properties style:font-name="Consolas" fo:font-size="11.5pt" fo:font-weight="bold" style:font-name-asian="Times New Roman2" style:font-size-asian="11.5pt" style:language-asian="en" style:country-asian="IN" style:font-weight-asian="bold" style:font-name-complex="Courier New1" style:font-size-complex="11.5pt" style:font-weight-complex="bold" loext:padding="0cm" loext:border="none"/>
    </style:style>
    <style:style style:name="T324" style:family="text">
      <style:text-properties style:font-name="Consolas" fo:font-size="14pt" fo:font-weight="bold" style:font-name-asian="Times New Roman2" style:font-size-asian="14pt" style:language-asian="en" style:country-asian="IN" style:font-weight-asian="bold" style:font-name-complex="Times New Roman2" style:font-size-complex="14pt" style:font-weight-complex="bold"/>
    </style:style>
    <style:style style:name="T325" style:family="text">
      <style:text-properties fo:color="#610b38" style:font-name="Georgia" fo:font-weight="bold" style:font-name-asian="Times New Roman2" style:language-asian="en" style:country-asian="IN" style:font-weight-asian="bold" style:font-name-complex="Times New Roman2" style:font-weight-complex="bold"/>
    </style:style>
    <style:style style:name="T326" style:family="text">
      <style:text-properties fo:color="#610b38" style:font-name="Georgia" style:font-name-asian="Times New Roman2" style:language-asian="en" style:country-asian="IN" style:font-name-complex="Times New Roman2"/>
    </style:style>
    <style:style style:name="T327" style:family="text">
      <style:text-properties fo:color="#610b38" style:font-name="Helvetica" fo:font-size="19pt" style:font-name-asian="Times New Roman2" style:font-size-asian="19pt" style:language-asian="en" style:country-asian="IN" style:font-name-complex="Times New Roman2" style:font-size-complex="19pt"/>
    </style:style>
    <style:style style:name="T328" style:family="text">
      <style:text-properties fo:color="#008200" style:font-name="Verdana" fo:font-size="10pt" style:font-name-asian="Times New Roman2" style:font-size-asian="10pt" style:language-asian="en" style:country-asian="IN" style:font-name-complex="Times New Roman2" style:font-size-complex="10pt" loext:padding="0cm" loext:border="none"/>
    </style:style>
    <style:style style:name="T329" style:family="text">
      <style:text-properties fo:color="#c00000" style:font-name="Verdana" fo:font-size="10pt" style:font-name-asian="Times New Roman2" style:font-size-asian="10pt" style:language-asian="en" style:country-asian="IN" style:font-name-complex="Times New Roman2" style:font-size-complex="10pt" loext:padding="0cm" loext:border="none"/>
    </style:style>
    <style:style style:name="T330" style:family="text">
      <style:text-properties fo:color="#ff7800" style:font-name="Consolas" fo:font-size="11pt" style:font-size-asian="11pt" style:font-size-complex="11pt"/>
    </style:style>
    <style:style style:name="T331" style:family="text">
      <style:text-properties fo:color="#ff7800" style:font-name="Consolas" style:font-name-asian="Times New Roman2" style:language-asian="en" style:country-asian="IN" style:font-name-complex="Courier New1"/>
    </style:style>
    <style:style style:name="T332" style:family="text">
      <style:text-properties fo:color="#ff7800" style:font-name="Consolas"/>
    </style:style>
    <style:style style:name="T333" style:family="text">
      <style:text-properties fo:color="#3b5bb5" style:font-name="Consolas" fo:font-size="11pt" style:font-size-asian="11pt" style:font-size-complex="11pt"/>
    </style:style>
    <style:style style:name="T334" style:family="text">
      <style:text-properties fo:color="#3b5bb5" style:font-name="Consolas" style:font-name-asian="Times New Roman2" style:language-asian="en" style:country-asian="IN" style:font-name-complex="Courier New1"/>
    </style:style>
    <style:style style:name="T335" style:family="text">
      <style:text-properties fo:color="#3b5bb5" style:font-name="Consolas"/>
    </style:style>
    <style:style style:name="T336" style:family="text">
      <style:text-properties fo:color="#8c868f" style:font-name="Consolas" fo:font-size="11pt" style:font-size-asian="11pt" style:font-size-complex="11pt"/>
    </style:style>
    <style:style style:name="T337" style:family="text">
      <style:text-properties fo:color="#8c868f" style:font-name="Consolas" style:font-name-asian="Times New Roman2" style:language-asian="en" style:country-asian="IN" style:font-name-complex="Courier New1"/>
    </style:style>
    <style:style style:name="T338" style:family="text">
      <style:text-properties fo:color="#8c868f" style:font-name="Consolas"/>
    </style:style>
    <style:style style:name="T339" style:family="text">
      <style:text-properties fo:color="#409b1c" style:font-name="Consolas" fo:font-size="11pt" style:font-size-asian="11pt" style:font-size-complex="11pt"/>
    </style:style>
    <style:style style:name="T340" style:family="text">
      <style:text-properties fo:color="#409b1c" style:font-name="Consolas" style:font-name-asian="Times New Roman2" style:language-asian="en" style:country-asian="IN" style:font-name-complex="Courier New1"/>
    </style:style>
    <style:style style:name="T341" style:family="text">
      <style:text-properties fo:color="#409b1c" style:font-name="Consolas"/>
    </style:style>
    <style:style style:name="T342" style:family="text">
      <style:text-properties fo:font-size="12pt" fo:font-weight="bold" style:font-size-asian="12pt" style:font-weight-asian="bold" style:font-size-complex="12pt" style:font-weight-complex="bold"/>
    </style:style>
    <style:style style:name="T343" style:family="text">
      <style:text-properties fo:color="#e28964" style:font-name="Courier New" fo:font-size="10pt" style:font-name-asian="Times New Roman2" style:font-size-asian="10pt" style:language-asian="en" style:country-asian="IN" style:font-name-complex="Courier New1" style:font-size-complex="10pt"/>
    </style:style>
    <style:style style:name="T344" style:family="text">
      <style:text-properties fo:color="#e28964" style:font-name="Courier New" fo:font-size="10pt" fo:font-style="italic" style:font-name-asian="Times New Roman2" style:font-size-asian="10pt" style:language-asian="en" style:country-asian="IN" style:font-style-asian="italic" style:font-name-complex="Courier New1" style:font-size-complex="10pt" style:font-style-complex="italic"/>
    </style:style>
    <style:style style:name="T345" style:family="text">
      <style:text-properties fo:color="#e28964" fo:font-size="12pt" style:font-size-asian="12pt" style:font-size-complex="12pt"/>
    </style:style>
    <style:style style:name="T346" style:family="text">
      <style:text-properties fo:color="#e28964" fo:font-size="12pt" fo:font-style="italic" style:font-size-asian="12pt" style:font-style-asian="italic" style:font-size-complex="12pt" style:font-style-complex="italic"/>
    </style:style>
    <style:style style:name="T347" style:family="text">
      <style:text-properties fo:color="#99cf50" style:font-name="Courier New" fo:font-size="10pt" style:font-name-asian="Times New Roman2" style:font-size-asian="10pt" style:language-asian="en" style:country-asian="IN" style:font-name-complex="Courier New1" style:font-size-complex="10pt"/>
    </style:style>
    <style:style style:name="T348" style:family="text">
      <style:text-properties fo:color="#99cf50" fo:font-size="12pt" style:font-size-asian="12pt" style:font-size-complex="12pt"/>
    </style:style>
    <style:style style:name="T349" style:family="text">
      <style:text-properties fo:color="#89bdff" style:font-name="Courier New" fo:font-size="10pt" style:font-name-asian="Times New Roman2" style:font-size-asian="10pt" style:language-asian="en" style:country-asian="IN" style:font-name-complex="Courier New1" style:font-size-complex="10pt"/>
    </style:style>
    <style:style style:name="T350" style:family="text">
      <style:text-properties fo:color="#89bdff" fo:font-size="12pt" style:font-size-asian="12pt" style:font-size-complex="12pt"/>
    </style:style>
    <style:style style:name="T351" style:family="text">
      <style:text-properties fo:color="#3e87e3" style:font-name="Courier New" fo:font-size="10pt" style:font-name-asian="Times New Roman2" style:font-size-asian="10pt" style:language-asian="en" style:country-asian="IN" style:font-name-complex="Courier New1" style:font-size-complex="10pt"/>
    </style:style>
    <style:style style:name="T352" style:family="text">
      <style:text-properties fo:color="#3e87e3" fo:font-size="12pt" style:font-size-asian="12pt" style:font-size-complex="12pt"/>
    </style:style>
    <style:style style:name="T353" style:family="text">
      <style:text-properties fo:color="#3387cc" style:font-name="Courier New" fo:font-size="10pt" style:font-name-asian="Times New Roman2" style:font-size-asian="10pt" style:language-asian="en" style:country-asian="IN" style:font-name-complex="Courier New1" style:font-size-complex="10pt"/>
    </style:style>
    <style:style style:name="T354" style:family="text">
      <style:text-properties fo:color="#65b042" style:font-name="Courier New" fo:font-size="10pt" style:font-name-asian="Times New Roman2" style:font-size-asian="10pt" style:language-asian="en" style:country-asian="IN" style:font-name-complex="Courier New1" style:font-size-complex="10pt"/>
    </style:style>
    <style:style style:name="T355" style:family="text">
      <style:text-properties fo:color="#65b042" fo:font-size="12pt" style:font-size-asian="12pt" style:font-size-complex="12pt"/>
    </style:style>
    <style:style style:name="T356" style:family="text">
      <style:text-properties fo:color="#ff0000" style:font-name="Courier New" fo:font-weight="bold" style:font-weight-asian="bold" style:font-name-complex="Courier New1" style:font-weight-complex="bold"/>
    </style:style>
    <style:style style:name="T357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358" style:family="text">
      <style:text-properties fo:color="#ff0000" fo:background-color="#ffaaaa" loext:char-shading-value="0"/>
    </style:style>
    <style:style style:name="T359" style:family="text">
      <style:text-properties fo:color="#8da6ce" style:font-name="Consolas" style:font-name-asian="Times New Roman2" style:language-asian="en" style:country-asian="IN" style:font-name-complex="Courier New1"/>
    </style:style>
    <style:style style:name="T360" style:family="text">
      <style:text-properties fo:color="#8da6ce" style:font-name="Consolas" fo:font-size="11pt" style:font-size-asian="11pt" style:font-size-complex="11pt"/>
    </style:style>
    <style:style style:name="T361" style:family="text">
      <style:text-properties fo:color="#000099" style:font-name="Courier New" fo:font-size="9pt" fo:font-weight="bold" style:font-name-asian="Times New Roman2" style:font-size-asian="9pt" style:language-asian="en" style:country-asian="IN" style:font-weight-asian="bold" style:font-name-complex="Courier New1" style:font-size-complex="9pt" style:font-weight-complex="bold"/>
    </style:style>
    <style:style style:name="T362" style:family="text">
      <style:text-properties style:text-position="super 58%" style:font-name="Georgia" fo:font-weight="bold" style:font-name-asian="Times New Roman2" style:language-asian="en" style:country-asian="IN" style:font-weight-asian="bold" style:font-name-complex="Arial2" style:font-weight-complex="bold" loext:padding="0cm" loext:border="none"/>
    </style:style>
    <style:style style:name="T363" style:family="text">
      <style:text-properties fo:color="#a61717" fo:font-size="12pt" fo:background-color="#e3d2d2" loext:char-shading-value="0" style:font-size-asian="12pt" style:font-size-complex="12pt"/>
    </style:style>
    <style:style style:name="T364" style:family="text">
      <style:text-properties style:language-asian="en" style:country-asian="IN"/>
    </style:style>
    <style:style style:name="T365" style:family="text">
      <style:text-properties fo:font-size="16pt" fo:font-weight="bold" style:font-size-asian="16pt" style:font-weight-asian="bold" style:font-size-complex="16pt" style:font-weight-complex="bold"/>
    </style:style>
    <style:style style:name="T366" style:family="text">
      <style:text-properties fo:color="#ddf2a4" fo:font-size="12pt" style:font-size-asian="12pt" style:font-size-complex="12pt"/>
    </style:style>
    <style:style style:name="T367" style:family="text">
      <style:text-properties fo:color="#38761d" style:font-name="Courier New" style:font-name-complex="Courier New1"/>
    </style:style>
    <style:style style:name="T368" style:family="text">
      <style:text-properties fo:color="#00b418"/>
    </style:style>
    <style:style style:name="T369" style:family="text">
      <style:text-properties fo:color="#00b418" style:font-name="Courier New" fo:font-size="9pt" style:font-size-asian="9pt" style:font-name-complex="Courier New1" style:font-size-complex="9pt"/>
    </style:style>
    <style:style style:name="T370" style:family="text">
      <style:text-properties fo:color="#0000a2" fo:font-weight="bold" style:font-weight-asian="bold" style:font-weight-complex="bold"/>
    </style:style>
    <style:style style:name="T371" style:family="text">
      <style:text-properties fo:color="#0000a2" style:font-name="Courier New" fo:font-size="9pt" fo:font-weight="bold" style:font-size-asian="9pt" style:font-weight-asian="bold" style:font-name-complex="Courier New1" style:font-size-complex="9pt" style:font-weight-complex="bold"/>
    </style:style>
    <style:style style:name="T372" style:family="text">
      <style:text-properties fo:color="#0206ff" fo:font-style="italic" style:font-style-asian="italic" style:font-style-complex="italic"/>
    </style:style>
    <style:style style:name="T373" style:family="text">
      <style:text-properties fo:color="#0100b6" fo:font-weight="bold" style:font-weight-asian="bold" style:font-weight-complex="bold"/>
    </style:style>
    <style:style style:name="T374" style:family="text">
      <style:text-properties fo:color="#0100b6" style:font-name="Courier New" fo:font-size="9pt" fo:font-weight="bold" style:font-size-asian="9pt" style:font-weight-asian="bold" style:font-name-complex="Courier New1" style:font-size-complex="9pt" style:font-weight-complex="bold"/>
    </style:style>
    <style:style style:name="T375" style:family="text">
      <style:text-properties fo:color="#d80800"/>
    </style:style>
    <style:style style:name="T376" style:family="text">
      <style:text-properties fo:color="#d80800" style:font-name="Courier New" fo:font-size="9pt" style:font-size-asian="9pt" style:font-name-complex="Courier New1" style:font-size-complex="9pt"/>
    </style:style>
    <style:style style:name="T377" style:family="text">
      <style:text-properties fo:color="#585cf6" fo:font-style="italic" style:font-style-asian="italic" style:font-style-complex="italic"/>
    </style:style>
    <style:style style:name="T378" style:family="text">
      <style:text-properties fo:color="#3d85c6" fo:font-style="italic" style:font-style-asian="italic" style:font-style-complex="italic"/>
    </style:style>
    <style:style style:name="T379" style:family="text">
      <style:text-properties fo:color="#cd0000" fo:font-style="italic" style:font-style-asian="italic" style:font-style-complex="italic"/>
    </style:style>
    <style:style style:name="T380" style:family="text">
      <style:text-properties fo:color="#cd0000" style:font-name="Courier New" fo:font-size="9pt" fo:font-style="italic" style:font-size-asian="9pt" style:font-style-asian="italic" style:font-name-complex="Courier New1" style:font-size-complex="9pt" style:font-style-complex="italic"/>
    </style:style>
    <style:style style:name="T381" style:family="text">
      <style:text-properties style:font-name="Segoe UI" fo:font-size="10.5pt" style:font-size-asian="10.5pt" style:font-name-complex="Segoe UI1" style:font-size-complex="10.5pt"/>
    </style:style>
    <style:style style:name="T382" style:family="text">
      <style:text-properties style:font-name="Segoe UI" fo:font-size="14pt" fo:font-weight="bold" style:font-size-asian="14pt" style:font-weight-asian="bold" style:font-name-complex="Segoe UI1" style:font-size-complex="14pt" style:font-weight-complex="bold"/>
    </style:style>
    <style:style style:name="T383" style:family="text">
      <style:text-properties style:font-name="Segoe UI" fo:font-size="21pt" style:font-size-asian="21pt" style:font-name-complex="Segoe UI1" style:font-size-complex="21pt"/>
    </style:style>
    <style:style style:name="T384" style:family="text">
      <style:text-properties fo:color="#546e7a" fo:background-color="#f7f9fa" loext:char-shading-value="0"/>
    </style:style>
    <style:style style:name="T385" style:family="text">
      <style:text-properties fo:color="#424242" style:font-name="Segoe UI" fo:font-size="10.5pt" style:font-size-asian="10.5pt" style:font-name-complex="Segoe UI1" style:font-size-complex="10.5pt"/>
    </style:style>
    <style:style style:name="T386" style:family="text">
      <style:text-properties fo:color="#aa0d91" style:font-name="Consolas"/>
    </style:style>
    <style:style style:name="T387" style:family="text">
      <style:text-properties fo:color="#263238" style:font-name="Consolas" style:font-name-asian="F"/>
    </style:style>
    <style:style style:name="T388" style:family="text">
      <style:text-properties fo:color="#263238" style:font-name="Consolas"/>
    </style:style>
    <style:style style:name="T389" style:family="text">
      <style:text-properties fo:color="#5c2699" style:font-name="Consolas"/>
    </style:style>
    <style:style style:name="T390" style:family="text">
      <style:text-properties fo:color="#1c00cf" style:font-name="Consolas"/>
    </style:style>
    <style:style style:name="T391" style:family="text">
      <style:text-properties fo:color="#0053ff" style:font-name="Consolas" fo:font-size="11pt" fo:font-weight="bold" style:font-size-asian="11pt" style:font-weight-asian="bold" style:font-size-complex="11pt" style:font-weight-complex="bold"/>
    </style:style>
    <style:style style:name="T392" style:family="text">
      <style:text-properties fo:background-color="#fff9ee" loext:char-shading-value="0"/>
    </style:style>
    <style:style style:name="T393" style:family="text">
      <style:text-properties fo:color="#997700" style:font-name="Courier New" fo:font-size="12pt" fo:font-weight="bold" style:font-name-asian="Times New Roman2" style:font-size-asian="12pt" style:language-asian="en" style:country-asian="IN" style:font-weight-asian="bold" style:font-name-complex="Courier New1" style:font-size-complex="12pt" style:font-weight-complex="bold"/>
    </style:style>
    <style:style style:name="T394" style:family="text">
      <style:text-properties fo:font-variant="normal" fo:text-transform="none" fo:color="#000000" fo:font-size="12pt" fo:letter-spacing="normal" fo:font-style="italic" fo:font-weight="bold"/>
    </style:style>
    <style:style style:name="T395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/>
    </style:style>
    <style:style style:name="T396" style:family="text">
      <style:text-properties fo:font-variant="normal" fo:text-transform="none" fo:color="#000000" style:text-line-through-style="none" style:text-line-through-type="none" style:font-name="Arial1" fo:font-size="11pt" fo:letter-spacing="normal" fo:font-style="normal" style:text-underline-style="none" fo:font-weight="normal" style:text-blinking="false"/>
    </style:style>
    <style:style style:name="T397" style:family="text">
      <style:text-properties fo:font-variant="normal" fo:text-transform="none" fo:color="#000000" fo:letter-spacing="normal" fo:font-style="normal" fo:font-weight="normal"/>
    </style:style>
    <style:style style:name="T398" style:family="text">
      <style:text-properties fo:font-variant="normal" fo:text-transform="none" fo:color="#000000" style:font-name="Arial1" fo:font-size="11pt" fo:letter-spacing="normal" fo:font-style="normal" fo:font-weight="normal"/>
    </style:style>
    <style:style style:name="T399" style:family="text">
      <style:text-properties fo:font-variant="normal" fo:text-transform="none" fo:color="#1155cc" fo:font-size="12pt" fo:letter-spacing="normal" fo:font-style="normal" style:text-underline-style="solid" style:text-underline-width="auto" style:text-underline-color="font-color" fo:font-weight="normal"/>
    </style:style>
    <style:style style:name="T400" style:family="text">
      <style:text-properties fo:font-variant="normal" fo:text-transform="none" fo:color="#1155cc" style:font-name="Arial1" fo:font-size="11pt" fo:letter-spacing="normal" fo:font-style="normal" style:text-underline-style="solid" style:text-underline-width="auto" style:text-underline-color="font-color" fo:font-weight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9" text:outline-level="1"><text:bookmark text:name="h.wr75qf4ooqw0"/><text:span text:style-name="T1">DYNAMIC PROGRAMMING DECODED ( RIDDHI DUTTA )</text:span></text:h>
      <text:p text:style-name="P170"><text:span text:style-name="T394">Connect with me on</text:span><text:span text:style-name="T397"> </text:span><text:a xlink:type="simple" xlink:href="https://www.google.com/url?q=https://www.google.com/url?q%3Dhttps://www.linkedin.com/in/riddhi-dutta/%26amp;sa%3DD%26amp;ust%3D1607761199937000%26amp;usg%3DAOvVaw1TwHUfa-P-_AzUjx7N2t8J&amp;sa=D&amp;ust=1607761199987000&amp;usg=AOvVaw0TvS1l218aDJfDKAD0mrb5" text:style-name="Internet_20_link" text:visited-style-name="Visited_20_Internet_20_Link"><text:span text:style-name="T399">Linkedin</text:span></text:a><text:span text:style-name="T395">.</text:span></text:p>
      <text:p text:style-name="P170"><text:span text:style-name="T394">Connect with me on </text:span><text:a xlink:type="simple" xlink:href="https://www.google.com/url?q=https://www.google.com/url?q%3Dhttps://www.instagram.com/code.blooded.voyager/%26amp;sa%3DD%26amp;ust%3D1607761199937000%26amp;usg%3DAOvVaw2pi9drgbJ87pr8UgSgnClB&amp;sa=D&amp;ust=1607761199987000&amp;usg=AOvVaw1gzRwKksMJguZKSh9MH4Rq" text:style-name="Internet_20_link" text:visited-style-name="Visited_20_Internet_20_Link"><text:span text:style-name="T399">Instagram</text:span></text:a><text:span text:style-name="T395">.</text:span></text:p>
      <text:p text:style-name="P170"><text:span text:style-name="T394">Subscribe to my</text:span><text:span text:style-name="T397"> </text:span><text:a xlink:type="simple" xlink:href="https://www.google.com/url?q=https://www.google.com/url?q%3Dhttps://www.youtube.com/user/rite2riddhi%26amp;sa%3DD%26amp;ust%3D1607761199938000%26amp;usg%3DAOvVaw2qoTtt7t36HGeITtI_9eU5&amp;sa=D&amp;ust=1607761199987000&amp;usg=AOvVaw2XOBWfAJ_VinFJfuxM7wwd" text:style-name="Internet_20_link" text:visited-style-name="Visited_20_Internet_20_Link"><text:span text:style-name="T399">Youtube Channel</text:span></text:a></text:p>
      <text:p text:style-name="P167">For more such technical content.</text:p>
      <text:p text:style-name="P168">DISCLAIMER - The problems have been sorted based on relevance and difficulty. Similar problems are grouped together.</text:p>
      <text:h text:style-name="P32" text:outline-level="1"><text:bookmark text:name="h.g035zatco0dg"/>1D - DP</text:h>
      <text:list xml:id="list513154959" text:style-name="L1">
        <text:list-item>
          <text:p text:style-name="P171"><text:a xlink:type="simple" xlink:href="https://www.google.com/url?q=https://www.google.com/url?q%3Dhttps://leetcode.com/problems/fibonacci-number/%26amp;sa%3DD%26amp;ust%3D1607761199939000%26amp;usg%3DAOvVaw07meXyK3rhVPh0GLKL-vDo&amp;sa=D&amp;ust=1607761199988000&amp;usg=AOvVaw0VOtymk2OaQ0p2KwjVhK1l" text:style-name="Internet_20_link" text:visited-style-name="Visited_20_Internet_20_Link"><text:span text:style-name="T400">https://leetcode.com/problems/fibonacci-number/</text:span></text:a><text:span text:style-name="T396"> </text:span></text:p>
        </text:list-item>
        <text:list-item>
          <text:p text:style-name="P171"><text:a xlink:type="simple" xlink:href="https://www.google.com/url?q=https://www.google.com/url?q%3Dhttps://practice.geeksforgeeks.org/problems/count-ways-to-reach-the-nth-stair-1587115620/1%26amp;sa%3DD%26amp;ust%3D1607761199939000%26amp;usg%3DAOvVaw1Campdwqa2wVwdELngItxK&amp;sa=D&amp;ust=1607761199988000&amp;usg=AOvVaw15dc8hIIK5KvqYLrJgohJN" text:style-name="Internet_20_link" text:visited-style-name="Visited_20_Internet_20_Link"><text:span text:style-name="T400">https://practice.geeksforgeeks.org/problems/count-ways-to-reach-the-nth-stair-1587115620/1</text:span></text:a><text:span text:style-name="T396"> (VVI for Interviews)</text:span></text:p>
        </text:list-item>
        <text:list-item>
          <text:p text:style-name="P171"><text:a xlink:type="simple" xlink:href="https://www.google.com/url?q=https://www.google.com/url?q%3Dhttps://www.geeksforgeeks.org/ways-paint-stairs-two-colors-two-adjacent-not-yellow/%26amp;sa%3DD%26amp;ust%3D1607761199940000%26amp;usg%3DAOvVaw2jLIKaNj8dOlppBWP51kN8&amp;sa=D&amp;ust=1607761199988000&amp;usg=AOvVaw2UDqkJnSHQWJv3Lr8_iQfm" text:style-name="Internet_20_link" text:visited-style-name="Visited_20_Internet_20_Link"><text:span text:style-name="T400">https://www.geeksforgeeks.org/ways-paint-stairs-two-colors-two-adjacent-not-yellow/</text:span></text:a><text:span text:style-name="T396"> (Asked in Amazon)</text:span></text:p>
        </text:list-item>
        <text:list-item>
          <text:p text:style-name="P171"><text:a xlink:type="simple" xlink:href="https://www.google.com/url?q=https://www.google.com/url?q%3Dhttps://www.hackerearth.com/problem/algorithm/utkarsh-and-jumps/%26amp;sa%3DD%26amp;ust%3D1607761199940000%26amp;usg%3DAOvVaw0r8haJ7IGj6YLcEqyyxZ6E&amp;sa=D&amp;ust=1607761199988000&amp;usg=AOvVaw3DrO-2Tvue2tA0cFzrIHIY" text:style-name="Internet_20_link" text:visited-style-name="Visited_20_Internet_20_Link"><text:span text:style-name="T400">https://www.hackerearth.com/problem/algorithm/utkarsh-and-jumps/</text:span></text:a></text:p>
        </text:list-item>
        <text:list-item>
          <text:p text:style-name="P171"><text:a xlink:type="simple" xlink:href="https://www.google.com/url?q=https://www.google.com/url?q%3Dhttps://practice.geeksforgeeks.org/problems/bbt-counter4914/1%26amp;sa%3DD%26amp;ust%3D1607761199941000%26amp;usg%3DAOvVaw3mzkeVvXV5G6evGmWcMwl3&amp;sa=D&amp;ust=1607761199988000&amp;usg=AOvVaw0z4DVceOuKtqFQk25ATh2A" text:style-name="Internet_20_link" text:visited-style-name="Visited_20_Internet_20_Link"><text:span text:style-name="T400">https://practice.geeksforgeeks.org/problems/bbt-counter4914/1</text:span></text:a><text:span text:style-name="T396"> </text:span></text:p>
        </text:list-item>
        <text:list-item>
          <text:p text:style-name="P171"><text:a xlink:type="simple" xlink:href="https://www.google.com/url?q=https://www.google.com/url?q%3Dhttps://leetcode.com/problems/unique-binary-search-trees/%26amp;sa%3DD%26amp;ust%3D1607761199941000%26amp;usg%3DAOvVaw3_zPd5FAUkAjcOLvdtIF5u&amp;sa=D&amp;ust=1607761199989000&amp;usg=AOvVaw3la4WWYl8ZCZVMgcfF8VBj" text:style-name="Internet_20_link" text:visited-style-name="Visited_20_Internet_20_Link"><text:span text:style-name="T400">https://leetcode.com/problems/unique-binary-search-trees/</text:span></text:a><text:span text:style-name="T396"> (Asked in Amazon and Google)</text:span></text:p>
        </text:list-item>
        <text:list-item>
          <text:p text:style-name="P171"><text:a xlink:type="simple" xlink:href="https://www.google.com/url?q=https://www.google.com/url?q%3Dhttps://www.hackerearth.com/practice/algorithms/dynamic-programming/introduction-to-dynamic-programming-1/practice-problems/algorithm/roy-and-coin-boxes-1/%26amp;sa%3DD%26amp;ust%3D1607761199942000%26amp;usg%3DAOvVaw2gTB9VPT9zwzvkfJScZus-&amp;sa=D&amp;ust=1607761199989000&amp;usg=AOvVaw3U6x7oYaFk6ifofYGQeTWj" text:style-name="Internet_20_link" text:visited-style-name="Visited_20_Internet_20_Link"><text:span text:style-name="T400">https://www.hackerearth.com/practice/algorithms/dynamic-programming/introduction-to-dynamic-programming-1/practice-problems/algorithm/roy-and-coin-boxes-1/</text:span></text:a></text:p>
        </text:list-item>
        <text:list-item>
          <text:p text:style-name="P171"><text:a xlink:type="simple" xlink:href="https://www.google.com/url?q=https://www.google.com/url?q%3Dhttps://www.hackerearth.com/practice/algorithms/dynamic-programming/introduction-to-dynamic-programming-1/practice-problems/algorithm/number-of-rs-1/%26amp;sa%3DD%26amp;ust%3D1607761199943000%26amp;usg%3DAOvVaw2x46Yb3pbfGzUMUsAS8W0S&amp;sa=D&amp;ust=1607761199989000&amp;usg=AOvVaw1tmO9KnmGY25nvCoNdnX_7" text:style-name="Internet_20_link" text:visited-style-name="Visited_20_Internet_20_Link"><text:span text:style-name="T400">https://www.hackerearth.com/practice/algorithms/dynamic-programming/introduction-to-dynamic-programming-1/practice-problems/algorithm/number-of-rs-1/</text:span></text:a></text:p>
        </text:list-item>
        <text:list-item>
          <text:p text:style-name="P171"><text:a xlink:type="simple" xlink:href="https://www.google.com/url?q=https://www.google.com/url?q%3Dhttps://leetcode.com/problems/perfect-squares/%26amp;sa%3DD%26amp;ust%3D1607761199943000%26amp;usg%3DAOvVaw1HPR-gYq5g7-Yfr9kQS-Ut&amp;sa=D&amp;ust=1607761199989000&amp;usg=AOvVaw2AWqXO8UVkmRajTDIdEjPp" text:style-name="Internet_20_link" text:visited-style-name="Visited_20_Internet_20_Link"><text:span text:style-name="T400">https://leetcode.com/problems/perfect-squares/</text:span></text:a><text:span text:style-name="T396"> (Asked in Amazon and Google)</text:span></text:p>
        </text:list-item>
        <text:list-item>
          <text:p text:style-name="P171"><text:a xlink:type="simple" xlink:href="https://www.google.com/url?q=https://www.google.com/url?q%3Dhttps://leetcode.com/problems/arithmetic-slices/%26amp;sa%3DD%26amp;ust%3D1607761199943000%26amp;usg%3DAOvVaw1BnjAo5qUbo_8Oc-0D1Kst&amp;sa=D&amp;ust=1607761199989000&amp;usg=AOvVaw25a7iYPsHS544X2nGnVWiJ" text:style-name="Internet_20_link" text:visited-style-name="Visited_20_Internet_20_Link"><text:span text:style-name="T400">https://leetcode.com/problems/arithmetic-slices/</text:span></text:a><text:span text:style-name="T396"> (Asked in Amazon)</text:span></text:p>
        </text:list-item>
        <text:list-item>
          <text:p text:style-name="P171"><text:soft-page-break/><text:a xlink:type="simple" xlink:href="https://www.google.com/url?q=https://www.google.com/url?q%3Dhttps://practice.geeksforgeeks.org/problems/consecutive-1s-not-allowed1912/1%26amp;sa%3DD%26amp;ust%3D1607761199944000%26amp;usg%3DAOvVaw3VaQKXvJjtabNRwafDyZoN&amp;sa=D&amp;ust=1607761199989000&amp;usg=AOvVaw2rDwMZeaU2xfQbP9f_Ky7G" text:style-name="Internet_20_link" text:visited-style-name="Visited_20_Internet_20_Link"><text:span text:style-name="T400">https://practice.geeksforgeeks.org/problems/consecutive-1s-not-allowed1912/1</text:span></text:a><text:span text:style-name="T396"> </text:span></text:p>
        </text:list-item>
        <text:list-item>
          <text:p text:style-name="P171"><text:a xlink:type="simple" xlink:href="https://www.google.com/url?q=https://www.google.com/url?q%3Dhttps://leetcode.com/problems/house-robber/%26amp;sa%3DD%26amp;ust%3D1607761199944000%26amp;usg%3DAOvVaw1GyoPVXbIrmvIarktL6yTf&amp;sa=D&amp;ust=1607761199990000&amp;usg=AOvVaw3Dcv6W05AxxMk7BNyhI0BX" text:style-name="Internet_20_link" text:visited-style-name="Visited_20_Internet_20_Link"><text:span text:style-name="T400">https://leetcode.com/problems/house-robber/</text:span></text:a><text:span text:style-name="T396"> (VVVVVI for Interviews)</text:span></text:p>
        </text:list-item>
        <text:list-item>
          <text:p text:style-name="P171"><text:a xlink:type="simple" xlink:href="https://www.google.com/url?q=https://www.google.com/url?q%3Dhttps://leetcode.com/problems/house-robber-ii/%26amp;sa%3DD%26amp;ust%3D1607761199945000%26amp;usg%3DAOvVaw0rMqdy2UlOBPve8Hsm2TRa&amp;sa=D&amp;ust=1607761199990000&amp;usg=AOvVaw1SE_bzU4pbSxmEIrQ_FP1D" text:style-name="Internet_20_link" text:visited-style-name="Visited_20_Internet_20_Link"><text:span text:style-name="T400">https://leetcode.com/problems/house-robber-ii/</text:span></text:a></text:p>
        </text:list-item>
        <text:list-item>
          <text:p text:style-name="P171"><text:a xlink:type="simple" xlink:href="https://www.google.com/url?q=https://www.google.com/url?q%3Dhttps://leetcode.com/problems/longest-increasing-subsequence/%26amp;sa%3DD%26amp;ust%3D1607761199945000%26amp;usg%3DAOvVaw3Ulxb0Rw1ekGZVuyhdx89e&amp;sa=D&amp;ust=1607761199990000&amp;usg=AOvVaw3FKEmNfgVt0mgsgr2qsYh9" text:style-name="Internet_20_link" text:visited-style-name="Visited_20_Internet_20_Link"><text:span text:style-name="T400">https://leetcode.com/problems/longest-increasing-subsequence/</text:span></text:a><text:span text:style-name="T396"> (VVVI but learn the DP solution only for clearing your concept as it will help you to solve similar kind of problems. However in a real interview there is an O(NlogN) solution which will be expected. DP Solution will cost you O(N^2)</text:span></text:p>
        </text:list-item>
        <text:list-item>
          <text:p text:style-name="P171"><text:a xlink:type="simple" xlink:href="https://www.google.com/url?q=https://www.google.com/url?q%3Dhttps://practice.geeksforgeeks.org/problems/box-stacking/1%26amp;sa%3DD%26amp;ust%3D1607761199945000%26amp;usg%3DAOvVaw36YDZzSdBQfVS0m5dZJLqv&amp;sa=D&amp;ust=1607761199990000&amp;usg=AOvVaw3q3umMNTtnBYJriGzBlQRj" text:style-name="Internet_20_link" text:visited-style-name="Visited_20_Internet_20_Link"><text:span text:style-name="T400">https://practice.geeksforgeeks.org/problems/box-stacking/1</text:span></text:a><text:span text:style-name="T396"> (Asked in Amazon)</text:span></text:p>
        </text:list-item>
        <text:list-item>
          <text:p text:style-name="P171"><text:a xlink:type="simple" xlink:href="https://www.google.com/url?q=https://www.google.com/url?q%3Dhttps://www.geeksforgeeks.org/maximum-length-chain-of-pairs-dp-20/%26amp;sa%3DD%26amp;ust%3D1607761199946000%26amp;usg%3DAOvVaw1Y2w3fj0q8p9PtFcMxrxXF&amp;sa=D&amp;ust=1607761199990000&amp;usg=AOvVaw1uzDBG_YiLlIwwZqx_jrvi" text:style-name="Internet_20_link" text:visited-style-name="Visited_20_Internet_20_Link"><text:span text:style-name="T400">https://www.geeksforgeeks.org/maximum-length-chain-of-pairs-dp-20/</text:span></text:a><text:span text:style-name="T396"> (Asked in Amazon)</text:span></text:p>
        </text:list-item>
        <text:list-item>
          <text:p text:style-name="P171"><text:a xlink:type="simple" xlink:href="https://www.google.com/url?q=https://www.google.com/url?q%3Dhttps://practice.geeksforgeeks.org/problems/longest-bitonic-subsequence0824/1%26amp;sa%3DD%26amp;ust%3D1607761199946000%26amp;usg%3DAOvVaw04k9ZRRNImlAzolvLWQiKV&amp;sa=D&amp;ust=1607761199990000&amp;usg=AOvVaw0YxLvgE6aysmWP99kxKFSC" text:style-name="Internet_20_link" text:visited-style-name="Visited_20_Internet_20_Link"><text:span text:style-name="T400">https://practice.geeksforgeeks.org/problems/longest-bitonic-subsequence0824/1</text:span></text:a><text:span text:style-name="T396"> (Asked in Amazon)</text:span></text:p>
        </text:list-item>
        <text:list-item>
          <text:p text:style-name="P171"><text:a xlink:type="simple" xlink:href="https://www.google.com/url?q=https://www.google.com/url?q%3Dhttps://www.codechef.com/problems/ALTARAY%26amp;sa%3DD%26amp;ust%3D1607761199947000%26amp;usg%3DAOvVaw15s5mw4KNVbQCpRurFtXm1&amp;sa=D&amp;ust=1607761199991000&amp;usg=AOvVaw2RNiIgWxq9YPeuX1xgeaoz" text:style-name="Internet_20_link" text:visited-style-name="Visited_20_Internet_20_Link"><text:span text:style-name="T400">https://www.codechef.com/problems/ALTARAY</text:span></text:a></text:p>
        </text:list-item>
        <text:list-item>
          <text:p text:style-name="P171"><text:a xlink:type="simple" xlink:href="https://www.google.com/url?q=https://www.google.com/url?q%3Dhttps://www.codechef.com/ZCOPRAC/problems/ZCO14002%26amp;sa%3DD%26amp;ust%3D1607761199947000%26amp;usg%3DAOvVaw0ntTKU4bmrLbk25iqYPIIg&amp;sa=D&amp;ust=1607761199991000&amp;usg=AOvVaw12kEbGI_A6rkvH6c_Jf9mD" text:style-name="Internet_20_link" text:visited-style-name="Visited_20_Internet_20_Link"><text:span text:style-name="T400">https://www.codechef.com/ZCOPRAC/problems/ZCO14002</text:span></text:a><text:span text:style-name="T398"> </text:span></text:p>
        </text:list-item>
        <text:list-item>
          <text:p text:style-name="P171"><text:a xlink:type="simple" xlink:href="https://www.google.com/url?q=https://www.google.com/url?q%3Dhttps://www.codechef.com/ZCOPRAC/problems/ZCO14004/%26amp;sa%3DD%26amp;ust%3D1607761199947000%26amp;usg%3DAOvVaw2R5rAV1tN83iF5QBk7icRG&amp;sa=D&amp;ust=1607761199991000&amp;usg=AOvVaw0DTzx1yrUJ6rpF-spYl_Jw" text:style-name="Internet_20_link" text:visited-style-name="Visited_20_Internet_20_Link"><text:span text:style-name="T400">https://www.codechef.com/ZCOPRAC/problems/ZCO14004/</text:span></text:a></text:p>
        </text:list-item>
        <text:list-item>
          <text:p text:style-name="P171"><text:a xlink:type="simple" xlink:href="https://www.google.com/url?q=https://www.google.com/url?q%3Dhttps://www.codechef.com/ZCOPRAC/problems/ZCO12004/%26amp;sa%3DD%26amp;ust%3D1607761199948000%26amp;usg%3DAOvVaw0tgfCnSy0kOckeqV8DuhRV&amp;sa=D&amp;ust=1607761199991000&amp;usg=AOvVaw2vMlzNNmzbTAiE_OZ32nUD" text:style-name="Internet_20_link" text:visited-style-name="Visited_20_Internet_20_Link"><text:span text:style-name="T400">https://www.codechef.com/ZCOPRAC/problems/ZCO12004/</text:span></text:a></text:p>
        </text:list-item>
        <text:list-item>
          <text:p text:style-name="P171"><text:a xlink:type="simple" xlink:href="https://www.google.com/url?q=https://www.google.com/url?q%3Dhttps://www.codechef.com/INOIPRAC/problems/INOI1301%26amp;sa%3DD%26amp;ust%3D1607761199948000%26amp;usg%3DAOvVaw1jVJcQJq---EvV5mE0Gy4p&amp;sa=D&amp;ust=1607761199991000&amp;usg=AOvVaw2Op1KmSfoYeBv1pgQTrNqE" text:style-name="Internet_20_link" text:visited-style-name="Visited_20_Internet_20_Link"><text:span text:style-name="T400">https://www.codechef.com/INOIPRAC/problems/INOI1301</text:span></text:a><text:span text:style-name="T398"> (Check my well explained </text:span><text:a xlink:type="simple" xlink:href="https://www.google.com/url?q=https://www.google.com/url?q%3Dhttps://rite2riddhi.medium.com/calvins-game-inoi-problem-fully-explained-with-solution-editorial-1d-dp-dbad21025749%26amp;sa%3DD%26amp;ust%3D1607761199948000%26amp;usg%3DAOvVaw1mIW5nA-kcjd2g6_S4zo6y&amp;sa=D&amp;ust=1607761199991000&amp;usg=AOvVaw3UbbI-cZUOU29bxM25GcSn" text:style-name="Internet_20_link" text:visited-style-name="Visited_20_Internet_20_Link"><text:span text:style-name="T400">article</text:span></text:a><text:span text:style-name="T398">)</text:span></text:p>
        </text:list-item>
        <text:list-item>
          <text:p text:style-name="P171"><text:a xlink:type="simple" xlink:href="https://www.google.com/url?q=https://www.google.com/url?q%3Dhttps://leetcode.com/problems/decode-ways/%26amp;sa%3DD%26amp;ust%3D1607761199949000%26amp;usg%3DAOvVaw0S_ECMZFgQOmcFu0ee4llm&amp;sa=D&amp;ust=1607761199991000&amp;usg=AOvVaw2vIzTdmTXEyv0sQEaeeNVh" text:style-name="Internet_20_link" text:visited-style-name="Visited_20_Internet_20_Link"><text:span text:style-name="T400">https://leetcode.com/problems/decode-ways/</text:span></text:a><text:span text:style-name="T396"> (VVI , asked in Amazon , JP Morgan , Facebook etc)</text:span></text:p>
        </text:list-item>
        <text:list-item>
          <text:p text:style-name="P171"><text:a xlink:type="simple" xlink:href="https://www.google.com/url?q=https://www.google.com/url?q%3Dhttps://leetcode.com/problems/best-time-to-buy-and-sell-stock-iii/%26amp;sa%3DD%26amp;ust%3D1607761199949000%26amp;usg%3DAOvVaw2XMQOGc6BsninnjaE8fXlU&amp;sa=D&amp;ust=1607761199991000&amp;usg=AOvVaw3svlG9avV4mbkP4Ma4CIVn" text:style-name="Internet_20_link" text:visited-style-name="Visited_20_Internet_20_Link"><text:span text:style-name="T400">https://leetcode.com/problems/best-time-to-buy-and-sell-stock-iii/</text:span></text:a><text:span text:style-name="T396"> (VVI for Interviews)</text:span></text:p>
        </text:list-item>
        <text:list-item>
          <text:p text:style-name="P171"><text:a xlink:type="simple" xlink:href="https://www.google.com/url?q=https://www.google.com/url?q%3Dhttps://leetcode.com/problems/best-time-to-buy-and-sell-stock-iv/%26amp;sa%3DD%26amp;ust%3D1607761199950000%26amp;usg%3DAOvVaw1gHYLZcskRaJOrsvTZERYN&amp;sa=D&amp;ust=1607761199991000&amp;usg=AOvVaw39k_M1fHFxFzRfOY6C-9ry" text:style-name="Internet_20_link" text:visited-style-name="Visited_20_Internet_20_Link"><text:span text:style-name="T400">https://leetcode.com/problems/best-time-to-buy-and-sell-stock-iv/</text:span></text:a><text:span text:style-name="T396"> (VVI for Interviews)</text:span></text:p>
        </text:list-item>
        <text:list-item>
          <text:p text:style-name="P171"><text:soft-page-break/><text:a xlink:type="simple" xlink:href="https://www.google.com/url?q=https://www.google.com/url?q%3Dhttps://leetcode.com/problems/maximum-product-subarray/%26amp;sa%3DD%26amp;ust%3D1607761199950000%26amp;usg%3DAOvVaw2XDCO_AlhVivTEWc70rvZa&amp;sa=D&amp;ust=1607761199991000&amp;usg=AOvVaw24zutXH1F509jhS6A-vh2B" text:style-name="Internet_20_link" text:visited-style-name="Visited_20_Internet_20_Link"><text:span text:style-name="T400">https://leetcode.com/problems/maximum-product-subarray/</text:span></text:a><text:span text:style-name="T396"> (VVI for Interviews)</text:span></text:p>
        </text:list-item>
        <text:list-item>
          <text:p text:style-name="P171"><text:a xlink:type="simple" xlink:href="https://www.google.com/url?q=https://www.google.com/url?q%3Dhttps://leetcode.com/problems/word-break/%26amp;sa%3DD%26amp;ust%3D1607761199950000%26amp;usg%3DAOvVaw3XCCCeKwCgFhY8Wfx1ZvoU&amp;sa=D&amp;ust=1607761199992000&amp;usg=AOvVaw2r_WIMdqlGolbD9P5kvwo2" text:style-name="Internet_20_link" text:visited-style-name="Visited_20_Internet_20_Link"><text:span text:style-name="T400">https://leetcode.com/problems/word-break/</text:span></text:a><text:span text:style-name="T396"> (Asked in Amazon and Facebook)</text:span></text:p>
        </text:list-item>
        <text:list-item>
          <text:p text:style-name="P171"><text:a xlink:type="simple" xlink:href="https://www.google.com/url?q=https://www.google.com/url?q%3Dhttps://leetcode.com/problems/jump-game-ii/%26amp;sa%3DD%26amp;ust%3D1607761199951000%26amp;usg%3DAOvVaw30dkw5RUA_Tknzat91n_6U&amp;sa=D&amp;ust=1607761199992000&amp;usg=AOvVaw3qDoglqfIDYbKB8TXYsWMA" text:style-name="Internet_20_link" text:visited-style-name="Visited_20_Internet_20_Link"><text:span text:style-name="T400">https://leetcode.com/problems/jump-game-ii/</text:span></text:a><text:span text:style-name="T396"> (Asked in Amazon)</text:span></text:p>
        </text:list-item>
        <text:list-item>
          <text:p text:style-name="P171"><text:a xlink:type="simple" xlink:href="https://www.google.com/url?q=https://www.google.com/url?q%3Dhttps://www.hackerrank.com/challenges/equal/problem%26amp;sa%3DD%26amp;ust%3D1607761199951000%26amp;usg%3DAOvVaw13kCE-kRgFnUIGiX2OA36a&amp;sa=D&amp;ust=1607761199992000&amp;usg=AOvVaw08a62WM3h1RlOSQ4lFYXIa" text:style-name="Internet_20_link" text:visited-style-name="Visited_20_Internet_20_Link"><text:span text:style-name="T400">https://www.hackerrank.com/challenges/equal/problem</text:span></text:a></text:p>
        </text:list-item>
        <text:list-item>
          <text:p text:style-name="P171"><text:a xlink:type="simple" xlink:href="https://www.google.com/url?q=https://www.google.com/url?q%3Dhttps://codeforces.com/problemset/problem/455/A%26amp;sa%3DD%26amp;ust%3D1607761199951000%26amp;usg%3DAOvVaw12bIHp9gH6QsLhX4-EvOYE&amp;sa=D&amp;ust=1607761199992000&amp;usg=AOvVaw1skzREQ2tsvNRvZ0SV1S3i" text:style-name="Internet_20_link" text:visited-style-name="Visited_20_Internet_20_Link"><text:span text:style-name="T400">https://codeforces.com/problemset/problem/455/A</text:span></text:a><text:span text:style-name="T396"> </text:span></text:p>
        </text:list-item>
        <text:list-item>
          <text:p text:style-name="P171"><text:a xlink:type="simple" xlink:href="https://www.google.com/url?q=https://www.google.com/url?q%3Dhttps://www.spoj.com/problems/CPCRC1C/%26amp;sa%3DD%26amp;ust%3D1607761199952000%26amp;usg%3DAOvVaw0APTGtrDbE7ggEyeqRocCq&amp;sa=D&amp;ust=1607761199992000&amp;usg=AOvVaw0s_LPKpXSHOzFvN_5qZ2V3" text:style-name="Internet_20_link" text:visited-style-name="Visited_20_Internet_20_Link"><text:span text:style-name="T400">https://www.spoj.com/problems/CPCRC1C/</text:span></text:a><text:span text:style-name="T398"> </text:span></text:p>
        </text:list-item>
        <text:list-item>
          <text:p text:style-name="P171"><text:a xlink:type="simple" xlink:href="https://www.google.com/url?q=https://www.google.com/url?q%3Dhttps://www.codechef.com/problems/DELISH%26amp;sa%3DD%26amp;ust%3D1607761199952000%26amp;usg%3DAOvVaw2GxTpKIV9LFKc8bwSp54Fc&amp;sa=D&amp;ust=1607761199992000&amp;usg=AOvVaw29-dhSHWN_gCOtexIgxrv2" text:style-name="Internet_20_link" text:visited-style-name="Visited_20_Internet_20_Link"><text:span text:style-name="T400">https://www.codechef.com/problems/DELISH</text:span></text:a></text:p>
        </text:list-item>
        <text:list-item>
          <text:p text:style-name="P171"><text:a xlink:type="simple" xlink:href="https://www.google.com/url?q=https://www.google.com/url?q%3Dhttps://www.codechef.com/problems/DBOY%26amp;sa%3DD%26amp;ust%3D1607761199953000%26amp;usg%3DAOvVaw2RvAQZN1wgMUqHSBaSa4OK&amp;sa=D&amp;ust=1607761199992000&amp;usg=AOvVaw39cWH3W3M88HhWdCduCamG" text:style-name="Internet_20_link" text:visited-style-name="Visited_20_Internet_20_Link"><text:span text:style-name="T400">https://www.codechef.com/problems/DBOY</text:span></text:a></text:p>
        </text:list-item>
        <text:list-item>
          <text:p text:style-name="P171"><text:a xlink:type="simple" xlink:href="https://www.google.com/url?q=https://www.google.com/url?q%3Dhttps://codeforces.com/problemset/problem/768/C%26amp;sa%3DD%26amp;ust%3D1607761199953000%26amp;usg%3DAOvVaw0tllEa6H1gcC8jvDaAWTLY&amp;sa=D&amp;ust=1607761199992000&amp;usg=AOvVaw0VVqrtYiF2mgNiX1M0RARv" text:style-name="Internet_20_link" text:visited-style-name="Visited_20_Internet_20_Link"><text:span text:style-name="T400">https://codeforces.com/problemset/problem/768/C</text:span></text:a><text:span text:style-name="T396"> </text:span></text:p>
        </text:list-item>
        <text:list-item>
          <text:p text:style-name="P171"><text:a xlink:type="simple" xlink:href="https://www.google.com/url?q=https://www.google.com/url?q%3Dhttps://www.codechef.com/problems/GRID%26amp;sa%3DD%26amp;ust%3D1607761199954000%26amp;usg%3DAOvVaw06JXa9glCLtFd_n-AdgAk3&amp;sa=D&amp;ust=1607761199993000&amp;usg=AOvVaw2skbIXVIo4jXW8BT-TxmCw" text:style-name="Internet_20_link" text:visited-style-name="Visited_20_Internet_20_Link"><text:span text:style-name="T400">https://www.codechef.com/problems/GRID</text:span></text:a><text:span text:style-name="T396"> </text:span></text:p>
        </text:list-item>
        <text:list-item>
          <text:p text:style-name="P175"><text:a xlink:type="simple" xlink:href="https://www.google.com/url?q=https://www.google.com/url?q%3Dhttps://www.codechef.com/problems/FROGV%26amp;sa%3DD%26amp;ust%3D1607761199954000%26amp;usg%3DAOvVaw0lzlXi-0WF_P3CmN3CXJiz&amp;sa=D&amp;ust=1607761199993000&amp;usg=AOvVaw2YE-v9ZNBvBWXV9KxBF3v9" text:style-name="Internet_20_link" text:visited-style-name="Visited_20_Internet_20_Link"><text:span text:style-name="T400">https://www.codechef.com/problems/FROGV</text:span></text:a><text:span text:style-name="T398"> </text:span></text:p>
        </text:list-item>
      </text:list>
      <text:h text:style-name="P33" text:outline-level="1"><text:bookmark text:name="h.nw25dsvjyuln"/>2D - DP</text:h>
      <text:list xml:id="list2124108366" text:style-name="L2">
        <text:list-item>
          <text:p text:style-name="P172"><text:a xlink:type="simple" xlink:href="https://www.google.com/url?q=https://www.google.com/url?q%3Dhttps://www.geeksforgeeks.org/0-1-knapsack-problem-dp-10/%26amp;sa%3DD%26amp;ust%3D1607761199955000%26amp;usg%3DAOvVaw01KglP2JPyD4tHWNrbxy-K&amp;sa=D&amp;ust=1607761199993000&amp;usg=AOvVaw1y-j-ytIPK-l-PBT8VouJr" text:style-name="Internet_20_link" text:visited-style-name="Visited_20_Internet_20_Link"><text:span text:style-name="T400">https://www.geeksforgeeks.org/0-1-knapsack-problem-dp-10/</text:span></text:a><text:span text:style-name="T396"> (VVVVVI for Concept Building)</text:span></text:p>
        </text:list-item>
        <text:list-item>
          <text:p text:style-name="P172"><text:a xlink:type="simple" xlink:href="https://www.google.com/url?q=https://www.google.com/url?q%3Dhttps://www.spoj.com/problems/PARTY/%26amp;sa%3DD%26amp;ust%3D1607761199955000%26amp;usg%3DAOvVaw028ujlZaOSk-7P5rc3Q4yE&amp;sa=D&amp;ust=1607761199993000&amp;usg=AOvVaw1WSPHWSLD319G22YkwpLy1" text:style-name="Internet_20_link" text:visited-style-name="Visited_20_Internet_20_Link"><text:span text:style-name="T400">https://www.spoj.com/problems/PARTY/</text:span></text:a><text:span text:style-name="T396"> </text:span></text:p>
        </text:list-item>
        <text:list-item>
          <text:p text:style-name="P172"><text:a xlink:type="simple" xlink:href="https://www.google.com/url?q=https://www.google.com/url?q%3Dhttps://leetcode.com/problems/coin-change/%26amp;sa%3DD%26amp;ust%3D1607761199955000%26amp;usg%3DAOvVaw3gQ5vOEGy_PDKtjglTrx56&amp;sa=D&amp;ust=1607761199993000&amp;usg=AOvVaw3NI9IThvsVEgk2tL1VmFoA" text:style-name="Internet_20_link" text:visited-style-name="Visited_20_Internet_20_Link"><text:span text:style-name="T400">https://leetcode.com/problems/coin-change/</text:span></text:a><text:span text:style-name="T396"> ( VVVI for Interviews)</text:span></text:p>
        </text:list-item>
        <text:list-item>
          <text:p text:style-name="P172"><text:a xlink:type="simple" xlink:href="https://www.google.com/url?q=https://www.google.com/url?q%3Dhttps://www.geeksforgeeks.org/subset-sum-problem-dp-25/%26amp;sa%3DD%26amp;ust%3D1607761199956000%26amp;usg%3DAOvVaw34qsdzar-hnS3Ye6y5kH1z&amp;sa=D&amp;ust=1607761199993000&amp;usg=AOvVaw1BaRqqyIksIbAT05n5xEgi" text:style-name="Internet_20_link" text:visited-style-name="Visited_20_Internet_20_Link"><text:span text:style-name="T400">https://www.geeksforgeeks.org/subset-sum-problem-dp-25/</text:span></text:a><text:span text:style-name="T396"> (VVVI for Concept Building)</text:span></text:p>
        </text:list-item>
        <text:list-item>
          <text:p text:style-name="P172"><text:a xlink:type="simple" xlink:href="https://www.google.com/url?q=https://www.google.com/url?q%3Dhttps://leetcode.com/problems/partition-equal-subset-sum/%26amp;sa%3DD%26amp;ust%3D1607761199956000%26amp;usg%3DAOvVaw2288S7mW7j4oEEWzGtYq_N&amp;sa=D&amp;ust=1607761199993000&amp;usg=AOvVaw3SlNpzSyAkhPrzQ7se0TA5" text:style-name="Internet_20_link" text:visited-style-name="Visited_20_Internet_20_Link"><text:span text:style-name="T400">https://leetcode.com/problems/partition-equal-subset-sum/</text:span></text:a><text:span text:style-name="T396"> (Asked in Amazon and Facebook)</text:span></text:p>
        </text:list-item>
        <text:list-item>
          <text:p text:style-name="P172"><text:a xlink:type="simple" xlink:href="https://www.google.com/url?q=https://www.google.com/url?q%3Dhttps://www.spoj.com/problems/MISERMAN/%26amp;sa%3DD%26amp;ust%3D1607761199957000%26amp;usg%3DAOvVaw005FxDRBFcS4fl-daauPVm&amp;sa=D&amp;ust=1607761199993000&amp;usg=AOvVaw3VnmKTmVd78QY2KcIg6pyW" text:style-name="Internet_20_link" text:visited-style-name="Visited_20_Internet_20_Link"><text:span text:style-name="T400">https://www.spoj.com/problems/MISERMAN/</text:span></text:a><text:span text:style-name="T396"> </text:span></text:p>
        </text:list-item>
        <text:list-item>
          <text:p text:style-name="P172"><text:soft-page-break/><text:a xlink:type="simple" xlink:href="https://www.google.com/url?q=https://www.google.com/url?q%3Dhttps://www.codechef.com/problems/XORSUB%26amp;sa%3DD%26amp;ust%3D1607761199957000%26amp;usg%3DAOvVaw0W_XmRwKtMzA-goxMP0_3l&amp;sa=D&amp;ust=1607761199993000&amp;usg=AOvVaw07ZZ-O9N43SdqKKZxLLBlT" text:style-name="Internet_20_link" text:visited-style-name="Visited_20_Internet_20_Link"><text:span text:style-name="T400">https://www.codechef.com/problems/XORSUB</text:span></text:a><text:span text:style-name="T396"> </text:span></text:p>
        </text:list-item>
        <text:list-item>
          <text:p text:style-name="P172"><text:a xlink:type="simple" xlink:href="https://www.google.com/url?q=https://www.google.com/url?q%3Dhttps://www.spoj.com/problems/BVAAN/%26amp;sa%3DD%26amp;ust%3D1607761199958000%26amp;usg%3DAOvVaw2BN_JOirzrA8UZu2X9bc18&amp;sa=D&amp;ust=1607761199994000&amp;usg=AOvVaw0GgATh4VuT3qdlkbBD5gpi" text:style-name="Internet_20_link" text:visited-style-name="Visited_20_Internet_20_Link"><text:span text:style-name="T400">https://www.spoj.com/problems/BVAAN/</text:span></text:a><text:span text:style-name="T396"> </text:span></text:p>
        </text:list-item>
        <text:list-item>
          <text:p text:style-name="P172"><text:a xlink:type="simple" xlink:href="https://www.google.com/url?q=https://www.google.com/url?q%3Dhttps://codeforces.com/problemset/problem/777/C%26amp;sa%3DD%26amp;ust%3D1607761199958000%26amp;usg%3DAOvVaw14DJlJ962Q3uAr_cDukCxD&amp;sa=D&amp;ust=1607761199994000&amp;usg=AOvVaw1kOwGX9HAs99sUK19MkEO-" text:style-name="Internet_20_link" text:visited-style-name="Visited_20_Internet_20_Link"><text:span text:style-name="T400">https://codeforces.com/problemset/problem/777/C</text:span></text:a></text:p>
        </text:list-item>
        <text:list-item>
          <text:p text:style-name="P172"><text:a xlink:type="simple" xlink:href="https://www.google.com/url?q=https://www.google.com/url?q%3Dhttps://www.hackerearth.com/practice/algorithms/dynamic-programming/2-dimensional/practice-problems/algorithm/vanya-and-gcd-array/description/%26amp;sa%3DD%26amp;ust%3D1607761199959000%26amp;usg%3DAOvVaw1IxbE0K6HEThHRRdYynU72&amp;sa=D&amp;ust=1607761199994000&amp;usg=AOvVaw2PwpkkUMQ5_bhGni3w2K2L" text:style-name="Internet_20_link" text:visited-style-name="Visited_20_Internet_20_Link"><text:span text:style-name="T400">https://www.hackerearth.com/practice/algorithms/dynamic-programming/2-dimensional/practice-problems/algorithm/vanya-and-gcd-array/description/</text:span></text:a></text:p>
        </text:list-item>
        <text:list-item>
          <text:p text:style-name="P172"><text:a xlink:type="simple" xlink:href="https://www.google.com/url?q=https://www.google.com/url?q%3Dhttps://leetcode.com/problems/triangle/submissions/%26amp;sa%3DD%26amp;ust%3D1607761199959000%26amp;usg%3DAOvVaw0yF5r8nQk00HLoW2H7dUIZ&amp;sa=D&amp;ust=1607761199994000&amp;usg=AOvVaw042zAwGRrkoe7Jy4EGLRLb" text:style-name="Internet_20_link" text:visited-style-name="Visited_20_Internet_20_Link"><text:span text:style-name="T400">https://leetcode.com/problems/triangle/submissions/</text:span></text:a><text:span text:style-name="T396"> </text:span></text:p>
        </text:list-item>
        <text:list-item>
          <text:p text:style-name="P172"><text:a xlink:type="simple" xlink:href="https://www.google.com/url?q=https://www.google.com/url?q%3Dhttps://www.spoj.com/problems/SQRBR/%26amp;sa%3DD%26amp;ust%3D1607761199960000%26amp;usg%3DAOvVaw0CJt45mcBYmQK8nFjDen9i&amp;sa=D&amp;ust=1607761199994000&amp;usg=AOvVaw3R26coc3nnXLS32X3DOsiL" text:style-name="Internet_20_link" text:visited-style-name="Visited_20_Internet_20_Link"><text:span text:style-name="T400">https://www.spoj.com/problems/SQRBR/</text:span></text:a><text:span text:style-name="T396"> </text:span></text:p>
        </text:list-item>
        <text:list-item>
          <text:p text:style-name="P172"><text:a xlink:type="simple" xlink:href="https://www.google.com/url?q=https://www.google.com/url?q%3Dhttps://www.spoj.com/problems/MPILOT/%26amp;sa%3DD%26amp;ust%3D1607761199961000%26amp;usg%3DAOvVaw0zB7o0bHJhaWt1LVh9M1nl&amp;sa=D&amp;ust=1607761199994000&amp;usg=AOvVaw0jWOUPCHjNZvNX7g_DXl92" text:style-name="Internet_20_link" text:visited-style-name="Visited_20_Internet_20_Link"><text:span text:style-name="T400">https://www.spoj.com/problems/MPILOT/</text:span></text:a><text:span text:style-name="T396"> </text:span></text:p>
        </text:list-item>
        <text:list-item>
          <text:p text:style-name="P172"><text:a xlink:type="simple" xlink:href="https://www.google.com/url?q=https://www.google.com/url?q%3Dhttps://practice.geeksforgeeks.org/problems/mobile-numeric-keypad5456/1%26amp;sa%3DD%26amp;ust%3D1607761199961000%26amp;usg%3DAOvVaw25F8NOoIUZQvnanueWQ6Er&amp;sa=D&amp;ust=1607761199994000&amp;usg=AOvVaw3uO1pmr2AQ0-IfrPJgPC_4" text:style-name="Internet_20_link" text:visited-style-name="Visited_20_Internet_20_Link"><text:span text:style-name="T400">https://practice.geeksforgeeks.org/problems/mobile-numeric-keypad5456/1</text:span></text:a><text:span text:style-name="T396"> </text:span></text:p>
        </text:list-item>
        <text:list-item>
          <text:p text:style-name="P176"><text:a xlink:type="simple" xlink:href="https://www.google.com/url?q=https://www.google.com/url?q%3Dhttps://www.geeksforgeeks.org/egg-dropping-puzzle-dp-11/%26amp;sa%3DD%26amp;ust%3D1607761199962000%26amp;usg%3DAOvVaw0K-AUirdr5KUsi29h1zSU6&amp;sa=D&amp;ust=1607761199994000&amp;usg=AOvVaw2u0qk9eAqDFgu6vgIYSI6g" text:style-name="Internet_20_link" text:visited-style-name="Visited_20_Internet_20_Link"><text:span text:style-name="T400">https://www.geeksforgeeks.org/egg-dropping-puzzle-dp-11/</text:span></text:a><text:span text:style-name="T396"> </text:span></text:p>
        </text:list-item>
      </text:list>
      <text:h text:style-name="P33" text:outline-level="1"><text:bookmark text:name="h.lwzfaz2pkqcy"/>String - DP</text:h>
      <text:list xml:id="list4273406743" text:style-name="L3">
        <text:list-item>
          <text:p text:style-name="P173"><text:a xlink:type="simple" xlink:href="https://www.google.com/url?q=https://www.google.com/url?q%3Dhttps://leetcode.com/problems/longest-common-subsequence/%26amp;sa%3DD%26amp;ust%3D1607761199963000%26amp;usg%3DAOvVaw1pXdYk6gmM9_SCiOHjLpYr&amp;sa=D&amp;ust=1607761199995000&amp;usg=AOvVaw2frUQLsaOOy-F8MM-rx3LK" text:style-name="Internet_20_link" text:visited-style-name="Visited_20_Internet_20_Link"><text:span text:style-name="T400">https://leetcode.com/problems/longest-common-subsequence/</text:span></text:a><text:span text:style-name="T396"> (VVVI for Interviews)</text:span></text:p>
        </text:list-item>
        <text:list-item>
          <text:p text:style-name="P173"><text:a xlink:type="simple" xlink:href="https://www.google.com/url?q=https://www.google.com/url?q%3Dhttps://www.geeksforgeeks.org/shortest-common-supersequence/%26amp;sa%3DD%26amp;ust%3D1607761199964000%26amp;usg%3DAOvVaw0sQgKT8uSsmdxw6bFAKwqv&amp;sa=D&amp;ust=1607761199995000&amp;usg=AOvVaw2Wxg1TC2Fs2Q69xTcEUclo" text:style-name="Internet_20_link" text:visited-style-name="Visited_20_Internet_20_Link"><text:span text:style-name="T400">https://www.geeksforgeeks.org/shortest-common-supersequence/</text:span></text:a><text:span text:style-name="T396"> </text:span></text:p>
        </text:list-item>
        <text:list-item>
          <text:p text:style-name="P173"><text:a xlink:type="simple" xlink:href="https://www.google.com/url?q=https://www.google.com/url?q%3Dhttps://www.codechef.com/problems/STRMRG%26amp;sa%3DD%26amp;ust%3D1607761199964000%26amp;usg%3DAOvVaw0PGBY-QGYsumGFsjQap6Cm&amp;sa=D&amp;ust=1607761199995000&amp;usg=AOvVaw3mYJNlqIcOxqNjtmywycto" text:style-name="Internet_20_link" text:visited-style-name="Visited_20_Internet_20_Link"><text:span text:style-name="T400">https://www.codechef.com/problems/STRMRG</text:span></text:a><text:span text:style-name="T396"> </text:span></text:p>
        </text:list-item>
        <text:list-item>
          <text:p text:style-name="P173"><text:a xlink:type="simple" xlink:href="https://www.google.com/url?q=https://www.google.com/url?q%3Dhttps://www.hackerrank.com/challenges/abbr/problem%26amp;sa%3DD%26amp;ust%3D1607761199965000%26amp;usg%3DAOvVaw0wBzKH6-MFVbPFVhEl2YWS&amp;sa=D&amp;ust=1607761199995000&amp;usg=AOvVaw1PQ3Xb0LcBli8vHbbl621Y" text:style-name="Internet_20_link" text:visited-style-name="Visited_20_Internet_20_Link"><text:span text:style-name="T400">https://www.hackerrank.com/challenges/abbr/problem</text:span></text:a><text:span text:style-name="T396"> </text:span></text:p>
        </text:list-item>
        <text:list-item>
          <text:p text:style-name="P173"><text:a xlink:type="simple" xlink:href="https://www.google.com/url?q=https://www.google.com/url?q%3Dhttps://www.geeksforgeeks.org/edit-distance-dp-5/%26amp;sa%3DD%26amp;ust%3D1607761199965000%26amp;usg%3DAOvVaw31SFkQ1lfwBpY1hHzKOzfV&amp;sa=D&amp;ust=1607761199995000&amp;usg=AOvVaw2JCRz7Q0hU5cj4rz1vQlNp" text:style-name="Internet_20_link" text:visited-style-name="Visited_20_Internet_20_Link"><text:span text:style-name="T400">https://www.geeksforgeeks.org/edit-distance-dp-5/</text:span></text:a><text:span text:style-name="T396"> (VVVI for Concept Building)</text:span></text:p>
        </text:list-item>
        <text:list-item>
          <text:p text:style-name="P173"><text:a xlink:type="simple" xlink:href="https://www.google.com/url?q=https://www.google.com/url?q%3Dhttps://leetcode.com/problems/wildcard-matching/%26amp;sa%3DD%26amp;ust%3D1607761199966000%26amp;usg%3DAOvVaw1ETsykbOSVyWzaL_f8JbOa&amp;sa=D&amp;ust=1607761199995000&amp;usg=AOvVaw1YTSp4Zpxw816kztcLrVuz" text:style-name="Internet_20_link" text:visited-style-name="Visited_20_Internet_20_Link"><text:span text:style-name="T400">https://leetcode.com/problems/wildcard-matching/</text:span></text:a><text:span text:style-name="T396"> </text:span></text:p>
        </text:list-item>
        <text:list-item>
          <text:p text:style-name="P173"><text:a xlink:type="simple" xlink:href="https://www.google.com/url?q=https://www.google.com/url?q%3Dhttps://leetcode.com/problems/regular-expression-matching/%26amp;sa%3DD%26amp;ust%3D1607761199966000%26amp;usg%3DAOvVaw0Q5vRaaNIEumKXfm02mdyt&amp;sa=D&amp;ust=1607761199995000&amp;usg=AOvVaw0_fR8RBDetKMcX3TArfolj" text:style-name="Internet_20_link" text:visited-style-name="Visited_20_Internet_20_Link"><text:span text:style-name="T400">https://leetcode.com/problems/regular-expression-matching/</text:span></text:a></text:p>
        </text:list-item>
        <text:list-item>
          <text:p text:style-name="P173"><text:soft-page-break/><text:a xlink:type="simple" xlink:href="https://www.google.com/url?q=https://www.google.com/url?q%3Dhttps://leetcode.com/problems/longest-palindromic-subsequence/%26amp;sa%3DD%26amp;ust%3D1607761199967000%26amp;usg%3DAOvVaw3ApJCE4zFSEAhQfAHpCPST&amp;sa=D&amp;ust=1607761199995000&amp;usg=AOvVaw0hf7Rw8iejA3Dg1DAvy0pK" text:style-name="Internet_20_link" text:visited-style-name="Visited_20_Internet_20_Link"><text:span text:style-name="T400">https://leetcode.com/problems/longest-palindromic-subsequence/</text:span></text:a><text:span text:style-name="T396"> (VVI for Interviews)</text:span></text:p>
        </text:list-item>
        <text:list-item>
          <text:p text:style-name="P173"><text:a xlink:type="simple" xlink:href="https://www.google.com/url?q=https://www.google.com/url?q%3Dhttps://leetcode.com/problems/concatenated-words/%26amp;sa%3DD%26amp;ust%3D1607761199967000%26amp;usg%3DAOvVaw0vUzjYA7SfnsqesNt-R3j4&amp;sa=D&amp;ust=1607761199995000&amp;usg=AOvVaw3_ds3LrdKaq7Bd4mCrOI0u" text:style-name="Internet_20_link" text:visited-style-name="Visited_20_Internet_20_Link"><text:span text:style-name="T400">https://leetcode.com/problems/concatenated-words/</text:span></text:a><text:span text:style-name="T396"> (Asked in Amazon)</text:span></text:p>
        </text:list-item>
        <text:list-item>
          <text:p text:style-name="P173"><text:a xlink:type="simple" xlink:href="https://www.google.com/url?q=https://www.google.com/url?q%3Dhttps://leetcode.com/problems/distinct-subsequences/%26amp;sa%3DD%26amp;ust%3D1607761199967000%26amp;usg%3DAOvVaw2Dkf2b8Pep5sEDM7gOkd1I&amp;sa=D&amp;ust=1607761199995000&amp;usg=AOvVaw0VQChpzx_Elk4D-GOt-JJI" text:style-name="Internet_20_link" text:visited-style-name="Visited_20_Internet_20_Link"><text:span text:style-name="T400">https://leetcode.com/problems/distinct-subsequences/</text:span></text:a><text:span text:style-name="T396"> </text:span></text:p>
        </text:list-item>
        <text:list-item>
          <text:p text:style-name="P177"><text:a xlink:type="simple" xlink:href="https://www.google.com/url?q=https://www.google.com/url?q%3Dhttps://www.geeksforgeeks.org/word-wrap-problem-dp-19/%26amp;sa%3DD%26amp;ust%3D1607761199968000%26amp;usg%3DAOvVaw2nOSVRRtqDRJNkmVj73Hc-&amp;sa=D&amp;ust=1607761199996000&amp;usg=AOvVaw20CbJvi4PuscRZP9gOE_lE" text:style-name="Internet_20_link" text:visited-style-name="Visited_20_Internet_20_Link"><text:span text:style-name="T400">https://www.geeksforgeeks.org/word-wrap-problem-dp-19/</text:span></text:a><text:span text:style-name="T396"> </text:span></text:p>
        </text:list-item>
      </text:list>
      <text:h text:style-name="P33" text:outline-level="1"><text:bookmark text:name="h.9vennbo9j8zl"/>Matrix - DP</text:h>
      <text:list xml:id="list407211014" text:style-name="L4">
        <text:list-item>
          <text:p text:style-name="P174"><text:a xlink:type="simple" xlink:href="https://www.google.com/url?q=https://www.google.com/url?q%3Dhttps://leetcode.com/problems/count-square-submatrices-with-all-ones/%26amp;sa%3DD%26amp;ust%3D1607761199968000%26amp;usg%3DAOvVaw3wFeME_4xjF6r0oaa6lOJU&amp;sa=D&amp;ust=1607761199996000&amp;usg=AOvVaw3aTHl0IfNu8O4HxJYFL2id" text:style-name="Internet_20_link" text:visited-style-name="Visited_20_Internet_20_Link"><text:span text:style-name="T400">https://leetcode.com/problems/count-square-submatrices-with-all-ones/</text:span></text:a><text:span text:style-name="T396"> </text:span></text:p>
        </text:list-item>
        <text:list-item>
          <text:p text:style-name="P174"><text:a xlink:type="simple" xlink:href="https://www.google.com/url?q=https://www.google.com/url?q%3Dhttps://practice.geeksforgeeks.org/problems/maximum-sum-rectangle/0%26amp;sa%3DD%26amp;ust%3D1607761199969000%26amp;usg%3DAOvVaw1DUqohpWBo4VOfPsCxVx19&amp;sa=D&amp;ust=1607761199996000&amp;usg=AOvVaw36OT8Jzcnwrs7O1g9KZc6A" text:style-name="Internet_20_link" text:visited-style-name="Visited_20_Internet_20_Link"><text:span text:style-name="T400">https://practice.geeksforgeeks.org/problems/maximum-sum-rectangle/0</text:span></text:a><text:span text:style-name="T396"> (DP With Kadane….VVVI)</text:span></text:p>
        </text:list-item>
        <text:list-item>
          <text:p text:style-name="P174"><text:a xlink:type="simple" xlink:href="https://www.google.com/url?q=https://www.google.com/url?q%3Dhttps://practice.geeksforgeeks.org/problems/path-in-matrix3805/1%26amp;sa%3DD%26amp;ust%3D1607761199969000%26amp;usg%3DAOvVaw3u6F6CRI0aFv5ogoUDQRxD&amp;sa=D&amp;ust=1607761199996000&amp;usg=AOvVaw2aLoGUMIi9rSihqwFw3ZZW" text:style-name="Internet_20_link" text:visited-style-name="Visited_20_Internet_20_Link"><text:span text:style-name="T400">https://practice.geeksforgeeks.org/problems/path-in-matrix3805/1</text:span></text:a><text:span text:style-name="T396"> (VVI for Interviews)</text:span></text:p>
        </text:list-item>
        <text:list-item>
          <text:p text:style-name="P174"><text:a xlink:type="simple" xlink:href="https://www.google.com/url?q=https://www.google.com/url?q%3Dhttps://leetcode.com/problems/unique-paths/%26amp;sa%3DD%26amp;ust%3D1607761199970000%26amp;usg%3DAOvVaw1AhDln55_sMtp6zfTqnKVp&amp;sa=D&amp;ust=1607761199996000&amp;usg=AOvVaw0fZj7nhjpW3mh00vwY9WCF" text:style-name="Internet_20_link" text:visited-style-name="Visited_20_Internet_20_Link"><text:span text:style-name="T400">https://leetcode.com/problems/unique-paths/</text:span></text:a><text:span text:style-name="T398"> (DP is not the optimal solution for this problem but solve it to clear your concept on 2D DP.)</text:span></text:p>
        </text:list-item>
        <text:list-item>
          <text:p text:style-name="P174"><text:a xlink:type="simple" xlink:href="https://www.google.com/url?q=https://www.google.com/url?q%3Dhttps://leetcode.com/problems/dungeon-game/%26amp;sa%3DD%26amp;ust%3D1607761199970000%26amp;usg%3DAOvVaw1Xq9BCpvwg7U5eFcvQwRHG&amp;sa=D&amp;ust=1607761199996000&amp;usg=AOvVaw0AcYRb27_5yTDU1apmgGo9" text:style-name="Internet_20_link" text:visited-style-name="Visited_20_Internet_20_Link"><text:span text:style-name="T400">https://leetcode.com/problems/dungeon-game/</text:span></text:a><text:span text:style-name="T396"> </text:span></text:p>
        </text:list-item>
        <text:list-item>
          <text:p text:style-name="P174"><text:a xlink:type="simple" xlink:href="https://www.google.com/url?q=https://www.google.com/url?q%3Dhttps://www.spoj.com/problems/FARIDA/%26amp;sa%3DD%26amp;ust%3D1607761199971000%26amp;usg%3DAOvVaw3u4vAHC7rlk1kALWyOBor8&amp;sa=D&amp;ust=1607761199996000&amp;usg=AOvVaw0kx7w0kgd0VB8AmQna-6Cr" text:style-name="Internet_20_link" text:visited-style-name="Visited_20_Internet_20_Link"><text:span text:style-name="T400">https://www.spoj.com/problems/FARIDA/</text:span></text:a><text:span text:style-name="T396"> </text:span></text:p>
        </text:list-item>
        <text:list-item>
          <text:p text:style-name="P174"><text:a xlink:type="simple" xlink:href="https://www.google.com/url?q=https://www.google.com/url?q%3Dhttps://www.geeksforgeeks.org/matrix-chain-multiplication-dp-8/%26amp;sa%3DD%26amp;ust%3D1607761199971000%26amp;usg%3DAOvVaw0Xn_8A8vlq2l05o0SKau7_&amp;sa=D&amp;ust=1607761199996000&amp;usg=AOvVaw1g0OHemKT0FpglmtGeCt-y" text:style-name="Internet_20_link" text:visited-style-name="Visited_20_Internet_20_Link"><text:span text:style-name="T400">https://www.geeksforgeeks.org/matrix-chain-multiplication-dp-8/</text:span></text:a><text:span text:style-name="T396"> </text:span></text:p>
        </text:list-item>
        <text:list-item>
          <text:p text:style-name="P174"><text:a xlink:type="simple" xlink:href="https://www.google.com/url?q=https://www.google.com/url?q%3Dhttps://www.geeksforgeeks.org/boolean-parenthesization-problem-dp-37/%26amp;sa%3DD%26amp;ust%3D1607761199971000%26amp;usg%3DAOvVaw0XpkNYL9KMI8tSS0BwnTPN&amp;sa=D&amp;ust=1607761199997000&amp;usg=AOvVaw0jiK18P_d6xc_9wngjTDFY" text:style-name="Internet_20_link" text:visited-style-name="Visited_20_Internet_20_Link"><text:span text:style-name="T400">https://www.geeksforgeeks.org/boolean-parenthesization-problem-dp-37/</text:span></text:a><text:span text:style-name="T396"> </text:span></text:p>
        </text:list-item>
        <text:list-item>
          <text:p text:style-name="P174"><text:a xlink:type="simple" xlink:href="https://www.google.com/url?q=https://www.google.com/url?q%3Dhttps://leetcode.com/problems/palindrome-partitioning/%26amp;sa%3DD%26amp;ust%3D1607761199972000%26amp;usg%3DAOvVaw3jih1ie5r-5DXDvK90fRp9&amp;sa=D&amp;ust=1607761199997000&amp;usg=AOvVaw0KJyXkHLZPD1EJ5LhpfsoN" text:style-name="Internet_20_link" text:visited-style-name="Visited_20_Internet_20_Link"><text:span text:style-name="T400">https://leetcode.com/problems/palindrome-partitioning/</text:span></text:a><text:span text:style-name="T396"> (Asked in Amazon and Google)</text:span></text:p>
        </text:list-item>
        <text:list-item>
          <text:p text:style-name="P178"><text:a xlink:type="simple" xlink:href="https://www.google.com/url?q=https://www.google.com/url?q%3Dhttps://www.geeksforgeeks.org/gold-mine-problem/%26amp;sa%3DD%26amp;ust%3D1607761199972000%26amp;usg%3DAOvVaw1Y_7POGPbz5guPYiJmJO_1&amp;sa=D&amp;ust=1607761199997000&amp;usg=AOvVaw1dFVzrs65Hu1ZNpC-opzPD" text:style-name="Internet_20_link" text:visited-style-name="Visited_20_Internet_20_Link"><text:span text:style-name="T400">https://www.geeksforgeeks.org/gold-mine-problem/</text:span></text:a><text:span text:style-name="T396"> </text:span></text:p>
        </text:list-item>
      </text:list>
      <text:p text:style-name="P169">N.B - There are advanced topics like DP with Bitmasks , DP on trees etc which are generally not asked in interviews and hence I have chose not to include them. However they are useful to know for Competitive Programming. Learn those concepts only after you are comfortable with the above questions.</text:p>
      <text:h text:style-name="P62" text:outline-level="1"><text:soft-page-break/><text:span text:style-name="T1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Lohit Devanagari1" svg:font-family="'Lohit Devanagari'"/>
    <style:font-face style:name="Times New Roman" svg:font-family="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Lucida Sans Unicode" svg:font-family="'Lucida Sans Unicode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1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24pt" fo:font-weight="bold" style:letter-kerning="true" style:font-name-asian="Times New Roman2" style:font-family-asian="'Times New Roman'" style:font-family-generic-asian="system" style:font-pitch-asian="variable" style:font-size-asian="24pt" style:language-asian="en" style:country-asian="IN" style:font-weight-asian="bold" style:font-name-complex="Times New Roman2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gz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en" style:country-asian="IN" style:font-name-complex="Times New Roman2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en" style:country-asian="IN" style:font-name-complex="Times New Roman2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1" fo:font-family="'Times New Roman'" style:font-family-generic="roman" style:font-pitch="variable" fo:font-size="24pt" fo:font-weight="bold" style:letter-kerning="true" style:font-name-asian="Times New Roman2" style:font-family-asian="'Times New Roman'" style:font-family-generic-asian="system" style:font-pitch-asian="variable" style:font-size-asian="24pt" style:language-asian="en" style:country-asian="IN" style:font-weight-asian="bold" style:font-name-complex="Times New Roman2" style:font-family-complex="'Times New Roman'" style:font-family-generic-complex="system" style:font-pitch-complex="variable" style:font-size-complex="24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js-keyword" style:family="text" style:parent-style-name="Default_20_Paragraph_20_Font"/>
    <style:style style:name="hljs-title" style:family="text" style:parent-style-name="Default_20_Paragraph_20_Font"/>
    <style:style style:name="hljs-function" style:family="text" style:parent-style-name="Default_20_Paragraph_20_Font"/>
    <style:style style:name="hljs-params" style:family="text" style:parent-style-name="Default_20_Paragraph_20_Font"/>
    <style:style style:name="hljs-string" style:family="text" style:parent-style-name="Default_20_Paragraph_20_Font"/>
    <style:style style:name="hljs-number" style:family="text" style:parent-style-name="Default_20_Paragraph_20_Font"/>
    <style:style style:name="hljs-class" style:family="text" style:parent-style-name="Default_20_Paragraph_20_Font"/>
    <style:style style:name="hljs-literal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1" style:display-name="No List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4" text:style-name="ListLabel_20_13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style-name="Regular" style:font-pitch="fixed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7" text:style-name="ListLabel_20_16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style-name="Regular" style:font-pitch="fixed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4" text:style-name="ListLabel_20_22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style-name="Regular" style:font-pitch="fixed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7" text:style-name="ListLabel_20_25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style-name="Regular" style:font-pitch="fixed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8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4" text:style-name="ListLabel_20_31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style-name="Regular" style:font-pitch="fixed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7" text:style-name="ListLabel_20_34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style-name="Regular" style:font-pitch="fixed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39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4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42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4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45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48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49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51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52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54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5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9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3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64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8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9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7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75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7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78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79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81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HISHU RAJ PANDEY</meta:initial-creator>
    <meta:editing-cycles>43</meta:editing-cycles>
    <meta:creation-date>2019-10-30T10:16:00</meta:creation-date>
    <dc:date>2020-12-12T12:53:00.389745838</dc:date>
    <meta:editing-duration>PT18H22M51S</meta:editing-duration>
    <meta:generator>LibreOffice/6.4.6.2$Linux_X86_64 LibreOffice_project/40$Build-2</meta:generator>
    <meta:document-statistic meta:table-count="0" meta:image-count="0" meta:object-count="0" meta:page-count="6" meta:paragraph-count="83" meta:word-count="418" meta:character-count="5875" meta:non-whitespace-character-count="55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